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78920" officeooo:paragraph-rsid="00178920"/>
    </style:style>
    <style:style style:name="P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5" style:family="paragraph" style:parent-style-name="Footer">
      <style:text-properties officeooo:paragraph-rsid="004274bc"/>
    </style:style>
    <style:style style:name="P36" style:family="paragraph" style:parent-style-name="Footer">
      <style:text-properties officeooo:paragraph-rsid="0096b4e2"/>
    </style:style>
    <style:style style:name="P37" style:family="paragraph" style:parent-style-name="Footer">
      <style:text-properties officeooo:rsid="001f8a2d" officeooo:paragraph-rsid="00bd36bc"/>
    </style:style>
    <style:style style:name="P38" style:family="paragraph" style:parent-style-name="Footer">
      <style:text-properties officeooo:rsid="001f8a2d" officeooo:paragraph-rsid="002b33ed"/>
    </style:style>
    <style:style style:name="P39" style:family="paragraph" style:parent-style-name="Footer">
      <style:text-properties officeooo:rsid="0096b4e2" officeooo:paragraph-rsid="0096b4e2"/>
    </style:style>
    <style:style style:name="P40" style:family="paragraph" style:parent-style-name="Footer">
      <style:text-properties officeooo:rsid="011350d1" officeooo:paragraph-rsid="011350d1"/>
    </style:style>
    <style:style style:name="P41" style:family="paragraph" style:parent-style-name="Footer">
      <style:text-properties officeooo:paragraph-rsid="00c384cf"/>
    </style:style>
    <style:style style:name="P42" style:family="paragraph" style:parent-style-name="Footer">
      <style:paragraph-properties fo:text-align="start" style:justify-single-word="false"/>
      <style:text-properties officeooo:paragraph-rsid="0211dd7e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text-properties officeooo:rsid="0242edd8" officeooo:paragraph-rsid="0242edd8"/>
    </style:style>
    <style:style style:name="P45" style:family="paragraph" style:parent-style-name="Footer">
      <style:text-properties officeooo:paragraph-rsid="008d016c"/>
    </style:style>
    <style:style style:name="P46" style:family="paragraph" style:parent-style-name="Footer">
      <style:text-properties officeooo:paragraph-rsid="010f7046"/>
    </style:style>
    <style:style style:name="P47" style:family="paragraph" style:parent-style-name="Footer">
      <style:text-properties officeooo:paragraph-rsid="01120261"/>
    </style:style>
    <style:style style:name="P48" style:family="paragraph" style:parent-style-name="Footer">
      <style:paragraph-properties fo:text-align="end" style:justify-single-word="false"/>
      <style:text-properties officeooo:paragraph-rsid="00d4df5c"/>
    </style:style>
    <style:style style:name="P49" style:family="paragraph" style:parent-style-name="Footer">
      <style:text-properties officeooo:paragraph-rsid="00d4df5c"/>
    </style:style>
    <style:style style:name="P50" style:family="paragraph" style:parent-style-name="Footer">
      <style:text-properties officeooo:paragraph-rsid="00863005"/>
    </style:style>
    <style:style style:name="P51" style:family="paragraph" style:parent-style-name="Footer">
      <style:text-properties officeooo:paragraph-rsid="00a59a60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paragraph-rsid="030c4d7d"/>
    </style:style>
    <style:style style:name="P54" style:family="paragraph" style:parent-style-name="Footer">
      <style:text-properties officeooo:paragraph-rsid="00d8520c"/>
    </style:style>
    <style:style style:name="P55" style:family="paragraph" style:parent-style-name="Footer">
      <style:text-properties officeooo:paragraph-rsid="02a682f9"/>
    </style:style>
    <style:style style:name="P5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57" style:family="paragraph" style:parent-style-name="Header">
      <style:paragraph-properties fo:margin-left="0cm" fo:margin-right="0cm" fo:text-indent="0cm" style:auto-text-indent="false"/>
    </style:style>
    <style:style style:name="P5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5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4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5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66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6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68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69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1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start" style:justify-single-word="false"/>
      <style:text-properties officeooo:paragraph-rsid="0211dd7e"/>
    </style:style>
    <style:style style:name="P74" style:family="paragraph" style:parent-style-name="Header">
      <style:paragraph-properties fo:text-align="start" style:justify-single-word="false"/>
      <style:text-properties officeooo:paragraph-rsid="0289fb01"/>
    </style:style>
    <style:style style:name="P75" style:family="paragraph" style:parent-style-name="Header">
      <style:paragraph-properties fo:text-align="start" style:justify-single-word="false"/>
      <style:text-properties officeooo:paragraph-rsid="02a56131"/>
    </style:style>
    <style:style style:name="P76" style:family="paragraph" style:parent-style-name="Header">
      <style:paragraph-properties fo:text-align="center" style:justify-single-word="false"/>
      <style:text-properties officeooo:paragraph-rsid="00ab054e"/>
    </style:style>
    <style:style style:name="P77" style:family="paragraph" style:parent-style-name="Header">
      <style:paragraph-properties fo:text-align="center" style:justify-single-word="false"/>
      <style:text-properties officeooo:paragraph-rsid="00c10aa6"/>
    </style:style>
    <style:style style:name="P78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9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0" style:family="paragraph" style:parent-style-name="_5f_Header_20_G_20_page_20_impaire_20__28_D_29_">
      <style:text-properties officeooo:paragraph-rsid="01259ec2"/>
    </style:style>
    <style:style style:name="P81" style:family="paragraph" style:parent-style-name="_5f_Header_20_G_20_page_20_impaire_20__28_D_29_">
      <style:text-properties officeooo:paragraph-rsid="00c87b35"/>
    </style:style>
    <style:style style:name="P8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8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8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5" style:family="paragraph" style:parent-style-name="_5f_Header_20_D_20_page_20_impaire_20__28_D_29_">
      <style:text-properties officeooo:paragraph-rsid="01a13e78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G_20_page_20_paire_20__28_G_29_">
      <style:paragraph-properties fo:text-align="start" style:justify-single-word="false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6" style:family="paragraph" style:parent-style-name="_5f_Premier_5f_Titre_5f_Exercices_5f_avec_5f_Num_5f_Exo_5f_sans_5f_Titre" style:master-page-name="_36__5f_3_5f_SERIE_5f_G_5f_GAUCHE_5f_ET_5f_DROITE_5f_2COL">
      <style:paragraph-properties style:page-number="218" fo:break-before="auto" fo:break-after="auto"/>
    </style:style>
    <style:style style:name="P107" style:family="paragraph">
      <style:paragraph-properties fo:text-align="center"/>
    </style:style>
    <style:style style:name="P10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solid" draw:fill-color="#d7e12c"/>
    </style:style>
    <style:style style:name="P11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15" style:family="paragraph">
      <loext:graphic-properties draw:fill="solid" draw:fill-color="#7fb241"/>
    </style:style>
    <style:style style:name="P116" style:family="paragraph">
      <loext:graphic-properties draw:fill="solid" draw:fill-color="#1ca2b8"/>
    </style:style>
    <style:style style:name="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d62e4e"/>
    </style:style>
    <style:style style:name="P11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P12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style:paragraph-properties fo:margin-left="0cm" fo:margin-right="0cm" fo:margin-top="0cm" fo:margin-bottom="0cm" fo:line-height="100%" fo:text-indent="0cm" style:writing-mode="lr-tb"/>
    </style:style>
    <style:style style:name="P1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e8c32a" loext:opacity="100%" style:text-outline="false" style:text-line-through-style="none" style:text-line-through-type="none" style:font-name="Bitstream Vera Sans5" fo:font-size="10pt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1" style:font-size-complex="10pt" style:font-style-complex="normal" style:font-weight-complex="bold" style:text-emphasize="none" style:font-relief="none" style:text-overline-style="none" style:text-overline-color="font-color"/>
    </style:style>
    <style:style style:name="P125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P126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.6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T1" style:family="text">
      <style:text-properties fo:font-variant="small-caps"/>
    </style:style>
    <style:style style:name="T2" style:family="text">
      <style:text-properties fo:font-variant="small-caps" officeooo:rsid="0054f64f"/>
    </style:style>
    <style:style style:name="T3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7" style:family="text">
      <style:text-properties fo:font-variant="small-caps" officeooo:rsid="007d7a6f"/>
    </style:style>
    <style:style style:name="T38" style:family="text">
      <style:text-properties fo:font-variant="small-caps" officeooo:rsid="0096b4e2"/>
    </style:style>
    <style:style style:name="T39" style:family="text">
      <style:text-properties fo:font-variant="small-caps" officeooo:rsid="00a847d5"/>
    </style:style>
    <style:style style:name="T40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5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57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58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59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6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61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2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6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8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9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70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71" style:family="text">
      <style:text-properties fo:font-variant="small-caps" fo:color="#9d0f89" loext:opacity="100%" style:font-name="Bitstream Vera Sans" fo:font-size="16pt" fo:font-weight="bold" officeooo:rsid="01a13e78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0a59037"/>
    </style:style>
    <style:style style:name="T149" style:family="text">
      <style:text-properties officeooo:rsid="0096b4e2"/>
    </style:style>
    <style:style style:name="T150" style:family="text">
      <style:text-properties officeooo:rsid="0032e83a"/>
    </style:style>
    <style:style style:name="T151" style:family="text">
      <style:text-properties officeooo:rsid="002b33ed"/>
    </style:style>
    <style:style style:name="T152" style:family="text">
      <style:text-properties officeooo:rsid="008d016c"/>
    </style:style>
    <style:style style:name="T153" style:family="text">
      <style:text-properties officeooo:rsid="01fe03f2"/>
    </style:style>
    <style:style style:name="T154" style:family="text">
      <style:text-properties officeooo:rsid="010c4d3a"/>
    </style:style>
    <style:style style:name="T155" style:family="text">
      <style:text-properties officeooo:rsid="00b6801f"/>
    </style:style>
    <style:style style:name="T156" style:family="text">
      <style:text-properties fo:font-size="16pt" style:font-size-asian="16pt" style:font-size-complex="16pt"/>
    </style:style>
    <style:style style:name="T157" style:family="text">
      <style:text-properties officeooo:rsid="01f8729d"/>
    </style:style>
    <style:style style:name="T158" style:family="text">
      <style:text-properties officeooo:rsid="01b6dc57"/>
    </style:style>
    <style:style style:name="T159" style:family="text">
      <style:text-properties officeooo:rsid="00b5d2d1"/>
    </style:style>
    <style:style style:name="T160" style:family="text">
      <style:text-properties officeooo:rsid="015f088a"/>
    </style:style>
    <style:style style:name="T161" style:family="text">
      <style:text-properties officeooo:rsid="0160d7ef"/>
    </style:style>
    <style:style style:name="T162" style:family="text">
      <style:text-properties officeooo:rsid="02735980"/>
    </style:style>
    <style:style style:name="T163" style:family="text">
      <style:text-properties officeooo:rsid="02757f12"/>
    </style:style>
    <style:style style:name="T164" style:family="text">
      <style:text-properties officeooo:rsid="0272f9e5"/>
    </style:style>
    <style:style style:name="T165" style:family="text">
      <style:text-properties officeooo:rsid="026ec296"/>
    </style:style>
    <style:style style:name="T166" style:family="text">
      <style:text-properties officeooo:rsid="0268e0aa"/>
    </style:style>
    <style:style style:name="T167" style:family="text">
      <style:text-properties officeooo:rsid="0072f07f"/>
    </style:style>
    <style:style style:name="T168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69" style:family="text">
      <style:text-properties officeooo:rsid="014407b5"/>
    </style:style>
    <style:style style:name="T170" style:family="text">
      <style:text-properties officeooo:rsid="00a59a60"/>
    </style:style>
    <style:style style:name="T171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5a3fa8"/>
    </style:style>
    <style:style style:name="T174" style:family="text">
      <style:text-properties officeooo:rsid="00415f3a"/>
    </style:style>
    <style:style style:name="T175" style:family="text">
      <style:text-properties officeooo:rsid="00386ebd"/>
    </style:style>
    <style:style style:name="T176" style:family="text">
      <style:text-properties officeooo:rsid="0334a5be"/>
    </style:style>
    <style:style style:name="T177" style:family="text">
      <style:text-properties officeooo:rsid="0315af39"/>
    </style:style>
    <style:style style:name="T178" style:family="text">
      <style:text-properties officeooo:rsid="00a4cf55"/>
    </style:style>
    <style:style style:name="T179" style:family="text">
      <style:text-properties officeooo:rsid="009e3fdd"/>
    </style:style>
    <style:style style:name="T180" style:family="text"/>
    <style:style style:name="T181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T182" style:family="text"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T18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e8c32a" loext:opacity="100%" style:text-outline="false" style:text-line-through-style="none" style:text-line-through-type="none" style:font-name="Bitstream Vera Sans5" fo:font-size="10pt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1" style:font-size-complex="10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tyle:run-through="foreground"/>
    </style:style>
    <style:style style:name="gr21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ed_20__28_var_29__20_7992" svg:stroke-width="0.03cm" svg:stroke-color="#000000" draw:marker-start="" draw:marker-start-width="0.095cm" draw:marker-start-center="false" draw:marker-end="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ed_20__28_var_29__20_7993" svg:stroke-width="0.03cm" svg:stroke-color="#000000" draw:marker-start="" draw:marker-start-width="0.095cm" draw:marker-start-center="false" draw:marker-end="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Dashed_20__28_var_29__20_7995" svg:stroke-width="0.03cm" svg:stroke-color="#000000" draw:marker-start="" draw:marker-start-width="0.095cm" draw:marker-start-center="false" draw:marker-end="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ed_20__28_var_29__20_7996" svg:stroke-width="0.03cm" svg:stroke-color="#000000" draw:marker-start="" draw:marker-start-width="0.095cm" draw:marker-start-center="false" draw:marker-end="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7997" svg:stroke-width="0.03cm" svg:stroke-color="#000000" draw:marker-start="" draw:marker-start-width="0.095cm" draw:marker-start-center="false" draw:marker-end="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7999" svg:stroke-width="0.03cm" svg:stroke-color="#000000" draw:marker-start="" draw:marker-start-width="0.095cm" draw:marker-start-center="false" draw:marker-end="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8000" svg:stroke-width="0.03cm" svg:stroke-color="#000000" draw:marker-start="" draw:marker-start-width="0.095cm" draw:marker-start-center="false" draw:marker-end="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8001" svg:stroke-width="0.03cm" svg:stroke-color="#000000" draw:marker-start="" draw:marker-start-width="0.095cm" draw:marker-start-center="false" draw:marker-end="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ed_20__28_var_29__20_8002" svg:stroke-width="0.03cm" svg:stroke-color="#000000" draw:marker-start="" draw:marker-start-width="0.095cm" draw:marker-start-center="false" draw:marker-end="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ed_20__28_var_29__20_8004" svg:stroke-width="0.03cm" svg:stroke-color="#000000" draw:marker-start="" draw:marker-start-width="0.095cm" draw:marker-start-center="false" draw:marker-end="" draw:marker-end-width="0.095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32" style:family="graphic">
      <style:graphic-properties draw:stroke="none" svg:stroke-width="0.03cm" svg:stroke-color="#ff0000" draw:marker-start="" draw:marker-start-width="0.095cm" draw:marker-start-center="false" draw:marker-end="" draw:marker-end-width="0.095cm" draw:marker-end-center="false" draw:fill="none" draw:fill-color="#ffffff" draw:textarea-horizontal-align="justify" draw:auto-grow-width="true" fo:min-height="0.552cm" fo:min-width="2.727cm" fo:padding-top="0.016cm" fo:padding-bottom="0.016cm" fo:padding-left="0.016cm" fo:padding-right="0.016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solid" draw:stroke-dash="Dashed_20__28_var_29__20_734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ed_20__28_var_29__20_734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Dashed_20__28_var_29__20_734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Dashed_20__28_var_29__20_734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ed_20__28_var_29__20_734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734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734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734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734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734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solid" draw:stroke-dash="Dashed_20__28_var_29__20_735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735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735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735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735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ed_20__28_var_29__20_735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ed_20__28_var_29__20_735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ed_20__28_var_29__20_735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Dashed_20__28_var_29__20_735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" style:family="graphic">
      <style:graphic-properties draw:stroke="solid" draw:stroke-dash="Dashed_20__28_var_29__20_735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" style:family="graphic">
      <style:graphic-properties draw:stroke="solid" draw:stroke-dash="Dashed_20__28_var_29__20_736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" style:family="graphic">
      <style:graphic-properties draw:stroke="solid" draw:stroke-dash="Dashed_20__28_var_29__20_736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" style:family="graphic">
      <style:graphic-properties draw:stroke="solid" draw:stroke-dash="Dashed_20__28_var_29__20_736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" style:family="graphic">
      <style:graphic-properties draw:stroke="solid" draw:stroke-dash="Dashed_20__28_var_29__20_736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" style:family="graphic">
      <style:graphic-properties draw:stroke="solid" draw:stroke-dash="Dashed_20__28_var_29__20_736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" style:family="graphic">
      <style:graphic-properties draw:stroke="solid" draw:stroke-dash="Dashed_20__28_var_29__20_736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" style:family="graphic">
      <style:graphic-properties draw:stroke="solid" draw:stroke-dash="Dashed_20__28_var_29__20_736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" style:family="graphic">
      <style:graphic-properties draw:stroke="solid" draw:stroke-dash="Dashed_20__28_var_29__20_736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" style:family="graphic">
      <style:graphic-properties draw:stroke="solid" draw:stroke-dash="Dashed_20__28_var_29__20_736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" style:family="graphic">
      <style:graphic-properties draw:stroke="solid" draw:stroke-dash="Dashed_20__28_var_29__20_736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" style:family="graphic">
      <style:graphic-properties draw:stroke="solid" draw:stroke-dash="Dashed_20__28_var_29__20_737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" style:family="graphic">
      <style:graphic-properties draw:stroke="solid" draw:stroke-dash="Dashed_20__28_var_29__20_737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" style:family="graphic">
      <style:graphic-properties draw:stroke="solid" draw:stroke-dash="Dashed_20__28_var_29__20_737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" style:family="graphic">
      <style:graphic-properties draw:stroke="solid" draw:stroke-dash="Dashed_20__28_var_29__20_737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7" style:family="graphic">
      <style:graphic-properties draw:stroke="solid" draw:stroke-dash="Dashed_20__28_var_29__20_737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8" style:family="graphic">
      <style:graphic-properties draw:stroke="solid" draw:stroke-dash="Dashed_20__28_var_29__20_737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" style:family="graphic">
      <style:graphic-properties draw:stroke="solid" draw:stroke-dash="Dashed_20__28_var_29__20_737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0" style:family="graphic">
      <style:graphic-properties draw:stroke="solid" draw:stroke-dash="Dashed_20__28_var_29__20_737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1" style:family="graphic">
      <style:graphic-properties draw:stroke="solid" draw:stroke-dash="Dashed_20__28_var_29__20_737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" style:family="graphic">
      <style:graphic-properties draw:stroke="solid" draw:stroke-dash="Dashed_20__28_var_29__20_737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" style:family="graphic">
      <style:graphic-properties draw:stroke="solid" draw:stroke-dash="Dashed_20__28_var_29__20_738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4" style:family="graphic">
      <style:graphic-properties draw:stroke="solid" draw:stroke-dash="Dashed_20__28_var_29__20_738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5" style:family="graphic">
      <style:graphic-properties draw:stroke="solid" draw:stroke-dash="Dashed_20__28_var_29__20_738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6" style:family="graphic">
      <style:graphic-properties draw:stroke="solid" draw:stroke-dash="Dashed_20__28_var_29__20_738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7" style:family="graphic">
      <style:graphic-properties draw:stroke="solid" draw:stroke-dash="Dashed_20__28_var_29__20_738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8" style:family="graphic">
      <style:graphic-properties draw:stroke="solid" draw:stroke-dash="Dashed_20__28_var_29__20_738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9" style:family="graphic">
      <style:graphic-properties draw:stroke="solid" draw:stroke-dash="Dashed_20__28_var_29__20_738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0" style:family="graphic">
      <style:graphic-properties draw:stroke="solid" draw:stroke-dash="Dashed_20__28_var_29__20_738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1" style:family="graphic">
      <style:graphic-properties draw:stroke="solid" draw:stroke-dash="Dashed_20__28_var_29__20_738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2" style:family="graphic">
      <style:graphic-properties draw:stroke="solid" draw:stroke-dash="Dashed_20__28_var_29__20_738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3" style:family="graphic">
      <style:graphic-properties draw:stroke="solid" draw:stroke-dash="Dashed_20__28_var_29__20_739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4" style:family="graphic">
      <style:graphic-properties draw:stroke="solid" draw:stroke-dash="Dashed_20__28_var_29__20_739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5" style:family="graphic">
      <style:graphic-properties draw:stroke="solid" draw:stroke-dash="Dashed_20__28_var_29__20_739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6" style:family="graphic">
      <style:graphic-properties draw:stroke="solid" draw:stroke-dash="Dashed_20__28_var_29__20_739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7" style:family="graphic">
      <style:graphic-properties draw:stroke="solid" draw:stroke-dash="Dashed_20__28_var_29__20_739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8" style:family="graphic">
      <style:graphic-properties draw:stroke="solid" draw:stroke-dash="Dashed_20__28_var_29__20_739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9" style:family="graphic">
      <style:graphic-properties draw:stroke="solid" draw:stroke-dash="Dashed_20__28_var_29__20_739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0" style:family="graphic">
      <style:graphic-properties draw:stroke="solid" draw:stroke-dash="Dashed_20__28_var_29__20_739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1" style:family="graphic">
      <style:graphic-properties draw:stroke="solid" draw:stroke-dash="Dashed_20__28_var_29__20_739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2" style:family="graphic">
      <style:graphic-properties draw:stroke="solid" draw:stroke-dash="Dashed_20__28_var_29__20_739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3" style:family="graphic">
      <style:graphic-properties draw:stroke="solid" draw:stroke-dash="Dashed_20__28_var_29__20_740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4" style:family="graphic">
      <style:graphic-properties draw:stroke="solid" draw:stroke-dash="Dashed_20__28_var_29__20_740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5" style:family="graphic">
      <style:graphic-properties draw:stroke="solid" draw:stroke-dash="Dashed_20__28_var_29__20_740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6" style:family="graphic">
      <style:graphic-properties draw:stroke="solid" draw:stroke-dash="Dashed_20__28_var_29__20_740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7" style:family="graphic">
      <style:graphic-properties draw:stroke="solid" draw:stroke-dash="Dashed_20__28_var_29__20_740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8" style:family="graphic">
      <style:graphic-properties draw:stroke="solid" draw:stroke-dash="Dashed_20__28_var_29__20_740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9" style:family="graphic">
      <style:graphic-properties draw:stroke="solid" draw:stroke-dash="Dashed_20__28_var_29__20_740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0" style:family="graphic">
      <style:graphic-properties draw:stroke="solid" draw:stroke-dash="Dashed_20__28_var_29__20_740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1" style:family="graphic">
      <style:graphic-properties draw:stroke="solid" draw:stroke-dash="Dashed_20__28_var_29__20_740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2" style:family="graphic">
      <style:graphic-properties draw:stroke="solid" draw:stroke-dash="Dashed_20__28_var_29__20_740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3" style:family="graphic">
      <style:graphic-properties draw:stroke="solid" draw:stroke-dash="Dashed_20__28_var_29__20_741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4" style:family="graphic">
      <style:graphic-properties draw:stroke="solid" draw:stroke-dash="Dashed_20__28_var_29__20_741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5" style:family="graphic">
      <style:graphic-properties draw:stroke="solid" draw:stroke-dash="Dashed_20__28_var_29__20_741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6" style:family="graphic">
      <style:graphic-properties draw:stroke="solid" draw:stroke-dash="Dashed_20__28_var_29__20_741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7" style:family="graphic">
      <style:graphic-properties draw:stroke="solid" draw:stroke-dash="Dashed_20__28_var_29__20_741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8" style:family="graphic">
      <style:graphic-properties draw:stroke="solid" draw:stroke-dash="Dashed_20__28_var_29__20_741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9" style:family="graphic">
      <style:graphic-properties draw:stroke="solid" draw:stroke-dash="Dashed_20__28_var_29__20_741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0" style:family="graphic">
      <style:graphic-properties draw:stroke="solid" draw:stroke-dash="Dashed_20__28_var_29__20_741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1" style:family="graphic">
      <style:graphic-properties draw:stroke="solid" draw:stroke-dash="Dashed_20__28_var_29__20_741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2" style:family="graphic">
      <style:graphic-properties draw:stroke="solid" draw:stroke-dash="Dashed_20__28_var_29__20_741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3" style:family="graphic">
      <style:graphic-properties draw:stroke="solid" draw:stroke-dash="Dashed_20__28_var_29__20_742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4" style:family="graphic">
      <style:graphic-properties draw:stroke="solid" draw:stroke-dash="Dashed_20__28_var_29__20_742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5" style:family="graphic">
      <style:graphic-properties draw:stroke="solid" draw:stroke-dash="Dashed_20__28_var_29__20_742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6" style:family="graphic">
      <style:graphic-properties draw:stroke="solid" draw:stroke-dash="Dashed_20__28_var_29__20_742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7" style:family="graphic">
      <style:graphic-properties draw:stroke="solid" draw:stroke-dash="Dashed_20__28_var_29__20_742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8" style:family="graphic">
      <style:graphic-properties draw:stroke="solid" draw:stroke-dash="Dashed_20__28_var_29__20_742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9" style:family="graphic">
      <style:graphic-properties draw:stroke="solid" draw:stroke-dash="Dashed_20__28_var_29__20_742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0" style:family="graphic">
      <style:graphic-properties draw:stroke="solid" draw:stroke-dash="Dashed_20__28_var_29__20_742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1" style:family="graphic">
      <style:graphic-properties draw:stroke="solid" draw:stroke-dash="Dashed_20__28_var_29__20_742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2" style:family="graphic">
      <style:graphic-properties draw:stroke="solid" draw:stroke-dash="Dashed_20__28_var_29__20_742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3" style:family="graphic">
      <style:graphic-properties draw:stroke="solid" draw:stroke-dash="Dashed_20__28_var_29__20_743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4" style:family="graphic">
      <style:graphic-properties draw:stroke="solid" draw:stroke-dash="Dashed_20__28_var_29__20_743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5" style:family="graphic">
      <style:graphic-properties draw:stroke="solid" draw:stroke-dash="Dashed_20__28_var_29__20_743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6" style:family="graphic">
      <style:graphic-properties draw:stroke="solid" draw:stroke-dash="Dashed_20__28_var_29__20_743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7" style:family="graphic">
      <style:graphic-properties draw:stroke="solid" draw:stroke-dash="Dashed_20__28_var_29__20_743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8" style:family="graphic">
      <style:graphic-properties draw:stroke="solid" draw:stroke-dash="Dashed_20__28_var_29__20_743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9" style:family="graphic">
      <style:graphic-properties draw:stroke="solid" draw:stroke-dash="Dashed_20__28_var_29__20_743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0" style:family="graphic">
      <style:graphic-properties draw:stroke="solid" draw:stroke-dash="Dashed_20__28_var_29__20_743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1" style:family="graphic">
      <style:graphic-properties draw:stroke="solid" draw:stroke-dash="Dashed_20__28_var_29__20_743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2" style:family="graphic">
      <style:graphic-properties draw:stroke="solid" draw:stroke-dash="Dashed_20__28_var_29__20_743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3" style:family="graphic">
      <style:graphic-properties draw:stroke="solid" draw:stroke-dash="Dashed_20__28_var_29__20_744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4" style:family="graphic">
      <style:graphic-properties draw:stroke="solid" draw:stroke-dash="Dashed_20__28_var_29__20_744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5" style:family="graphic">
      <style:graphic-properties draw:stroke="solid" draw:stroke-dash="Dashed_20__28_var_29__20_744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6" style:family="graphic">
      <style:graphic-properties draw:stroke="solid" draw:stroke-dash="Dashed_20__28_var_29__20_744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7" style:family="graphic">
      <style:graphic-properties draw:stroke="solid" draw:stroke-dash="Dashed_20__28_var_29__20_744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8" style:family="graphic">
      <style:graphic-properties draw:stroke="solid" draw:stroke-dash="Dashed_20__28_var_29__20_744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9" style:family="graphic">
      <style:graphic-properties draw:stroke="solid" draw:stroke-dash="Dashed_20__28_var_29__20_744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0" style:family="graphic">
      <style:graphic-properties draw:stroke="solid" draw:stroke-dash="Dashed_20__28_var_29__20_744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1" style:family="graphic">
      <style:graphic-properties draw:stroke="solid" draw:stroke-dash="Dashed_20__28_var_29__20_744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2" style:family="graphic">
      <style:graphic-properties draw:stroke="solid" draw:stroke-dash="Dashed_20__28_var_29__20_744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3" style:family="graphic">
      <style:graphic-properties draw:stroke="solid" draw:stroke-dash="Dashed_20__28_var_29__20_745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4" style:family="graphic">
      <style:graphic-properties draw:stroke="solid" draw:stroke-dash="Dashed_20__28_var_29__20_745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5" style:family="graphic">
      <style:graphic-properties draw:stroke="solid" draw:stroke-dash="Dashed_20__28_var_29__20_745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6" style:family="graphic">
      <style:graphic-properties draw:stroke="solid" draw:stroke-dash="Dashed_20__28_var_29__20_745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7" style:family="graphic">
      <style:graphic-properties draw:stroke="solid" draw:stroke-dash="Dashed_20__28_var_29__20_745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8" style:family="graphic">
      <style:graphic-properties draw:stroke="solid" draw:stroke-dash="Dashed_20__28_var_29__20_745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9" style:family="graphic">
      <style:graphic-properties draw:stroke="solid" draw:stroke-dash="Dashed_20__28_var_29__20_745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0" style:family="graphic">
      <style:graphic-properties draw:stroke="solid" draw:stroke-dash="Dashed_20__28_var_29__20_745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1" style:family="graphic">
      <style:graphic-properties draw:stroke="solid" draw:stroke-dash="Dashed_20__28_var_29__20_745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2" style:family="graphic">
      <style:graphic-properties draw:stroke="solid" draw:stroke-dash="Dashed_20__28_var_29__20_745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3" style:family="graphic">
      <style:graphic-properties draw:stroke="solid" draw:stroke-dash="Dashed_20__28_var_29__20_746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4" style:family="graphic">
      <style:graphic-properties draw:stroke="solid" draw:stroke-dash="Dashed_20__28_var_29__20_746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5" style:family="graphic">
      <style:graphic-properties draw:stroke="solid" draw:stroke-dash="Dashed_20__28_var_29__20_746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6" style:family="graphic">
      <style:graphic-properties draw:stroke="solid" draw:stroke-dash="Dashed_20__28_var_29__20_746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7" style:family="graphic">
      <style:graphic-properties draw:stroke="solid" draw:stroke-dash="Dashed_20__28_var_29__20_746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2.33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3.1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0" style:family="graphic">
      <style:graphic-properties fo:margin-top="0cm" fo:margin-bottom="0.199cm"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161" style:family="graphic">
      <style:graphic-properties draw:stroke="solid" draw:stroke-dash="Dashed_20__28_var_29__20_512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2" style:family="graphic">
      <style:graphic-properties draw:stroke="solid" draw:stroke-dash="Dashed_20__28_var_29__20_515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3" style:family="graphic">
      <style:graphic-properties draw:stroke="solid" draw:stroke-dash="Dashed_20__28_var_29__20_516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4" style:family="graphic">
      <style:graphic-properties draw:stroke="solid" draw:stroke-dash="Dashed_20__28_var_29__20_517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5" style:family="graphic">
      <style:graphic-properties draw:stroke="solid" draw:stroke-dash="Dashed_20__28_var_29__20_518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6" style:family="graphic">
      <style:graphic-properties draw:stroke="solid" draw:stroke-dash="Dashed_20__28_var_29__20_519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7" style:family="graphic">
      <style:graphic-properties draw:stroke="solid" draw:stroke-dash="Dashed_20__28_var_29__20_520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8" style:family="graphic">
      <style:graphic-properties draw:stroke="solid" draw:stroke-dash="Dashed_20__28_var_29__20_521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9" style:family="graphic">
      <style:graphic-properties draw:stroke="solid" draw:stroke-dash="Dashed_20__28_var_29__20_523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0" style:family="graphic">
      <style:graphic-properties draw:stroke="solid" draw:stroke-dash="Dashed_20__28_var_29__20_524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1" style:family="graphic">
      <style:graphic-properties draw:stroke="solid" draw:stroke-dash="Dashed_20__28_var_29__20_525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2" style:family="graphic">
      <style:graphic-properties draw:stroke="solid" draw:stroke-dash="Dashed_20__28_var_29__20_526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3" style:family="graphic">
      <style:graphic-properties draw:stroke="solid" draw:stroke-dash="Dashed_20__28_var_29__20_527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4" style:family="graphic">
      <style:graphic-properties draw:stroke="solid" draw:stroke-dash="Dashed_20__28_var_29__20_528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5" style:family="graphic">
      <style:graphic-properties draw:stroke="solid" draw:stroke-dash="Dashed_20__28_var_29__20_529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6" style:family="graphic">
      <style:graphic-properties draw:stroke="solid" draw:stroke-dash="Dashed_20__28_var_29__20_530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7" style:family="graphic">
      <style:graphic-properties draw:stroke="solid" draw:stroke-dash="Dashed_20__28_var_29__20_531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8" style:family="graphic">
      <style:graphic-properties draw:stroke="solid" draw:stroke-dash="Dashed_20__28_var_29__20_532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9" style:family="graphic">
      <style:graphic-properties draw:stroke="solid" draw:stroke-dash="Dashed_20__28_var_29__20_533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0" style:family="graphic">
      <style:graphic-properties draw:stroke="solid" draw:stroke-dash="Dashed_20__28_var_29__20_535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1" style:family="graphic">
      <style:graphic-properties draw:stroke="solid" draw:stroke-dash="Dashed_20__28_var_29__20_536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2" style:family="graphic">
      <style:graphic-properties draw:stroke="solid" draw:stroke-dash="Dashed_20__28_var_29__20_537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3" style:family="graphic">
      <style:graphic-properties draw:stroke="solid" draw:stroke-dash="Dashed_20__28_var_29__20_538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4" style:family="graphic">
      <style:graphic-properties draw:stroke="solid" draw:stroke-dash="Dashed_20__28_var_29__20_539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5" style:family="graphic">
      <style:graphic-properties draw:stroke="solid" draw:stroke-dash="Dashed_20__28_var_29__20_540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6" style:family="graphic">
      <style:graphic-properties draw:stroke="solid" draw:stroke-dash="Dashed_20__28_var_29__20_541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7" style:family="graphic">
      <style:graphic-properties draw:stroke="solid" draw:stroke-dash="Dashed_20__28_var_29__20_542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8" style:family="graphic">
      <style:graphic-properties draw:stroke="solid" draw:stroke-dash="Dashed_20__28_var_29__20_543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9" style:family="graphic">
      <style:graphic-properties draw:stroke="solid" draw:stroke-dash="Dashed_20__28_var_29__20_544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0" style:family="graphic">
      <style:graphic-properties draw:stroke="solid" draw:stroke-dash="Dashed_20__28_var_29__20_545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1" style:family="graphic">
      <style:graphic-properties draw:stroke="solid" draw:stroke-dash="Dashed_20__28_var_29__20_546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2" style:family="graphic">
      <style:graphic-properties draw:stroke="solid" draw:stroke-dash="Dashed_20__28_var_29__20_547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3" style:family="graphic">
      <style:graphic-properties draw:stroke="solid" draw:stroke-dash="Dashed_20__28_var_29__20_548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4" style:family="graphic">
      <style:graphic-properties draw:stroke="solid" draw:stroke-dash="Dashed_20__28_var_29__20_549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95" style:family="graphic">
      <style:graphic-properties draw:stroke="solid" draw:stroke-dash="Dashed_20__28_var_29__20_550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6" style:family="graphic">
      <style:graphic-properties draw:stroke="solid" draw:stroke-dash="Dashed_20__28_var_29__20_551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7" style:family="graphic">
      <style:graphic-properties draw:stroke="solid" draw:stroke-dash="Dashed_20__28_var_29__20_552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8" style:family="graphic">
      <style:graphic-properties draw:stroke="solid" draw:stroke-dash="Dashed_20__28_var_29__20_553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9" style:family="graphic">
      <style:graphic-properties draw:stroke="solid" draw:stroke-dash="Dashed_20__28_var_29__20_554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0" style:family="graphic">
      <style:graphic-properties draw:stroke="solid" draw:stroke-dash="Dashed_20__28_var_29__20_555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1" style:family="graphic">
      <style:graphic-properties draw:stroke="solid" draw:stroke-dash="Dashed_20__28_var_29__20_556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2" style:family="graphic">
      <style:graphic-properties draw:stroke="solid" draw:stroke-dash="Dashed_20__28_var_29__20_557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3" style:family="graphic">
      <style:graphic-properties draw:stroke="solid" draw:stroke-dash="Dashed_20__28_var_29__20_558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4" style:family="graphic">
      <style:graphic-properties draw:stroke="solid" draw:stroke-dash="Dashed_20__28_var_29__20_559" svg:stroke-width="0.019cm" svg:stroke-color="#b3b3b3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5" style:family="graphic">
      <style:graphic-properties draw:stroke="solid" draw:stroke-dash="Dashed_20__28_var_29__20_560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6" style:family="graphic">
      <style:graphic-properties draw:stroke="solid" draw:stroke-dash="Dashed_20__28_var_29__20_561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07" style:family="graphic">
      <style:graphic-properties draw:stroke="solid" draw:stroke-dash="Dashed_20__28_var_29__20_562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08" style:family="graphic">
      <style:graphic-properties draw:stroke="solid" draw:stroke-dash="Dashed_20__28_var_29__20_563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09" style:family="graphic">
      <style:graphic-properties draw:stroke="solid" draw:stroke-dash="Dashed_20__28_var_29__20_564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10" style:family="graphic">
      <style:graphic-properties draw:stroke="solid" draw:stroke-dash="Dashed_20__28_var_29__20_565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11" style:family="graphic">
      <style:graphic-properties draw:stroke="solid" draw:stroke-dash="Dashed_20__28_var_29__20_566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12" style:family="graphic">
      <style:graphic-properties draw:stroke="solid" draw:stroke-dash="Dashed_20__28_var_29__20_567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13" style:family="graphic">
      <style:graphic-properties draw:stroke="solid" draw:stroke-dash="Dashed_20__28_var_29__20_568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14" style:family="graphic">
      <style:graphic-properties draw:stroke="solid" draw:stroke-dash="Dashed_20__28_var_29__20_569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15" style:family="graphic">
      <style:graphic-properties draw:stroke="solid" draw:stroke-dash="Dashed_20__28_var_29__20_570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16" style:family="graphic">
      <style:graphic-properties draw:stroke="solid" draw:stroke-dash="Dashed_20__28_var_29__20_571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17" style:family="graphic">
      <style:graphic-properties draw:stroke="solid" draw:stroke-dash="Dashed_20__28_var_29__20_572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18" style:family="graphic">
      <style:graphic-properties draw:stroke="solid" draw:stroke-dash="Dashed_20__28_var_29__20_573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19" style:family="graphic">
      <style:graphic-properties draw:stroke="solid" draw:stroke-dash="Dashed_20__28_var_29__20_574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0" style:family="graphic">
      <style:graphic-properties draw:stroke="solid" draw:stroke-dash="Dashed_20__28_var_29__20_575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1" style:family="graphic">
      <style:graphic-properties draw:stroke="solid" draw:stroke-dash="Dashed_20__28_var_29__20_576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2" style:family="graphic">
      <style:graphic-properties draw:stroke="solid" draw:stroke-dash="Dashed_20__28_var_29__20_577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3" style:family="graphic">
      <style:graphic-properties draw:stroke="solid" draw:stroke-dash="Dashed_20__28_var_29__20_578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4" style:family="graphic">
      <style:graphic-properties draw:stroke="solid" draw:stroke-dash="Dashed_20__28_var_29__20_579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5" style:family="graphic">
      <style:graphic-properties draw:stroke="solid" draw:stroke-dash="Dashed_20__28_var_29__20_580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6" style:family="graphic">
      <style:graphic-properties draw:stroke="solid" draw:stroke-dash="Dashed_20__28_var_29__20_581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7" style:family="graphic">
      <style:graphic-properties draw:stroke="solid" draw:stroke-dash="Dashed_20__28_var_29__20_582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8" style:family="graphic">
      <style:graphic-properties draw:stroke="solid" draw:stroke-dash="Dashed_20__28_var_29__20_583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9" style:family="graphic">
      <style:graphic-properties draw:stroke="solid" draw:stroke-dash="Dashed_20__28_var_29__20_584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30" style:family="graphic">
      <style:graphic-properties draw:stroke="solid" draw:stroke-dash="Dashed_20__28_var_29__20_585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31" style:family="graphic">
      <style:graphic-properties draw:stroke="solid" draw:stroke-dash="Dashed_20__28_var_29__20_586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32" style:family="graphic">
      <style:graphic-properties draw:stroke="solid" draw:stroke-dash="Dashed_20__28_var_29__20_587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33" style:family="graphic">
      <style:graphic-properties draw:stroke="solid" draw:stroke-dash="Dashed_20__28_var_29__20_588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34" style:family="graphic">
      <style:graphic-properties draw:stroke="solid" draw:stroke-dash="Dashed_20__28_var_29__20_589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35" style:family="graphic">
      <style:graphic-properties draw:stroke="solid" draw:stroke-dash="Dashed_20__28_var_29__20_590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36" style:family="graphic">
      <style:graphic-properties draw:stroke="solid" draw:stroke-dash="Dashed_20__28_var_29__20_591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37" style:family="graphic">
      <style:graphic-properties draw:stroke="solid" draw:stroke-dash="Dashed_20__28_var_29__20_592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38" style:family="graphic">
      <style:graphic-properties draw:stroke="solid" draw:stroke-dash="Dashed_20__28_var_29__20_593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39" style:family="graphic">
      <style:graphic-properties draw:stroke="solid" draw:stroke-dash="Dashed_20__28_var_29__20_594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40" style:family="graphic">
      <style:graphic-properties draw:stroke="solid" draw:stroke-dash="Dashed_20__28_var_29__20_595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41" style:family="graphic">
      <style:graphic-properties draw:stroke="solid" draw:stroke-dash="Dashed_20__28_var_29__20_596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42" style:family="graphic">
      <style:graphic-properties draw:stroke="solid" draw:stroke-dash="Dashed_20__28_var_29__20_597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43" style:family="graphic">
      <style:graphic-properties draw:stroke="solid" draw:stroke-dash="Dashed_20__28_var_29__20_598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44" style:family="graphic">
      <style:graphic-properties draw:stroke="solid" draw:stroke-dash="Dashed_20__28_var_29__20_599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45" style:family="graphic">
      <style:graphic-properties draw:stroke="solid" draw:stroke-dash="Dashed_20__28_var_29__20_600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46" style:family="graphic">
      <style:graphic-properties draw:stroke="solid" draw:stroke-dash="Dashed_20__28_var_29__20_601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47" style:family="graphic">
      <style:graphic-properties draw:stroke="solid" draw:stroke-dash="Dashed_20__28_var_29__20_602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48" style:family="graphic">
      <style:graphic-properties draw:stroke="solid" draw:stroke-dash="Dashed_20__28_var_29__20_522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9" style:family="graphic">
      <style:graphic-properties draw:stroke="solid" draw:stroke-dash="Dashed_20__28_var_29__20_514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0" style:family="graphic">
      <style:graphic-properties draw:stroke="solid" draw:stroke-dash="Dashed_20__28_var_29__20_534" svg:stroke-width="0.041cm" svg:stroke-color="#d3802c" draw:marker-start-width="0.42cm" draw:marker-start-center="false" draw:marker-end-width="0.4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51" style:family="graphic">
      <style:graphic-properties draw:stroke="solid" draw:stroke-dash="Dashed_20__28_var_29__20_513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2" style:family="graphic">
      <style:graphic-properties draw:stroke="solid" draw:stroke-dash="Dashed_20__28_var_29__20_510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3" style:family="graphic">
      <style:graphic-properties draw:stroke="solid" draw:stroke-dash="Dashed_20__28_var_29__20_511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55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5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8" draw:name="Shape2_1" draw:style-name="gr18" draw:text-style-name="P119" svg:width="3.918cm" svg:height="1.031cm" draw:transform="rotate (0.0876155284501153) translate (0.137583333333333cm 0.342194444444444cm)">
        <draw:text-box>
          <text:p text:style-name="P107"><text:span text:style-name="T182">Fiche supplémentaire</text:span></text:p>
        </draw:text-box>
      </draw:frame>
      <draw:frame text:anchor-type="page" text:anchor-page-number="1" draw:z-index="2" draw:name="Shape8_0" draw:style-name="gr254" draw:text-style-name="P114" svg:width="2.703cm" svg:height="0.715cm" draw:transform="rotate (0.0872664625997165) translate (1.32644444444444cm 1.21884722222222cm)">
        <draw:text-box>
          <text:p text:style-name="P107"><text:span text:style-name="T181">Série 2</text:span></text:p>
        </draw:text-box>
      </draw:frame>
      <draw:path text:anchor-type="page" text:anchor-page-number="1" draw:z-index="1" draw:name="Shape7_1" draw:style-name="gr255" draw:text-style-name="P116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0" draw:name="Shape3" draw:style-name="gr256" draw:text-style-name="P107" svg:x1="11.113cm" svg:y1="1.36cm" svg:x2="21.996cm" svg:y2="1.36cm">
        <text:p/>
      </draw:line>
      <text:list xml:id="list1776455598" text:style-name="_5f_Numérotation_20_des_20_exercices">
        <text:list-item text:start-value="1">
          <text:h text:style-name="P106" text:outline-level="1" text:restart-numbering="true" text:start-value="1"><text:soft-page-break/><text:span text:style-name="_5f_Caractères">Reproduis le dessin de la face avant sur les deux autres faces visibles du cube.</text:span></text:h>
        </text:list-item>
      </text:list>
      <text:h text:style-name="_5f_Paragraphe" text:outline-level="1"><draw:g text:anchor-type="as-char" svg:y="-5.445cm" draw:z-index="3" draw:name="Shape13_0" draw:style-name="gr160"><draw:line draw:style-name="gr161" draw:text-style-name="P125" svg:x1="0.007cm" svg:y1="1.701cm" svg:x2="0.007cm" svg:y2="6.557cm"><text:p/></draw:line><draw:line draw:style-name="gr162" draw:text-style-name="P126" svg:x1="0.614cm" svg:y1="1.711cm" svg:x2="2.335cm" svg:y2="0cm"><text:p/></draw:line><draw:line draw:style-name="gr163" draw:text-style-name="P126" svg:x1="1.225cm" svg:y1="1.711cm" svg:x2="2.945cm" svg:y2="0cm"><text:p/></draw:line><draw:line draw:style-name="gr164" draw:text-style-name="P126" svg:x1="1.835cm" svg:y1="1.711cm" svg:x2="3.556cm" svg:y2="0cm"><text:p/></draw:line><draw:line draw:style-name="gr165" draw:text-style-name="P126" svg:x1="2.445cm" svg:y1="1.711cm" svg:x2="4.163cm" svg:y2="0cm"><text:p/></draw:line><draw:line draw:style-name="gr166" draw:text-style-name="P126" svg:x1="3.053cm" svg:y1="1.711cm" svg:x2="4.774cm" svg:y2="0cm"><text:p/></draw:line><draw:line draw:style-name="gr167" draw:text-style-name="P126" svg:x1="3.664cm" svg:y1="1.711cm" svg:x2="5.384cm" svg:y2="0cm"><text:p/></draw:line><draw:line draw:style-name="gr168" draw:text-style-name="P126" svg:x1="4.274cm" svg:y1="1.711cm" svg:x2="5.995cm" svg:y2="0cm"><text:p/></draw:line><draw:line draw:style-name="gr169" draw:text-style-name="P126" svg:x1="4.885cm" svg:y1="2.319cm" svg:x2="6.603cm" svg:y2="0.604cm"><text:p/></draw:line><draw:line draw:style-name="gr170" draw:text-style-name="P126" svg:x1="4.885cm" svg:y1="2.928cm" svg:x2="6.603cm" svg:y2="1.215cm"><text:p/></draw:line><draw:line draw:style-name="gr171" draw:text-style-name="P126" svg:x1="4.885cm" svg:y1="3.536cm" svg:x2="6.603cm" svg:y2="1.821cm"><text:p/></draw:line><draw:line draw:style-name="gr172" draw:text-style-name="P126" svg:x1="4.885cm" svg:y1="4.141cm" svg:x2="6.603cm" svg:y2="2.43cm"><text:p/></draw:line><draw:line draw:style-name="gr173" draw:text-style-name="P126" svg:x1="4.885cm" svg:y1="4.749cm" svg:x2="6.603cm" svg:y2="3.034cm"><text:p/></draw:line><draw:line draw:style-name="gr174" draw:text-style-name="P126" svg:x1="4.885cm" svg:y1="5.355cm" svg:x2="6.603cm" svg:y2="3.642cm"><text:p/></draw:line><draw:line draw:style-name="gr175" draw:text-style-name="P126" svg:x1="4.885cm" svg:y1="5.965cm" svg:x2="6.603cm" svg:y2="4.25cm"><text:p/></draw:line><draw:line draw:style-name="gr176" draw:text-style-name="P125" svg:x1="4.885cm" svg:y1="6.572cm" svg:x2="6.603cm" svg:y2="4.861cm"><text:p/></draw:line><draw:line draw:style-name="gr177" draw:text-style-name="P126" svg:x1="0.007cm" svg:y1="2.306cm" svg:x2="4.885cm" svg:y2="2.306cm"><text:p/></draw:line><draw:line draw:style-name="gr178" draw:text-style-name="P126" svg:x1="0.007cm" svg:y1="2.915cm" svg:x2="4.885cm" svg:y2="2.915cm"><text:p/></draw:line><draw:line draw:style-name="gr179" draw:text-style-name="P126" svg:x1="0.007cm" svg:y1="3.522cm" svg:x2="4.885cm" svg:y2="3.522cm"><text:p/></draw:line><draw:line draw:style-name="gr180" draw:text-style-name="P126" svg:x1="0.007cm" svg:y1="4.735cm" svg:x2="4.885cm" svg:y2="4.735cm"><text:p/></draw:line><draw:line draw:style-name="gr181" draw:text-style-name="P126" svg:x1="0.007cm" svg:y1="5.343cm" svg:x2="4.885cm" svg:y2="5.343cm"><text:p/></draw:line><draw:line draw:style-name="gr182" draw:text-style-name="P126" svg:x1="0.007cm" svg:y1="5.952cm" svg:x2="4.885cm" svg:y2="5.952cm"><text:p/></draw:line><draw:line draw:style-name="gr183" draw:text-style-name="P126" svg:x1="0.212cm" svg:y1="1.495cm" svg:x2="5.09cm" svg:y2="1.495cm"><text:p/></draw:line><draw:line draw:style-name="gr184" draw:text-style-name="P126" svg:x1="0.434cm" svg:y1="1.275cm" svg:x2="5.31cm" svg:y2="1.275cm"><text:p/></draw:line><draw:line draw:style-name="gr185" draw:text-style-name="P126" svg:x1="0.64cm" svg:y1="1.069cm" svg:x2="5.518cm" svg:y2="1.069cm"><text:p/></draw:line><draw:line draw:style-name="gr186" draw:text-style-name="P126" svg:x1="0.86cm" svg:y1="0.85cm" svg:x2="5.738cm" svg:y2="0.85cm"><text:p/></draw:line><draw:line draw:style-name="gr187" draw:text-style-name="P126" svg:x1="1.067cm" svg:y1="0.643cm" svg:x2="5.945cm" svg:y2="0.643cm"><text:p/></draw:line><draw:line draw:style-name="gr188" draw:text-style-name="P126" svg:x1="1.287cm" svg:y1="0.424cm" svg:x2="6.163cm" svg:y2="0.424cm"><text:p/></draw:line><draw:line draw:style-name="gr189" draw:text-style-name="P126" svg:x1="1.493cm" svg:y1="0.218cm" svg:x2="6.368cm" svg:y2="0.218cm"><text:p/></draw:line><draw:line draw:style-name="gr190" draw:text-style-name="P125" svg:x1="1.715cm" svg:y1="0cm" svg:x2="6.59cm" svg:y2="0cm"><text:p/></draw:line><draw:line draw:style-name="gr191" draw:text-style-name="P126" svg:x1="0.614cm" svg:y1="1.701cm" svg:x2="0.614cm" svg:y2="6.557cm"><text:p/></draw:line><draw:line draw:style-name="gr192" draw:text-style-name="P126" svg:x1="1.225cm" svg:y1="1.701cm" svg:x2="1.225cm" svg:y2="6.557cm"><text:p/></draw:line><draw:line draw:style-name="gr193" draw:text-style-name="P126" svg:x1="1.835cm" svg:y1="1.701cm" svg:x2="1.835cm" svg:y2="6.557cm"><text:p/></draw:line><draw:line draw:style-name="gr194" draw:text-style-name="P125" svg:x1="2.445cm" svg:y1="1.701cm" svg:x2="2.445cm" svg:y2="6.557cm"><text:p/></draw:line><draw:line draw:style-name="gr195" draw:text-style-name="P126" svg:x1="3.053cm" svg:y1="1.701cm" svg:x2="3.053cm" svg:y2="6.557cm"><text:p/></draw:line><draw:line draw:style-name="gr196" draw:text-style-name="P126" svg:x1="3.664cm" svg:y1="1.701cm" svg:x2="3.664cm" svg:y2="6.557cm"><text:p/></draw:line><draw:line draw:style-name="gr197" draw:text-style-name="P126" svg:x1="4.274cm" svg:y1="1.701cm" svg:x2="4.274cm" svg:y2="6.557cm"><text:p/></draw:line><draw:line draw:style-name="gr198" draw:text-style-name="P126" svg:x1="5.102cm" svg:y1="1.499cm" svg:x2="5.102cm" svg:y2="6.358cm"><text:p/></draw:line><draw:line draw:style-name="gr199" draw:text-style-name="P126" svg:x1="5.309cm" svg:y1="1.282cm" svg:x2="5.309cm" svg:y2="6.141cm"><text:p/></draw:line><draw:line draw:style-name="gr200" draw:text-style-name="P126" svg:x1="5.524cm" svg:y1="1.069cm" svg:x2="5.524cm" svg:y2="5.926cm"><text:p/></draw:line><draw:line draw:style-name="gr201" draw:text-style-name="P126" svg:x1="5.738cm" svg:y1="0.853cm" svg:x2="5.738cm" svg:y2="5.71cm"><text:p/></draw:line><draw:line draw:style-name="gr202" draw:text-style-name="P126" svg:x1="5.956cm" svg:y1="0.636cm" svg:x2="5.956cm" svg:y2="5.492cm"><text:p/></draw:line><draw:line draw:style-name="gr203" draw:text-style-name="P126" svg:x1="6.171cm" svg:y1="0.424cm" svg:x2="6.171cm" svg:y2="5.281cm"><text:p/></draw:line><draw:line draw:style-name="gr204" draw:text-style-name="P126" svg:x1="6.378cm" svg:y1="0.218cm" svg:x2="6.378cm" svg:y2="5.075cm"><text:p/></draw:line><draw:line draw:style-name="gr205" draw:text-style-name="P125" svg:x1="6.596cm" svg:y1="0.007cm" svg:x2="6.596cm" svg:y2="4.866cm"><text:p/></draw:line><draw:line draw:style-name="gr206" draw:text-style-name="P125" svg:x1="0.007cm" svg:y1="6.557cm" svg:x2="4.885cm" svg:y2="1.701cm"><text:p/></draw:line><draw:line draw:style-name="gr207" draw:text-style-name="P125" svg:x1="0.007cm" svg:y1="1.701cm" svg:x2="4.885cm" svg:y2="6.557cm"><text:p/></draw:line><draw:line draw:style-name="gr208" draw:text-style-name="P125" svg:x1="2.445cm" svg:y1="3.522cm" svg:x2="3.052cm" svg:y2="2.915cm"><text:p/></draw:line><draw:line draw:style-name="gr209" draw:text-style-name="P125" svg:x1="3.053cm" svg:y1="4.13cm" svg:x2="3.664cm" svg:y2="3.522cm"><text:p/></draw:line><draw:line draw:style-name="gr210" draw:text-style-name="P125" svg:x1="2.445cm" svg:y1="2.914cm" svg:x2="3.052cm" svg:y2="2.306cm"><text:p/></draw:line><draw:line draw:style-name="gr211" draw:text-style-name="P125" svg:x1="3.664cm" svg:y1="4.13cm" svg:x2="4.273cm" svg:y2="3.522cm"><text:p/></draw:line><draw:line draw:style-name="gr212" draw:text-style-name="P125" svg:x1="1.225cm" svg:y1="4.736cm" svg:x2="1.834cm" svg:y2="4.131cm"><text:p/></draw:line><draw:line draw:style-name="gr213" draw:text-style-name="P125" svg:x1="0.614cm" svg:y1="4.736cm" svg:x2="1.225cm" svg:y2="4.131cm"><text:p/></draw:line><draw:line draw:style-name="gr214" draw:text-style-name="P125" svg:x1="1.835cm" svg:y1="5.342cm" svg:x2="2.446cm" svg:y2="4.735cm"><text:p/></draw:line><draw:line draw:style-name="gr215" draw:text-style-name="P125" svg:x1="2.445cm" svg:y1="6.557cm" svg:x2="3.052cm" svg:y2="5.952cm"><text:p/></draw:line><draw:line draw:style-name="gr216" draw:text-style-name="P125" svg:x1="1.835cm" svg:y1="5.951cm" svg:x2="2.446cm" svg:y2="5.343cm"><text:p/></draw:line><draw:line draw:style-name="gr217" draw:text-style-name="P125" svg:x1="4.274cm" svg:y1="2.914cm" svg:x2="4.885cm" svg:y2="2.306cm"><text:p/></draw:line><draw:line draw:style-name="gr218" draw:text-style-name="P125" svg:x1="0.614cm" svg:y1="6.557cm" svg:x2="1.225cm" svg:y2="5.952cm"><text:p/></draw:line><draw:line draw:style-name="gr219" draw:text-style-name="P125" svg:x1="0.007cm" svg:y1="5.951cm" svg:x2="0.614cm" svg:y2="5.343cm"><text:p/></draw:line><draw:line draw:style-name="gr220" draw:text-style-name="P125" svg:x1="3.664cm" svg:y1="2.306cm" svg:x2="4.273cm" svg:y2="1.701cm"><text:p/></draw:line><draw:line draw:style-name="gr221" draw:text-style-name="P125" svg:x1="3.664cm" svg:y1="2.915cm" svg:x2="3.664cm" svg:y2="1.701cm"><text:p/></draw:line><draw:line draw:style-name="gr222" draw:text-style-name="P125" svg:x1="3.664cm" svg:y1="6.557cm" svg:x2="3.664cm" svg:y2="5.343cm"><text:p/></draw:line><draw:line draw:style-name="gr223" draw:text-style-name="P125" svg:x1="1.225cm" svg:y1="2.915cm" svg:x2="1.225cm" svg:y2="1.701cm"><text:p/></draw:line><draw:line draw:style-name="gr224" draw:text-style-name="P125" svg:x1="1.225cm" svg:y1="6.557cm" svg:x2="1.225cm" svg:y2="5.343cm"><text:p/></draw:line><draw:line draw:style-name="gr225" draw:text-style-name="P125" svg:x1="3.664cm" svg:y1="2.915cm" svg:x2="4.885cm" svg:y2="2.915cm"><text:p/></draw:line><draw:line draw:style-name="gr226" draw:text-style-name="P125" svg:x1="3.664cm" svg:y1="5.343cm" svg:x2="4.885cm" svg:y2="5.343cm"><text:p/></draw:line><draw:line draw:style-name="gr227" draw:text-style-name="P125" svg:x1="0.007cm" svg:y1="2.915cm" svg:x2="1.226cm" svg:y2="2.915cm"><text:p/></draw:line><draw:line draw:style-name="gr228" draw:text-style-name="P125" svg:x1="0.007cm" svg:y1="5.343cm" svg:x2="1.226cm" svg:y2="5.343cm"><text:p/></draw:line><draw:line draw:style-name="gr229" draw:text-style-name="P125" svg:x1="3.664cm" svg:y1="4.131cm" svg:x2="4.273cm" svg:y2="4.736cm"><text:p/></draw:line><draw:line draw:style-name="gr230" draw:text-style-name="P125" svg:x1="3.053cm" svg:y1="4.131cm" svg:x2="3.664cm" svg:y2="4.736cm"><text:p/></draw:line><draw:line draw:style-name="gr231" draw:text-style-name="P125" svg:x1="1.225cm" svg:y1="3.522cm" svg:x2="1.834cm" svg:y2="4.13cm"><text:p/></draw:line><draw:line draw:style-name="gr232" draw:text-style-name="P125" svg:x1="0.614cm" svg:y1="3.522cm" svg:x2="1.225cm" svg:y2="4.13cm"><text:p/></draw:line><draw:line draw:style-name="gr233" draw:text-style-name="P125" svg:x1="2.445cm" svg:y1="4.735cm" svg:x2="3.052cm" svg:y2="5.342cm"><text:p/></draw:line><draw:line draw:style-name="gr234" draw:text-style-name="P125" svg:x1="2.445cm" svg:y1="5.343cm" svg:x2="3.052cm" svg:y2="5.951cm"><text:p/></draw:line><draw:line draw:style-name="gr235" draw:text-style-name="P125" svg:x1="1.835cm" svg:y1="5.952cm" svg:x2="2.446cm" svg:y2="6.557cm"><text:p/></draw:line><draw:line draw:style-name="gr236" draw:text-style-name="P125" svg:x1="1.835cm" svg:y1="2.306cm" svg:x2="2.446cm" svg:y2="2.914cm"><text:p/></draw:line><draw:line draw:style-name="gr237" draw:text-style-name="P125" svg:x1="2.445cm" svg:y1="1.701cm" svg:x2="3.052cm" svg:y2="2.306cm"><text:p/></draw:line><draw:line draw:style-name="gr238" draw:text-style-name="P125" svg:x1="4.274cm" svg:y1="3.522cm" svg:x2="4.885cm" svg:y2="4.13cm"><text:p/></draw:line><draw:line draw:style-name="gr239" draw:text-style-name="P125" svg:x1="0.007cm" svg:y1="4.131cm" svg:x2="0.614cm" svg:y2="4.736cm"><text:p/></draw:line><draw:line draw:style-name="gr240" draw:text-style-name="P125" svg:x1="4.274cm" svg:y1="5.343cm" svg:x2="4.885cm" svg:y2="5.951cm"><text:p/></draw:line><draw:line draw:style-name="gr241" draw:text-style-name="P125" svg:x1="3.664cm" svg:y1="5.952cm" svg:x2="4.273cm" svg:y2="6.557cm"><text:p/></draw:line><draw:line draw:style-name="gr242" draw:text-style-name="P125" svg:x1="0.614cm" svg:y1="1.701cm" svg:x2="1.225cm" svg:y2="2.306cm"><text:p/></draw:line><draw:line draw:style-name="gr243" draw:text-style-name="P125" svg:x1="0.007cm" svg:y1="2.306cm" svg:x2="0.614cm" svg:y2="2.914cm"><text:p/></draw:line><draw:line draw:style-name="gr244" draw:text-style-name="P125" svg:x1="4.274cm" svg:y1="4.736cm" svg:x2="4.885cm" svg:y2="4.131cm"><text:p/></draw:line><draw:line draw:style-name="gr245" draw:text-style-name="P125" svg:x1="1.835cm" svg:y1="2.306cm" svg:x2="2.446cm" svg:y2="1.701cm"><text:p/></draw:line><draw:line draw:style-name="gr246" draw:text-style-name="P125" svg:x1="0.007cm" svg:y1="4.13cm" svg:x2="0.614cm" svg:y2="3.522cm"><text:p/></draw:line><draw:line draw:style-name="gr247" draw:text-style-name="P125" svg:x1="1.835cm" svg:y1="2.915cm" svg:x2="2.446cm" svg:y2="3.522cm"><text:p/></draw:line><draw:line draw:style-name="gr248" draw:text-style-name="P125" svg:x1="4.885cm" svg:y1="1.711cm" svg:x2="6.603cm" svg:y2="0cm"><text:p/></draw:line><draw:line draw:style-name="gr249" draw:text-style-name="P125" svg:x1="0cm" svg:y1="1.711cm" svg:x2="1.718cm" svg:y2="0cm"><text:p/></draw:line><draw:line draw:style-name="gr250" draw:text-style-name="P125" svg:x1="0cm" svg:y1="4.131cm" svg:x2="4.878cm" svg:y2="4.131cm"><text:p/></draw:line><draw:line draw:style-name="gr251" draw:text-style-name="P125" svg:x1="4.879cm" svg:y1="1.701cm" svg:x2="4.879cm" svg:y2="6.557cm"><text:p/></draw:line><draw:line draw:style-name="gr252" draw:text-style-name="P125" svg:x1="0cm" svg:y1="1.701cm" svg:x2="4.878cm" svg:y2="1.701cm"><text:p/></draw:line><draw:line draw:style-name="gr253" draw:text-style-name="P125" svg:x1="0cm" svg:y1="6.556cm" svg:x2="4.878cm" svg:y2="6.556cm"><text:p/></draw:line></draw:g></text:h>
      <text:list xml:id="list154823207662983" text:continue-numbering="true" text:style-name="_5f_Numérotation_20_des_20_exercices">
        <text:list-item>
          <text:h text:style-name="_5f_Titre_5f_Exercices_5f_sans_5f_Titre" text:outline-level="1"><text:span text:style-name="_5f_Caractères">En collant des petits cubes identiques de couleur blanche, on forme un objet dont voici une vue de face et une vue de derrière.</text:span></text:h>
        </text:list-item>
      </text:list>
      <text:h text:style-name="_5f_Paragraphe" text:outline-level="1"><draw:g text:anchor-type="paragraph" draw:z-index="4" draw:name="Shape18" draw:style-name="gr19"><draw:line draw:style-name="gr33" draw:text-style-name="P121" svg:x1="0.307cm" svg:y1="0.597cm" svg:x2="1.102cm" svg:y2="0.597cm"><text:p/></draw:line><draw:line draw:style-name="gr34" draw:text-style-name="P121" svg:x1="0.307cm" svg:y1="0.598cm" svg:x2="0.584cm" svg:y2="0.322cm"><text:p/></draw:line><draw:line draw:style-name="gr35" draw:text-style-name="P121" svg:x1="1.105cm" svg:y1="0.6cm" svg:x2="1.384cm" svg:y2="0.323cm"><text:p/></draw:line><draw:line draw:style-name="gr36" draw:text-style-name="P121" svg:x1="0.581cm" svg:y1="0.322cm" svg:x2="1.376cm" svg:y2="0.322cm"><text:p/></draw:line><draw:line draw:style-name="gr37" draw:text-style-name="P121" svg:x1="1.102cm" svg:y1="0.597cm" svg:x2="1.897cm" svg:y2="0.597cm"><text:p/></draw:line><draw:line draw:style-name="gr38" draw:text-style-name="P121" svg:x1="1.897cm" svg:y1="0.597cm" svg:x2="1.897cm" svg:y2="1.387cm"><text:p/></draw:line><draw:line draw:style-name="gr39" draw:text-style-name="P121" svg:x1="1.894cm" svg:y1="0.6cm" svg:x2="2.171cm" svg:y2="0.323cm"><text:p/></draw:line><draw:line draw:style-name="gr40" draw:text-style-name="P121" svg:x1="1.374cm" svg:y1="0.322cm" svg:x2="2.169cm" svg:y2="0.322cm"><text:p/></draw:line><draw:line draw:style-name="gr41" draw:text-style-name="P121" svg:x1="1.897cm" svg:y1="0.597cm" svg:x2="2.692cm" svg:y2="0.597cm"><text:p/></draw:line><draw:line draw:style-name="gr42" draw:text-style-name="P121" svg:x1="1.897cm" svg:y1="1.388cm" svg:x2="2.692cm" svg:y2="1.388cm"><text:p/></draw:line><draw:line draw:style-name="gr43" draw:text-style-name="P121" svg:x1="1.897cm" svg:y1="0.597cm" svg:x2="1.897cm" svg:y2="1.387cm"><text:p/></draw:line><draw:line draw:style-name="gr44" draw:text-style-name="P121" svg:x1="2.69cm" svg:y1="0.597cm" svg:x2="2.69cm" svg:y2="1.387cm"><text:p/></draw:line><draw:line draw:style-name="gr45" draw:text-style-name="P121" svg:x1="2.69cm" svg:y1="0.6cm" svg:x2="2.967cm" svg:y2="0.323cm"><text:p/></draw:line><draw:line draw:style-name="gr46" draw:text-style-name="P121" svg:x1="2.69cm" svg:y1="1.388cm" svg:x2="2.967cm" svg:y2="1.111cm"><text:p/></draw:line><draw:line draw:style-name="gr47" draw:text-style-name="P121" svg:x1="2.172cm" svg:y1="0.322cm" svg:x2="2.967cm" svg:y2="0.322cm"><text:p/></draw:line><draw:line draw:style-name="gr48" draw:text-style-name="P121" svg:x1="2.965cm" svg:y1="0.322cm" svg:x2="2.965cm" svg:y2="1.111cm"><text:p/></draw:line><draw:line draw:style-name="gr49" draw:text-style-name="P121" svg:x1="1.897cm" svg:y1="1.388cm" svg:x2="1.897cm" svg:y2="2.178cm"><text:p/></draw:line><draw:line draw:style-name="gr50" draw:text-style-name="P121" svg:x1="1.897cm" svg:y1="1.388cm" svg:x2="2.692cm" svg:y2="1.388cm"><text:p/></draw:line><draw:line draw:style-name="gr51" draw:text-style-name="P121" svg:x1="1.897cm" svg:y1="2.176cm" svg:x2="2.692cm" svg:y2="2.176cm"><text:p/></draw:line><draw:line draw:style-name="gr52" draw:text-style-name="P121" svg:x1="2.69cm" svg:y1="1.388cm" svg:x2="2.69cm" svg:y2="2.178cm"><text:p/></draw:line><draw:line draw:style-name="gr53" draw:text-style-name="P121" svg:x1="2.69cm" svg:y1="2.176cm" svg:x2="2.967cm" svg:y2="1.899cm"><text:p/></draw:line><draw:line draw:style-name="gr54" draw:text-style-name="P121" svg:x1="2.965cm" svg:y1="1.111cm" svg:x2="2.965cm" svg:y2="1.901cm"><text:p/></draw:line><draw:line draw:style-name="gr55" draw:text-style-name="P121" svg:x1="0.307cm" svg:y1="2.968cm" svg:x2="1.102cm" svg:y2="2.968cm"><text:p/></draw:line><draw:line draw:style-name="gr56" draw:text-style-name="P121" svg:x1="1.102cm" svg:y1="2.968cm" svg:x2="1.897cm" svg:y2="2.968cm"><text:p/></draw:line><draw:line draw:style-name="gr57" draw:text-style-name="P121" svg:x1="1.897cm" svg:y1="2.176cm" svg:x2="1.897cm" svg:y2="2.966cm"><text:p/></draw:line><draw:line draw:style-name="gr58" draw:text-style-name="P121" svg:x1="1.897cm" svg:y1="2.176cm" svg:x2="2.692cm" svg:y2="2.176cm"><text:p/></draw:line><draw:line draw:style-name="gr59" draw:text-style-name="P121" svg:x1="1.897cm" svg:y1="2.968cm" svg:x2="2.692cm" svg:y2="2.968cm"><text:p/></draw:line><draw:line draw:style-name="gr60" draw:text-style-name="P121" svg:x1="1.897cm" svg:y1="2.176cm" svg:x2="1.897cm" svg:y2="2.966cm"><text:p/></draw:line><draw:line draw:style-name="gr61" draw:text-style-name="P121" svg:x1="2.69cm" svg:y1="2.176cm" svg:x2="2.69cm" svg:y2="2.966cm"><text:p/></draw:line><draw:line draw:style-name="gr62" draw:text-style-name="P121" svg:x1="2.69cm" svg:y1="2.966cm" svg:x2="2.967cm" svg:y2="2.689cm"><text:p/></draw:line><draw:line draw:style-name="gr63" draw:text-style-name="P121" svg:x1="2.965cm" svg:y1="1.899cm" svg:x2="2.965cm" svg:y2="2.689cm"><text:p/></draw:line><draw:line draw:style-name="gr64" draw:text-style-name="P121" svg:x1="0.027cm" svg:y1="0.87cm" svg:x2="0.82cm" svg:y2="0.87cm"><text:p/></draw:line><draw:line draw:style-name="gr65" draw:text-style-name="P121" svg:x1="0.027cm" svg:y1="1.661cm" svg:x2="0.82cm" svg:y2="1.661cm"><text:p/></draw:line><draw:line draw:style-name="gr66" draw:text-style-name="P121" svg:x1="0.027cm" svg:y1="0.87cm" svg:x2="0.027cm" svg:y2="1.66cm"><text:p/></draw:line><draw:line draw:style-name="gr67" draw:text-style-name="P121" svg:x1="0.82cm" svg:y1="0.87cm" svg:x2="0.82cm" svg:y2="1.66cm"><text:p/></draw:line><draw:line draw:style-name="gr68" draw:text-style-name="P121" svg:x1="0.027cm" svg:y1="0.872cm" svg:x2="0.304cm" svg:y2="0.596cm"><text:p/></draw:line><draw:line draw:style-name="gr69" draw:text-style-name="P121" svg:x1="0.822cm" svg:y1="0.874cm" svg:x2="1.101cm" svg:y2="0.597cm"><text:p/></draw:line><draw:line draw:style-name="gr70" draw:text-style-name="P121" svg:x1="0.82cm" svg:y1="0.87cm" svg:x2="1.615cm" svg:y2="0.87cm"><text:p/></draw:line><draw:line draw:style-name="gr71" draw:text-style-name="P121" svg:x1="0.82cm" svg:y1="1.661cm" svg:x2="1.615cm" svg:y2="1.661cm"><text:p/></draw:line><draw:line draw:style-name="gr72" draw:text-style-name="P121" svg:x1="0.82cm" svg:y1="0.87cm" svg:x2="0.82cm" svg:y2="1.66cm"><text:p/></draw:line><draw:line draw:style-name="gr73" draw:text-style-name="P121" svg:x1="1.614cm" svg:y1="0.87cm" svg:x2="1.614cm" svg:y2="1.66cm"><text:p/></draw:line><draw:line draw:style-name="gr74" draw:text-style-name="P121" svg:x1="1.619cm" svg:y1="0.874cm" svg:x2="1.898cm" svg:y2="0.597cm"><text:p/></draw:line><draw:line draw:style-name="gr75" draw:text-style-name="P121" svg:x1="1.614cm" svg:y1="1.661cm" svg:x2="1.893cm" svg:y2="1.385cm"><text:p/></draw:line><draw:line draw:style-name="gr76" draw:text-style-name="P121" svg:x1="1.614cm" svg:y1="1.659cm" svg:x2="1.614cm" svg:y2="2.449cm"><text:p/></draw:line><draw:line draw:style-name="gr77" draw:text-style-name="P121" svg:x1="1.614cm" svg:y1="2.449cm" svg:x2="1.893cm" svg:y2="2.173cm"><text:p/></draw:line><draw:line draw:style-name="gr78" draw:text-style-name="P121" svg:x1="0.019cm" svg:y1="2.449cm" svg:x2="0.552cm" svg:y2="2.449cm"><text:p/></draw:line><draw:line draw:style-name="gr79" draw:text-style-name="P121" svg:x1="0.023cm" svg:y1="1.659cm" svg:x2="0.023cm" svg:y2="2.449cm"><text:p/></draw:line><draw:line draw:style-name="gr80" draw:text-style-name="P121" svg:x1="0.307cm" svg:y1="2.972cm" svg:x2="0.307cm" svg:y2="2.45cm"><text:p/></draw:line><draw:line draw:style-name="gr81" draw:text-style-name="P121" svg:x1="1.102cm" svg:y1="2.972cm" svg:x2="1.102cm" svg:y2="2.731cm"><text:p/></draw:line><draw:line draw:style-name="gr82" draw:text-style-name="P121" svg:x1="0.545cm" svg:y1="1.941cm" svg:x2="0.545cm" svg:y2="2.731cm"><text:p/></draw:line><draw:line draw:style-name="gr83" draw:text-style-name="P121" svg:x1="0.55cm" svg:y1="1.945cm" svg:x2="0.817cm" svg:y2="1.661cm"><text:p/></draw:line><draw:line draw:style-name="gr84" draw:text-style-name="P121" svg:x1="0.545cm" svg:y1="1.941cm" svg:x2="1.34cm" svg:y2="1.941cm"><text:p/></draw:line><draw:line draw:style-name="gr85" draw:text-style-name="P121" svg:x1="0.545cm" svg:y1="2.731cm" svg:x2="1.34cm" svg:y2="2.731cm"><text:p/></draw:line><draw:line draw:style-name="gr86" draw:text-style-name="P121" svg:x1="1.337cm" svg:y1="1.941cm" svg:x2="1.337cm" svg:y2="2.731cm"><text:p/></draw:line><draw:line draw:style-name="gr87" draw:text-style-name="P121" svg:x1="1.337cm" svg:y1="1.942cm" svg:x2="1.614cm" svg:y2="1.665cm"><text:p/></draw:line><draw:line draw:style-name="gr88" draw:text-style-name="P121" svg:x1="1.337cm" svg:y1="2.726cm" svg:x2="1.614cm" svg:y2="2.449cm"><text:p/></draw:line><draw:line draw:style-name="gr89" draw:text-style-name="P121" svg:x1="6.027cm" svg:y1="0.282cm" svg:x2="6.822cm" svg:y2="0.282cm"><text:p/></draw:line><draw:line draw:style-name="gr90" draw:text-style-name="P121" svg:x1="6.821cm" svg:y1="0.282cm" svg:x2="6.821cm" svg:y2="1.072cm"><text:p/></draw:line><draw:line draw:style-name="gr91" draw:text-style-name="P121" svg:x1="5.745cm" svg:y1="0.555cm" svg:x2="6.54cm" svg:y2="0.555cm"><text:p/></draw:line><draw:line draw:style-name="gr92" draw:text-style-name="P121" svg:x1="6.537cm" svg:y1="0.555cm" svg:x2="6.537cm" svg:y2="1.345cm"><text:p/></draw:line><draw:line draw:style-name="gr93" draw:text-style-name="P121" svg:x1="6.544cm" svg:y1="0.558cm" svg:x2="6.823cm" svg:y2="0.282cm"><text:p/></draw:line><draw:line draw:style-name="gr94" draw:text-style-name="P121" svg:x1="6.537cm" svg:y1="1.344cm" svg:x2="6.816cm" svg:y2="1.068cm"><text:p/></draw:line><draw:line draw:style-name="gr95" draw:text-style-name="P121" svg:x1="5.233cm" svg:y1="0.282cm" svg:x2="6.028cm" svg:y2="0.282cm"><text:p/></draw:line><draw:line draw:style-name="gr96" draw:text-style-name="P121" svg:x1="4.951cm" svg:y1="0.555cm" svg:x2="4.951cm" svg:y2="1.345cm"><text:p/></draw:line><draw:line draw:style-name="gr97" draw:text-style-name="P121" svg:x1="4.952cm" svg:y1="0.546cm" svg:x2="5.512cm" svg:y2="0.009cm"><text:p/></draw:line><draw:line draw:style-name="gr98" draw:text-style-name="P121" svg:x1="4.951cm" svg:y1="0.555cm" svg:x2="5.746cm" svg:y2="0.555cm"><text:p/></draw:line><draw:line draw:style-name="gr99" draw:text-style-name="P121" svg:x1="4.438cm" svg:y1="0.282cm" svg:x2="5.233cm" svg:y2="0.282cm"><text:p/></draw:line><draw:line draw:style-name="gr100" draw:text-style-name="P121" svg:x1="4.154cm" svg:y1="0.555cm" svg:x2="4.154cm" svg:y2="1.345cm"><text:p/></draw:line><draw:line draw:style-name="gr101" draw:text-style-name="P121" svg:x1="4.16cm" svg:y1="0.558cm" svg:x2="4.439cm" svg:y2="0.282cm"><text:p/></draw:line><draw:line draw:style-name="gr102" draw:text-style-name="P121" svg:x1="4.154cm" svg:y1="0.555cm" svg:x2="4.949cm" svg:y2="0.555cm"><text:p/></draw:line><draw:line draw:style-name="gr103" draw:text-style-name="P121" svg:x1="4.154cm" svg:y1="1.345cm" svg:x2="4.949cm" svg:y2="1.345cm"><text:p/></draw:line><draw:line draw:style-name="gr104" draw:text-style-name="P121" svg:x1="4.951cm" svg:y1="0.555cm" svg:x2="4.951cm" svg:y2="1.345cm"><text:p/></draw:line><draw:line draw:style-name="gr105" draw:text-style-name="P121" svg:x1="6.821cm" svg:y1="1.071cm" svg:x2="6.821cm" svg:y2="1.861cm"><text:p/></draw:line><draw:line draw:style-name="gr106" draw:text-style-name="P121" svg:x1="6.537cm" svg:y1="1.345cm" svg:x2="6.537cm" svg:y2="2.135cm"><text:p/></draw:line><draw:line draw:style-name="gr107" draw:text-style-name="P121" svg:x1="6.537cm" svg:y1="2.135cm" svg:x2="6.816cm" svg:y2="1.859cm"><text:p/></draw:line><draw:line draw:style-name="gr108" draw:text-style-name="P121" svg:x1="4.154cm" svg:y1="1.345cm" svg:x2="4.154cm" svg:y2="2.135cm"><text:p/></draw:line><draw:line draw:style-name="gr109" draw:text-style-name="P121" svg:x1="4.154cm" svg:y1="1.345cm" svg:x2="4.949cm" svg:y2="1.345cm"><text:p/></draw:line><draw:line draw:style-name="gr110" draw:text-style-name="P121" svg:x1="6.821cm" svg:y1="1.861cm" svg:x2="6.821cm" svg:y2="2.651cm"><text:p/></draw:line><draw:line draw:style-name="gr111" draw:text-style-name="P121" svg:x1="6.537cm" svg:y1="2.135cm" svg:x2="6.537cm" svg:y2="2.925cm"><text:p/></draw:line><draw:line draw:style-name="gr112" draw:text-style-name="P121" svg:x1="6.544cm" svg:y1="2.916cm" svg:x2="6.823cm" svg:y2="2.64cm"><text:p/></draw:line><draw:line draw:style-name="gr113" draw:text-style-name="P121" svg:x1="4.951cm" svg:y1="2.129cm" svg:x2="4.951cm" svg:y2="2.919cm"><text:p/></draw:line><draw:line draw:style-name="gr114" draw:text-style-name="P121" svg:x1="4.935cm" svg:y1="2.924cm" svg:x2="5.19cm" svg:y2="2.924cm"><text:p/></draw:line><draw:line draw:style-name="gr115" draw:text-style-name="P121" svg:x1="4.154cm" svg:y1="2.135cm" svg:x2="4.154cm" svg:y2="2.925cm"><text:p/></draw:line><draw:line draw:style-name="gr116" draw:text-style-name="P121" svg:x1="4.154cm" svg:y1="2.135cm" svg:x2="4.949cm" svg:y2="2.135cm"><text:p/></draw:line><draw:line draw:style-name="gr117" draw:text-style-name="P121" svg:x1="4.154cm" svg:y1="2.924cm" svg:x2="4.949cm" svg:y2="2.924cm"><text:p/></draw:line><draw:line draw:style-name="gr118" draw:text-style-name="P121" svg:x1="5.461cm" svg:y1="1.615cm" svg:x2="5.461cm" svg:y2="2.405cm"><text:p/></draw:line><draw:line draw:style-name="gr119" draw:text-style-name="P121" svg:x1="5.461cm" svg:y1="1.615cm" svg:x2="6.256cm" svg:y2="1.615cm"><text:p/></draw:line><draw:line draw:style-name="gr120" draw:text-style-name="P121" svg:x1="5.461cm" svg:y1="2.405cm" svg:x2="6.256cm" svg:y2="2.405cm"><text:p/></draw:line><draw:line draw:style-name="gr121" draw:text-style-name="P121" svg:x1="6.253cm" svg:y1="1.615cm" svg:x2="6.253cm" svg:y2="2.405cm"><text:p/></draw:line><draw:line draw:style-name="gr122" draw:text-style-name="P121" svg:x1="6.26cm" svg:y1="1.621cm" svg:x2="6.539cm" svg:y2="1.345cm"><text:p/></draw:line><draw:line draw:style-name="gr123" draw:text-style-name="P121" svg:x1="6.253cm" svg:y1="2.405cm" svg:x2="6.532cm" svg:y2="2.129cm"><text:p/></draw:line><draw:line draw:style-name="gr124" draw:text-style-name="P121" svg:x1="4.951cm" svg:y1="1.344cm" svg:x2="5.467cm" svg:y2="1.344cm"><text:p/></draw:line><draw:line draw:style-name="gr125" draw:text-style-name="P121" svg:x1="5.461cm" svg:y1="0.825cm" svg:x2="5.461cm" svg:y2="1.615cm"><text:p/></draw:line><draw:line draw:style-name="gr126" draw:text-style-name="P121" svg:x1="5.461cm" svg:y1="0.825cm" svg:x2="6.256cm" svg:y2="0.825cm"><text:p/></draw:line><draw:line draw:style-name="gr127" draw:text-style-name="P121" svg:x1="5.461cm" svg:y1="1.615cm" svg:x2="6.256cm" svg:y2="1.615cm"><text:p/></draw:line><draw:line draw:style-name="gr128" draw:text-style-name="P121" svg:x1="6.259cm" svg:y1="0.825cm" svg:x2="6.259cm" svg:y2="1.615cm"><text:p/></draw:line><draw:line draw:style-name="gr129" draw:text-style-name="P121" svg:x1="6.26cm" svg:y1="0.831cm" svg:x2="6.537cm" svg:y2="0.555cm"><text:p/></draw:line><draw:line draw:style-name="gr130" draw:text-style-name="P121" svg:x1="5.461cm" svg:y1="2.405cm" svg:x2="6.256cm" svg:y2="2.405cm"><text:p/></draw:line><draw:line draw:style-name="gr131" draw:text-style-name="P121" svg:x1="6.259cm" svg:y1="2.405cm" svg:x2="6.259cm" svg:y2="3.195cm"><text:p/></draw:line><draw:line draw:style-name="gr132" draw:text-style-name="P121" svg:x1="6.259cm" svg:y1="3.195cm" svg:x2="6.536cm" svg:y2="2.919cm"><text:p/></draw:line><draw:line draw:style-name="gr133" draw:text-style-name="P121" svg:x1="5.184cm" svg:y1="2.681cm" svg:x2="5.184cm" svg:y2="3.471cm"><text:p/></draw:line><draw:line draw:style-name="gr134" draw:text-style-name="P121" svg:x1="5.184cm" svg:y1="2.681cm" svg:x2="5.461cm" svg:y2="2.404cm"><text:p/></draw:line><draw:line draw:style-name="gr135" draw:text-style-name="P121" svg:x1="5.184cm" svg:y1="2.681cm" svg:x2="5.979cm" svg:y2="2.681cm"><text:p/></draw:line><draw:line draw:style-name="gr136" draw:text-style-name="P121" svg:x1="5.184cm" svg:y1="3.473cm" svg:x2="5.979cm" svg:y2="3.473cm"><text:p/></draw:line><draw:line draw:style-name="gr137" draw:text-style-name="P121" svg:x1="5.981cm" svg:y1="2.681cm" svg:x2="5.981cm" svg:y2="3.471cm"><text:p/></draw:line><draw:line draw:style-name="gr138" draw:text-style-name="P121" svg:x1="5.976cm" svg:y1="2.681cm" svg:x2="6.253cm" svg:y2="2.404cm"><text:p/></draw:line><draw:line draw:style-name="gr139" draw:text-style-name="P121" svg:x1="5.981cm" svg:y1="3.47cm" svg:x2="6.26cm" svg:y2="3.193cm"><text:p/></draw:line><draw:line draw:style-name="gr140" draw:text-style-name="P121" svg:x1="6.309cm" svg:y1="0.008cm" svg:x2="7.104cm" svg:y2="0.008cm"><text:p/></draw:line><draw:line draw:style-name="gr141" draw:text-style-name="P121" svg:x1="7.104cm" svg:y1="0.008cm" svg:x2="7.104cm" svg:y2="0.798cm"><text:p/></draw:line><draw:line draw:style-name="gr142" draw:text-style-name="P121" svg:x1="5.457cm" svg:y1="0.824cm" svg:x2="6.311cm" svg:y2="0.01cm"><text:p/></draw:line><draw:line draw:style-name="gr143" draw:text-style-name="P121" svg:x1="6.029cm" svg:y1="0.282cm" svg:x2="6.824cm" svg:y2="0.282cm"><text:p/></draw:line><draw:line draw:style-name="gr144" draw:text-style-name="P121" svg:x1="6.824cm" svg:y1="0.282cm" svg:x2="6.824cm" svg:y2="1.072cm"><text:p/></draw:line><draw:line draw:style-name="gr145" draw:text-style-name="P121" svg:x1="6.826cm" svg:y1="0.286cm" svg:x2="7.105cm" svg:y2="0.01cm"><text:p/></draw:line><draw:line draw:style-name="gr146" draw:text-style-name="P121" svg:x1="6.824cm" svg:y1="1.073cm" svg:x2="7.101cm" svg:y2="0.797cm"><text:p/></draw:line><draw:line draw:style-name="gr147" draw:text-style-name="P121" svg:x1="5.514cm" svg:y1="0.008cm" svg:x2="6.309cm" svg:y2="0.008cm"><text:p/></draw:line><draw:line draw:style-name="gr148" draw:text-style-name="P121" svg:x1="5.234cm" svg:y1="0.282cm" svg:x2="6.029cm" svg:y2="0.282cm"><text:p/></draw:line><draw:line draw:style-name="gr149" draw:text-style-name="P121" svg:x1="7.104cm" svg:y1="0.798cm" svg:x2="7.104cm" svg:y2="1.588cm"><text:p/></draw:line><draw:line draw:style-name="gr150" draw:text-style-name="P121" svg:x1="6.824cm" svg:y1="1.071cm" svg:x2="6.824cm" svg:y2="1.861cm"><text:p/></draw:line><draw:line draw:style-name="gr151" draw:text-style-name="P121" svg:x1="6.824cm" svg:y1="1.863cm" svg:x2="7.101cm" svg:y2="1.587cm"><text:p/></draw:line><draw:line draw:style-name="gr152" draw:text-style-name="P121" svg:x1="4.946cm" svg:y1="1.345cm" svg:x2="4.946cm" svg:y2="2.135cm"><text:p/></draw:line><draw:line draw:style-name="gr153" draw:text-style-name="P121" svg:x1="4.946cm" svg:y1="2.135cm" svg:x2="5.463cm" svg:y2="2.135cm"><text:p/></draw:line><draw:line draw:style-name="gr154" draw:text-style-name="P121" svg:x1="0.859cm" svg:y1="0.044cm" svg:x2="1.654cm" svg:y2="0.044cm"><text:p/></draw:line><draw:line draw:style-name="gr155" draw:text-style-name="P121" svg:x1="1.658cm" svg:y1="0.038cm" svg:x2="1.651cm" svg:y2="0.319cm"><text:p/></draw:line><draw:line draw:style-name="gr156" draw:text-style-name="P121" svg:x1="0.582cm" svg:y1="0.322cm" svg:x2="0.861cm" svg:y2="0.046cm"><text:p/></draw:line><draw:line draw:style-name="gr157" draw:text-style-name="P121" svg:x1="1.379cm" svg:y1="0.322cm" svg:x2="1.658cm" svg:y2="0.046cm"><text:p/></draw:line><draw:frame draw:style-name="gr158" draw:text-style-name="P124" svg:width="2.333cm" svg:height="0.414cm" svg:x="0.337cm" svg:y="3.588cm"><draw:text-box><text:p text:style-name="P122"><text:span text:style-name="T184">Vue de face</text:span></text:p></draw:text-box></draw:frame><draw:frame draw:style-name="gr159" draw:text-style-name="P124" svg:width="3.107cm" svg:height="0.414cm" svg:x="4.081cm" svg:y="3.588cm"><draw:text-box><text:p text:style-name="P122"><text:span text:style-name="T184">Vue de derrière</text:span></text:p></draw:text-box></draw:frame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list xml:id="list154823831525953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mbien de cubes composent cet objet ?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..</text:span></text:p>
      <text:list xml:id="list154822551509486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On peint entièrement l'objet en jaune puis on décolle tous les cubes. Quel est le nombre total de faces jaunes ?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..</text:span></text:p>
      <text:list xml:id="list154822695961152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Quel est le nombre total de faces qui sont restées blanches ?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..</text:span></text:p>
      <text:list xml:id="list154822848294573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Dessine ci-contre la vue de gauche en perspective de cet objet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g text:anchor-type="paragraph" draw:z-index="5" draw:name="Shape15_0" draw:style-name="gr19"><draw:g draw:style-name="gr20"><draw:g draw:style-name="gr20"><draw:line draw:style-name="gr21" draw:text-style-name="P120" svg:x1="0.598cm" svg:y1="0.309cm" svg:x2="0.598cm" svg:y2="4.799cm"><text:p/></draw:line><draw:line draw:style-name="gr21" draw:text-style-name="P120" svg:x1="0.971cm" svg:y1="0.309cm" svg:x2="0.971cm" svg:y2="4.799cm"><text:p/></draw:line><draw:line draw:style-name="gr21" draw:text-style-name="P120" svg:x1="1.346cm" svg:y1="0.309cm" svg:x2="1.346cm" svg:y2="4.799cm"><text:p/></draw:line><draw:line draw:style-name="gr21" draw:text-style-name="P120" svg:x1="1.72cm" svg:y1="0.309cm" svg:x2="1.72cm" svg:y2="4.799cm"><text:p/></draw:line><draw:line draw:style-name="gr21" draw:text-style-name="P120" svg:x1="2.095cm" svg:y1="0.309cm" svg:x2="2.095cm" svg:y2="4.799cm"><text:p/></draw:line><draw:line draw:style-name="gr21" draw:text-style-name="P120" svg:x1="2.473cm" svg:y1="0.309cm" svg:x2="2.473cm" svg:y2="4.799cm"><text:p/></draw:line><draw:line draw:style-name="gr21" draw:text-style-name="P120" svg:x1="2.845cm" svg:y1="0.309cm" svg:x2="2.845cm" svg:y2="4.799cm"><text:p/></draw:line><draw:line draw:style-name="gr21" draw:text-style-name="P120" svg:x1="3.219cm" svg:y1="0.309cm" svg:x2="3.219cm" svg:y2="4.799cm"><text:p/></draw:line><draw:line draw:style-name="gr21" draw:text-style-name="P120" svg:x1="3.594cm" svg:y1="0.309cm" svg:x2="3.594cm" svg:y2="4.799cm"><text:p/></draw:line><draw:line draw:style-name="gr21" draw:text-style-name="P120" svg:x1="3.968cm" svg:y1="0.309cm" svg:x2="3.968cm" svg:y2="4.799cm"><text:p/></draw:line><draw:line draw:style-name="gr21" draw:text-style-name="P120" svg:x1="4.343cm" svg:y1="0.309cm" svg:x2="4.343cm" svg:y2="4.799cm"><text:p/></draw:line><draw:line draw:style-name="gr21" draw:text-style-name="P120" svg:x1="4.722cm" svg:y1="0.309cm" svg:x2="4.722cm" svg:y2="4.799cm"><text:p/></draw:line><draw:line draw:style-name="gr21" draw:text-style-name="P120" svg:x1="5.094cm" svg:y1="0.309cm" svg:x2="5.094cm" svg:y2="4.799cm"><text:p/></draw:line><draw:line draw:style-name="gr21" draw:text-style-name="P120" svg:x1="5.468cm" svg:y1="0.309cm" svg:x2="5.468cm" svg:y2="4.799cm"><text:p/></draw:line><draw:line draw:style-name="gr21" draw:text-style-name="P120" svg:x1="5.842cm" svg:y1="0.309cm" svg:x2="5.842cm" svg:y2="4.799cm"><text:p/></draw:line><draw:line draw:style-name="gr21" draw:text-style-name="P120" svg:x1="6.217cm" svg:y1="0.309cm" svg:x2="6.217cm" svg:y2="4.799cm"><text:p/></draw:line><draw:line draw:style-name="gr21" draw:text-style-name="P120" svg:x1="6.591cm" svg:y1="0.309cm" svg:x2="6.591cm" svg:y2="4.799cm"><text:p/></draw:line><draw:line draw:style-name="gr21" draw:text-style-name="P120" svg:x1="6.966cm" svg:y1="0.309cm" svg:x2="6.966cm" svg:y2="4.799cm"><text:p/></draw:line><draw:line draw:style-name="gr21" draw:text-style-name="P120" svg:x1="7.343cm" svg:y1="0.309cm" svg:x2="7.343cm" svg:y2="4.799cm"><text:p/></draw:line><draw:line draw:style-name="gr21" draw:text-style-name="P120" svg:x1="0.598cm" svg:y1="0.309cm" svg:x2="7.341cm" svg:y2="0.309cm"><text:p/></draw:line><draw:line draw:style-name="gr21" draw:text-style-name="P120" svg:x1="0.598cm" svg:y1="0.683cm" svg:x2="7.341cm" svg:y2="0.683cm"><text:p/></draw:line><draw:line draw:style-name="gr21" draw:text-style-name="P120" svg:x1="0.598cm" svg:y1="1.057cm" svg:x2="7.341cm" svg:y2="1.057cm"><text:p/></draw:line><draw:line draw:style-name="gr21" draw:text-style-name="P120" svg:x1="0.598cm" svg:y1="1.431cm" svg:x2="7.341cm" svg:y2="1.431cm"><text:p/></draw:line><draw:line draw:style-name="gr21" draw:text-style-name="P120" svg:x1="0.598cm" svg:y1="1.803cm" svg:x2="7.341cm" svg:y2="1.803cm"><text:p/></draw:line><draw:line draw:style-name="gr21" draw:text-style-name="P120" svg:x1="0.598cm" svg:y1="2.184cm" svg:x2="7.341cm" svg:y2="2.184cm"><text:p/></draw:line><draw:line draw:style-name="gr21" draw:text-style-name="P120" svg:x1="0.598cm" svg:y1="2.558cm" svg:x2="7.341cm" svg:y2="2.558cm"><text:p/></draw:line><draw:line draw:style-name="gr21" draw:text-style-name="P120" svg:x1="0.598cm" svg:y1="2.932cm" svg:x2="7.341cm" svg:y2="2.932cm"><text:p/></draw:line><draw:line draw:style-name="gr21" draw:text-style-name="P120" svg:x1="0.598cm" svg:y1="3.306cm" svg:x2="7.341cm" svg:y2="3.306cm"><text:p/></draw:line><draw:line draw:style-name="gr21" draw:text-style-name="P120" svg:x1="0.598cm" svg:y1="3.678cm" svg:x2="7.341cm" svg:y2="3.678cm"><text:p/></draw:line><draw:line draw:style-name="gr21" draw:text-style-name="P120" svg:x1="0.598cm" svg:y1="4.052cm" svg:x2="7.341cm" svg:y2="4.052cm"><text:p/></draw:line><draw:line draw:style-name="gr21" draw:text-style-name="P120" svg:x1="0.598cm" svg:y1="4.426cm" svg:x2="7.341cm" svg:y2="4.426cm"><text:p/></draw:line><draw:line draw:style-name="gr21" draw:text-style-name="P120" svg:x1="0.598cm" svg:y1="4.805cm" svg:x2="7.341cm" svg:y2="4.805cm"><text:p/></draw:line></draw:g><draw:g draw:style-name="gr20"><draw:line draw:style-name="gr21" draw:text-style-name="P120" svg:x1="2.842cm" svg:y1="1.422cm" svg:x2="2.842cm" svg:y2="5.912cm"><text:p/></draw:line><draw:line draw:style-name="gr21" draw:text-style-name="P120" svg:x1="3.216cm" svg:y1="1.422cm" svg:x2="3.216cm" svg:y2="5.912cm"><text:p/></draw:line><draw:line draw:style-name="gr21" draw:text-style-name="P120" svg:x1="3.593cm" svg:y1="1.422cm" svg:x2="3.593cm" svg:y2="5.912cm"><text:p/></draw:line><draw:line draw:style-name="gr21" draw:text-style-name="P120" svg:x1="3.967cm" svg:y1="1.422cm" svg:x2="3.967cm" svg:y2="5.912cm"><text:p/></draw:line><draw:line draw:style-name="gr21" draw:text-style-name="P120" svg:x1="4.341cm" svg:y1="1.422cm" svg:x2="4.341cm" svg:y2="5.912cm"><text:p/></draw:line><draw:line draw:style-name="gr21" draw:text-style-name="P120" svg:x1="4.716cm" svg:y1="1.422cm" svg:x2="4.716cm" svg:y2="5.912cm"><text:p/></draw:line><draw:line draw:style-name="gr21" draw:text-style-name="P120" svg:x1="5.09cm" svg:y1="1.422cm" svg:x2="5.09cm" svg:y2="5.912cm"><text:p/></draw:line><draw:line draw:style-name="gr21" draw:text-style-name="P120" svg:x1="5.465cm" svg:y1="1.422cm" svg:x2="5.465cm" svg:y2="5.912cm"><text:p/></draw:line><draw:line draw:style-name="gr21" draw:text-style-name="P120" svg:x1="5.842cm" svg:y1="1.422cm" svg:x2="5.842cm" svg:y2="5.912cm"><text:p/></draw:line><draw:line draw:style-name="gr21" draw:text-style-name="P120" svg:x1="6.216cm" svg:y1="1.422cm" svg:x2="6.216cm" svg:y2="5.912cm"><text:p/></draw:line><draw:line draw:style-name="gr21" draw:text-style-name="P120" svg:x1="6.589cm" svg:y1="1.422cm" svg:x2="6.589cm" svg:y2="5.912cm"><text:p/></draw:line><draw:line draw:style-name="gr21" draw:text-style-name="P120" svg:x1="6.964cm" svg:y1="1.422cm" svg:x2="6.964cm" svg:y2="5.912cm"><text:p/></draw:line><draw:line draw:style-name="gr21" draw:text-style-name="P120" svg:x1="7.338cm" svg:y1="1.422cm" svg:x2="7.338cm" svg:y2="5.912cm"><text:p/></draw:line><draw:line draw:style-name="gr21" draw:text-style-name="P120" svg:x1="7.717cm" svg:y1="1.422cm" svg:x2="7.717cm" svg:y2="5.912cm"><text:p/></draw:line><draw:line draw:style-name="gr21" draw:text-style-name="P120" svg:x1="8.091cm" svg:y1="1.422cm" svg:x2="8.091cm" svg:y2="5.912cm"><text:p/></draw:line><draw:line draw:style-name="gr21" draw:text-style-name="P120" svg:x1="8.463cm" svg:y1="1.422cm" svg:x2="8.463cm" svg:y2="5.912cm"><text:p/></draw:line><draw:line draw:style-name="gr21" draw:text-style-name="P120" svg:x1="8.837cm" svg:y1="1.422cm" svg:x2="8.837cm" svg:y2="5.912cm"><text:p/></draw:line><draw:line draw:style-name="gr21" draw:text-style-name="P120" svg:x1="9.212cm" svg:y1="1.422cm" svg:x2="9.212cm" svg:y2="5.912cm"><text:p/></draw:line><draw:line draw:style-name="gr21" draw:text-style-name="P120" svg:x1="9.586cm" svg:y1="1.422cm" svg:x2="9.586cm" svg:y2="5.912cm"><text:p/></draw:line><draw:line draw:style-name="gr21" draw:text-style-name="P120" svg:x1="2.842cm" svg:y1="1.422cm" svg:x2="9.585cm" svg:y2="1.422cm"><text:p/></draw:line><draw:line draw:style-name="gr21" draw:text-style-name="P120" svg:x1="2.842cm" svg:y1="1.799cm" svg:x2="9.585cm" svg:y2="1.799cm"><text:p/></draw:line><draw:line draw:style-name="gr21" draw:text-style-name="P120" svg:x1="2.842cm" svg:y1="2.175cm" svg:x2="9.585cm" svg:y2="2.175cm"><text:p/></draw:line><draw:line draw:style-name="gr21" draw:text-style-name="P120" svg:x1="2.842cm" svg:y1="2.547cm" svg:x2="9.585cm" svg:y2="2.547cm"><text:p/></draw:line><draw:line draw:style-name="gr21" draw:text-style-name="P120" svg:x1="2.842cm" svg:y1="2.923cm" svg:x2="9.585cm" svg:y2="2.923cm"><text:p/></draw:line><draw:line draw:style-name="gr21" draw:text-style-name="P120" svg:x1="2.842cm" svg:y1="3.297cm" svg:x2="9.585cm" svg:y2="3.297cm"><text:p/></draw:line><draw:line draw:style-name="gr21" draw:text-style-name="P120" svg:x1="2.842cm" svg:y1="3.671cm" svg:x2="9.585cm" svg:y2="3.671cm"><text:p/></draw:line><draw:line draw:style-name="gr21" draw:text-style-name="P120" svg:x1="2.842cm" svg:y1="4.045cm" svg:x2="9.585cm" svg:y2="4.045cm"><text:p/></draw:line><draw:line draw:style-name="gr21" draw:text-style-name="P120" svg:x1="2.842cm" svg:y1="4.419cm" svg:x2="9.585cm" svg:y2="4.419cm"><text:p/></draw:line><draw:line draw:style-name="gr21" draw:text-style-name="P120" svg:x1="2.842cm" svg:y1="4.792cm" svg:x2="9.585cm" svg:y2="4.792cm"><text:p/></draw:line><draw:line draw:style-name="gr21" draw:text-style-name="P120" svg:x1="2.842cm" svg:y1="5.165cm" svg:x2="9.585cm" svg:y2="5.165cm"><text:p/></draw:line><draw:line draw:style-name="gr21" draw:text-style-name="P120" svg:x1="2.842cm" svg:y1="5.544cm" svg:x2="9.585cm" svg:y2="5.544cm"><text:p/></draw:line><draw:line draw:style-name="gr21" draw:text-style-name="P120" svg:x1="2.842cm" svg:y1="5.92cm" svg:x2="9.585cm" svg:y2="5.92cm"><text:p/></draw:line></draw:g><draw:g draw:style-name="gr20"><draw:line draw:style-name="gr21" draw:text-style-name="P120" svg:x1="2.847cm" svg:y1="0.302cm" svg:x2="2.847cm" svg:y2="4.792cm"><text:p/></draw:line><draw:line draw:style-name="gr21" draw:text-style-name="P120" svg:x1="3.221cm" svg:y1="0.302cm" svg:x2="3.221cm" svg:y2="4.792cm"><text:p/></draw:line><draw:line draw:style-name="gr21" draw:text-style-name="P120" svg:x1="3.596cm" svg:y1="0.302cm" svg:x2="3.596cm" svg:y2="4.792cm"><text:p/></draw:line><draw:line draw:style-name="gr21" draw:text-style-name="P120" svg:x1="3.971cm" svg:y1="0.302cm" svg:x2="3.971cm" svg:y2="4.792cm"><text:p/></draw:line><draw:line draw:style-name="gr21" draw:text-style-name="P120" svg:x1="4.348cm" svg:y1="0.302cm" svg:x2="4.348cm" svg:y2="4.792cm"><text:p/></draw:line><draw:line draw:style-name="gr21" draw:text-style-name="P120" svg:x1="4.722cm" svg:y1="0.302cm" svg:x2="4.722cm" svg:y2="4.792cm"><text:p/></draw:line><draw:line draw:style-name="gr21" draw:text-style-name="P120" svg:x1="5.095cm" svg:y1="0.302cm" svg:x2="5.095cm" svg:y2="4.792cm"><text:p/></draw:line><draw:line draw:style-name="gr21" draw:text-style-name="P120" svg:x1="5.469cm" svg:y1="0.302cm" svg:x2="5.469cm" svg:y2="4.792cm"><text:p/></draw:line><draw:line draw:style-name="gr21" draw:text-style-name="P120" svg:x1="5.844cm" svg:y1="0.302cm" svg:x2="5.844cm" svg:y2="4.792cm"><text:p/></draw:line><draw:line draw:style-name="gr21" draw:text-style-name="P120" svg:x1="6.223cm" svg:y1="0.302cm" svg:x2="6.223cm" svg:y2="4.792cm"><text:p/></draw:line><draw:line draw:style-name="gr21" draw:text-style-name="P120" svg:x1="6.597cm" svg:y1="0.302cm" svg:x2="6.597cm" svg:y2="4.792cm"><text:p/></draw:line><draw:line draw:style-name="gr21" draw:text-style-name="P120" svg:x1="6.969cm" svg:y1="0.302cm" svg:x2="6.969cm" svg:y2="4.792cm"><text:p/></draw:line><draw:line draw:style-name="gr21" draw:text-style-name="P120" svg:x1="7.343cm" svg:y1="0.302cm" svg:x2="7.343cm" svg:y2="4.792cm"><text:p/></draw:line><draw:line draw:style-name="gr21" draw:text-style-name="P120" svg:x1="7.717cm" svg:y1="0.302cm" svg:x2="7.717cm" svg:y2="4.792cm"><text:p/></draw:line><draw:line draw:style-name="gr21" draw:text-style-name="P120" svg:x1="8.093cm" svg:y1="0.302cm" svg:x2="8.093cm" svg:y2="4.792cm"><text:p/></draw:line><draw:line draw:style-name="gr21" draw:text-style-name="P120" svg:x1="8.467cm" svg:y1="0.302cm" svg:x2="8.467cm" svg:y2="4.792cm"><text:p/></draw:line><draw:line draw:style-name="gr21" draw:text-style-name="P120" svg:x1="8.841cm" svg:y1="0.302cm" svg:x2="8.841cm" svg:y2="4.792cm"><text:p/></draw:line><draw:line draw:style-name="gr21" draw:text-style-name="P120" svg:x1="9.218cm" svg:y1="0.302cm" svg:x2="9.218cm" svg:y2="4.792cm"><text:p/></draw:line><draw:line draw:style-name="gr21" draw:text-style-name="P120" svg:x1="9.592cm" svg:y1="0.302cm" svg:x2="9.592cm" svg:y2="4.792cm"><text:p/></draw:line><draw:line draw:style-name="gr21" draw:text-style-name="P120" svg:x1="2.847cm" svg:y1="0.302cm" svg:x2="9.59cm" svg:y2="0.302cm"><text:p/></draw:line><draw:line draw:style-name="gr21" draw:text-style-name="P120" svg:x1="2.847cm" svg:y1="0.681cm" svg:x2="9.59cm" svg:y2="0.681cm"><text:p/></draw:line><draw:line draw:style-name="gr21" draw:text-style-name="P120" svg:x1="2.847cm" svg:y1="1.053cm" svg:x2="9.59cm" svg:y2="1.053cm"><text:p/></draw:line><draw:line draw:style-name="gr21" draw:text-style-name="P120" svg:x1="2.847cm" svg:y1="1.429cm" svg:x2="9.59cm" svg:y2="1.429cm"><text:p/></draw:line><draw:line draw:style-name="gr21" draw:text-style-name="P120" svg:x1="2.847cm" svg:y1="1.803cm" svg:x2="9.59cm" svg:y2="1.803cm"><text:p/></draw:line><draw:line draw:style-name="gr21" draw:text-style-name="P120" svg:x1="2.847cm" svg:y1="2.177cm" svg:x2="9.59cm" svg:y2="2.177cm"><text:p/></draw:line><draw:line draw:style-name="gr21" draw:text-style-name="P120" svg:x1="2.847cm" svg:y1="2.551cm" svg:x2="9.59cm" svg:y2="2.551cm"><text:p/></draw:line><draw:line draw:style-name="gr21" draw:text-style-name="P120" svg:x1="2.847cm" svg:y1="2.925cm" svg:x2="9.59cm" svg:y2="2.925cm"><text:p/></draw:line><draw:line draw:style-name="gr21" draw:text-style-name="P120" svg:x1="2.847cm" svg:y1="3.298cm" svg:x2="9.59cm" svg:y2="3.298cm"><text:p/></draw:line><draw:line draw:style-name="gr21" draw:text-style-name="P120" svg:x1="2.847cm" svg:y1="3.671cm" svg:x2="9.59cm" svg:y2="3.671cm"><text:p/></draw:line><draw:line draw:style-name="gr21" draw:text-style-name="P120" svg:x1="2.847cm" svg:y1="4.048cm" svg:x2="9.59cm" svg:y2="4.048cm"><text:p/></draw:line><draw:line draw:style-name="gr21" draw:text-style-name="P120" svg:x1="2.847cm" svg:y1="4.426cm" svg:x2="9.59cm" svg:y2="4.426cm"><text:p/></draw:line><draw:line draw:style-name="gr21" draw:text-style-name="P120" svg:x1="2.847cm" svg:y1="4.8cm" svg:x2="9.59cm" svg:y2="4.8cm"><text:p/></draw:line></draw:g><draw:g draw:style-name="gr20"><draw:line draw:style-name="gr21" draw:text-style-name="P120" svg:x1="0.592cm" svg:y1="1.431cm" svg:x2="0.592cm" svg:y2="5.921cm"><text:p/></draw:line><draw:line draw:style-name="gr21" draw:text-style-name="P120" svg:x1="0.966cm" svg:y1="1.431cm" svg:x2="0.966cm" svg:y2="5.921cm"><text:p/></draw:line><draw:line draw:style-name="gr21" draw:text-style-name="P120" svg:x1="1.344cm" svg:y1="1.431cm" svg:x2="1.344cm" svg:y2="5.921cm"><text:p/></draw:line><draw:line draw:style-name="gr21" draw:text-style-name="P120" svg:x1="1.718cm" svg:y1="1.431cm" svg:x2="1.718cm" svg:y2="5.921cm"><text:p/></draw:line><draw:line draw:style-name="gr21" draw:text-style-name="P120" svg:x1="2.092cm" svg:y1="1.431cm" svg:x2="2.092cm" svg:y2="5.921cm"><text:p/></draw:line><draw:line draw:style-name="gr21" draw:text-style-name="P120" svg:x1="2.466cm" svg:y1="1.431cm" svg:x2="2.466cm" svg:y2="5.921cm"><text:p/></draw:line><draw:line draw:style-name="gr21" draw:text-style-name="P120" svg:x1="2.84cm" svg:y1="1.431cm" svg:x2="2.84cm" svg:y2="5.921cm"><text:p/></draw:line><draw:line draw:style-name="gr21" draw:text-style-name="P120" svg:x1="3.214cm" svg:y1="1.431cm" svg:x2="3.214cm" svg:y2="5.921cm"><text:p/></draw:line><draw:line draw:style-name="gr21" draw:text-style-name="P120" svg:x1="3.59cm" svg:y1="1.431cm" svg:x2="3.59cm" svg:y2="5.921cm"><text:p/></draw:line><draw:line draw:style-name="gr21" draw:text-style-name="P120" svg:x1="3.967cm" svg:y1="1.431cm" svg:x2="3.967cm" svg:y2="5.921cm"><text:p/></draw:line><draw:line draw:style-name="gr21" draw:text-style-name="P120" svg:x1="4.341cm" svg:y1="1.431cm" svg:x2="4.341cm" svg:y2="5.921cm"><text:p/></draw:line><draw:line draw:style-name="gr21" draw:text-style-name="P120" svg:x1="4.714cm" svg:y1="1.431cm" svg:x2="4.714cm" svg:y2="5.921cm"><text:p/></draw:line><draw:line draw:style-name="gr21" draw:text-style-name="P120" svg:x1="5.088cm" svg:y1="1.431cm" svg:x2="5.088cm" svg:y2="5.921cm"><text:p/></draw:line><draw:line draw:style-name="gr21" draw:text-style-name="P120" svg:x1="5.462cm" svg:y1="1.431cm" svg:x2="5.462cm" svg:y2="5.921cm"><text:p/></draw:line><draw:line draw:style-name="gr21" draw:text-style-name="P120" svg:x1="5.842cm" svg:y1="1.431cm" svg:x2="5.842cm" svg:y2="5.921cm"><text:p/></draw:line><draw:line draw:style-name="gr21" draw:text-style-name="P120" svg:x1="6.216cm" svg:y1="1.431cm" svg:x2="6.216cm" svg:y2="5.921cm"><text:p/></draw:line><draw:line draw:style-name="gr21" draw:text-style-name="P120" svg:x1="6.588cm" svg:y1="1.431cm" svg:x2="6.588cm" svg:y2="5.921cm"><text:p/></draw:line><draw:line draw:style-name="gr21" draw:text-style-name="P120" svg:x1="6.962cm" svg:y1="1.431cm" svg:x2="6.962cm" svg:y2="5.921cm"><text:p/></draw:line><draw:line draw:style-name="gr21" draw:text-style-name="P120" svg:x1="7.336cm" svg:y1="1.431cm" svg:x2="7.336cm" svg:y2="5.921cm"><text:p/></draw:line><draw:line draw:style-name="gr21" draw:text-style-name="P120" svg:x1="0.592cm" svg:y1="1.431cm" svg:x2="7.335cm" svg:y2="1.431cm"><text:p/></draw:line><draw:line draw:style-name="gr21" draw:text-style-name="P120" svg:x1="0.592cm" svg:y1="1.803cm" svg:x2="7.335cm" svg:y2="1.803cm"><text:p/></draw:line><draw:line draw:style-name="gr21" draw:text-style-name="P120" svg:x1="0.592cm" svg:y1="2.177cm" svg:x2="7.335cm" svg:y2="2.177cm"><text:p/></draw:line><draw:line draw:style-name="gr21" draw:text-style-name="P120" svg:x1="0.592cm" svg:y1="2.551cm" svg:x2="7.335cm" svg:y2="2.551cm"><text:p/></draw:line><draw:line draw:style-name="gr21" draw:text-style-name="P120" svg:x1="0.592cm" svg:y1="2.925cm" svg:x2="7.335cm" svg:y2="2.925cm"><text:p/></draw:line><draw:line draw:style-name="gr21" draw:text-style-name="P120" svg:x1="0.592cm" svg:y1="3.302cm" svg:x2="7.335cm" svg:y2="3.302cm"><text:p/></draw:line><draw:line draw:style-name="gr21" draw:text-style-name="P120" svg:x1="0.592cm" svg:y1="3.678cm" svg:x2="7.335cm" svg:y2="3.678cm"><text:p/></draw:line><draw:line draw:style-name="gr21" draw:text-style-name="P120" svg:x1="0.592cm" svg:y1="4.052cm" svg:x2="7.335cm" svg:y2="4.052cm"><text:p/></draw:line><draw:line draw:style-name="gr21" draw:text-style-name="P120" svg:x1="0.592cm" svg:y1="4.426cm" svg:x2="7.335cm" svg:y2="4.426cm"><text:p/></draw:line><draw:line draw:style-name="gr21" draw:text-style-name="P120" svg:x1="0.592cm" svg:y1="4.8cm" svg:x2="7.335cm" svg:y2="4.8cm"><text:p/></draw:line><draw:line draw:style-name="gr21" draw:text-style-name="P120" svg:x1="0.592cm" svg:y1="5.172cm" svg:x2="7.335cm" svg:y2="5.172cm"><text:p/></draw:line><draw:line draw:style-name="gr21" draw:text-style-name="P120" svg:x1="0.592cm" svg:y1="5.547cm" svg:x2="7.335cm" svg:y2="5.547cm"><text:p/></draw:line><draw:line draw:style-name="gr21" draw:text-style-name="P120" svg:x1="0.592cm" svg:y1="5.927cm" svg:x2="7.335cm" svg:y2="5.927cm"><text:p/></draw:line></draw:g></draw:g><draw:g draw:style-name="gr20"><draw:line draw:style-name="gr22" draw:text-style-name="P121" svg:x1="0.609cm" svg:y1="1.05cm" svg:x2="0.609cm" svg:y2="2.162cm"><text:p/></draw:line><draw:line draw:style-name="gr23" draw:text-style-name="P121" svg:x1="0.605cm" svg:y1="1.055cm" svg:x2="0.994cm" svg:y2="0.665cm"><text:p/></draw:line><draw:line draw:style-name="gr24" draw:text-style-name="P121" svg:x1="0.609cm" svg:y1="1.05cm" svg:x2="1.724cm" svg:y2="1.05cm"><text:p/></draw:line><draw:line draw:style-name="gr25" draw:text-style-name="P121" svg:x1="0.609cm" svg:y1="2.163cm" svg:x2="1.724cm" svg:y2="2.163cm"><text:p/></draw:line><draw:line draw:style-name="gr26" draw:text-style-name="P121" svg:x1="0.609cm" svg:y1="1.05cm" svg:x2="0.609cm" svg:y2="2.162cm"><text:p/></draw:line><draw:line draw:style-name="gr27" draw:text-style-name="P121" svg:x1="1.726cm" svg:y1="1.055cm" svg:x2="2.115cm" svg:y2="0.665cm"><text:p/></draw:line><draw:line draw:style-name="gr28" draw:text-style-name="P121" svg:x1="1.725cm" svg:y1="2.163cm" svg:x2="2.114cm" svg:y2="1.773cm"><text:p/></draw:line><draw:line draw:style-name="gr29" draw:text-style-name="P121" svg:x1="0.995cm" svg:y1="0.66cm" svg:x2="2.11cm" svg:y2="0.66cm"><text:p/></draw:line><draw:line draw:style-name="gr30" draw:text-style-name="P121" svg:x1="2.122cm" svg:y1="0.66cm" svg:x2="2.122cm" svg:y2="1.77cm"><text:p/></draw:line><draw:line draw:style-name="gr31" draw:text-style-name="P121" svg:x1="0.609cm" svg:y1="2.163cm" svg:x2="1.724cm" svg:y2="2.163cm"><text:p/></draw:line><draw:line draw:style-name="gr22" draw:text-style-name="P121" svg:x1="0.609cm" svg:y1="1.05cm" svg:x2="0.609cm" svg:y2="2.162cm"><text:p/></draw:line><draw:line draw:style-name="gr23" draw:text-style-name="P121" svg:x1="0.605cm" svg:y1="1.055cm" svg:x2="0.994cm" svg:y2="0.665cm"><text:p/></draw:line><draw:line draw:style-name="gr24" draw:text-style-name="P121" svg:x1="0.609cm" svg:y1="1.05cm" svg:x2="1.724cm" svg:y2="1.05cm"><text:p/></draw:line><draw:line draw:style-name="gr25" draw:text-style-name="P121" svg:x1="0.609cm" svg:y1="2.163cm" svg:x2="1.724cm" svg:y2="2.163cm"><text:p/></draw:line><draw:line draw:style-name="gr26" draw:text-style-name="P121" svg:x1="0.609cm" svg:y1="1.05cm" svg:x2="0.609cm" svg:y2="2.162cm"><text:p/></draw:line><draw:line draw:style-name="gr27" draw:text-style-name="P121" svg:x1="1.726cm" svg:y1="1.055cm" svg:x2="2.115cm" svg:y2="0.665cm"><text:p/></draw:line><draw:line draw:style-name="gr28" draw:text-style-name="P121" svg:x1="1.725cm" svg:y1="2.163cm" svg:x2="2.114cm" svg:y2="1.773cm"><text:p/></draw:line><draw:line draw:style-name="gr29" draw:text-style-name="P121" svg:x1="0.995cm" svg:y1="0.66cm" svg:x2="2.11cm" svg:y2="0.66cm"><text:p/></draw:line><draw:line draw:style-name="gr30" draw:text-style-name="P121" svg:x1="2.122cm" svg:y1="0.66cm" svg:x2="2.122cm" svg:y2="1.77cm"><text:p/></draw:line><draw:line draw:style-name="gr31" draw:text-style-name="P121" svg:x1="0.609cm" svg:y1="2.163cm" svg:x2="1.724cm" svg:y2="2.163cm"><text:p/></draw:line><draw:line draw:style-name="gr30" draw:text-style-name="P121" svg:x1="1.741cm" svg:y1="1.041cm" svg:x2="1.741cm" svg:y2="2.151cm"><text:p/></draw:line><draw:frame draw:style-name="gr32" draw:text-style-name="P123" svg:width="2.759cm" svg:height="0.585cm" svg:x="0.614cm" svg:y="0.224cm"><draw:text-box><text:p text:style-name="P122"><text:span text:style-name="T183">Cube modèle</text:span></text:p></draw:text-box></draw:frame></draw:g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54823316918122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<text:s/>Dessine ci-dessous la vue de droite en perspective de cet objet.</text:span></text:p>
            </text:list-item>
          </text:list>
        </text:list-item>
      </text:list>
      <text:h text:style-name="_5f_Paragraphe" text:outline-level="1"><draw:g text:anchor-type="paragraph" draw:z-index="6" draw:name="Shape15_1" draw:style-name="gr19"><draw:g draw:style-name="gr20"><draw:g draw:style-name="gr20"><draw:line draw:style-name="gr21" draw:text-style-name="P120" svg:x1="0.007cm" svg:y1="0.284cm" svg:x2="0.007cm" svg:y2="4.774cm"><text:p/></draw:line><draw:line draw:style-name="gr21" draw:text-style-name="P120" svg:x1="0.38cm" svg:y1="0.284cm" svg:x2="0.38cm" svg:y2="4.774cm"><text:p/></draw:line><draw:line draw:style-name="gr21" draw:text-style-name="P120" svg:x1="0.755cm" svg:y1="0.284cm" svg:x2="0.755cm" svg:y2="4.774cm"><text:p/></draw:line><draw:line draw:style-name="gr21" draw:text-style-name="P120" svg:x1="1.129cm" svg:y1="0.284cm" svg:x2="1.129cm" svg:y2="4.774cm"><text:p/></draw:line><draw:line draw:style-name="gr21" draw:text-style-name="P120" svg:x1="1.504cm" svg:y1="0.284cm" svg:x2="1.504cm" svg:y2="4.774cm"><text:p/></draw:line><draw:line draw:style-name="gr21" draw:text-style-name="P120" svg:x1="1.879cm" svg:y1="0.284cm" svg:x2="1.879cm" svg:y2="4.774cm"><text:p/></draw:line><draw:line draw:style-name="gr21" draw:text-style-name="P120" svg:x1="2.254cm" svg:y1="0.284cm" svg:x2="2.254cm" svg:y2="4.774cm"><text:p/></draw:line><draw:line draw:style-name="gr21" draw:text-style-name="P120" svg:x1="2.628cm" svg:y1="0.284cm" svg:x2="2.628cm" svg:y2="4.774cm"><text:p/></draw:line><draw:line draw:style-name="gr21" draw:text-style-name="P120" svg:x1="3.003cm" svg:y1="0.284cm" svg:x2="3.003cm" svg:y2="4.774cm"><text:p/></draw:line><draw:line draw:style-name="gr21" draw:text-style-name="P120" svg:x1="3.377cm" svg:y1="0.284cm" svg:x2="3.377cm" svg:y2="4.774cm"><text:p/></draw:line><draw:line draw:style-name="gr21" draw:text-style-name="P120" svg:x1="3.752cm" svg:y1="0.284cm" svg:x2="3.752cm" svg:y2="4.774cm"><text:p/></draw:line><draw:line draw:style-name="gr21" draw:text-style-name="P120" svg:x1="4.127cm" svg:y1="0.284cm" svg:x2="4.127cm" svg:y2="4.774cm"><text:p/></draw:line><draw:line draw:style-name="gr21" draw:text-style-name="P120" svg:x1="4.503cm" svg:y1="0.284cm" svg:x2="4.503cm" svg:y2="4.774cm"><text:p/></draw:line><draw:line draw:style-name="gr21" draw:text-style-name="P120" svg:x1="4.877cm" svg:y1="0.284cm" svg:x2="4.877cm" svg:y2="4.774cm"><text:p/></draw:line><draw:line draw:style-name="gr21" draw:text-style-name="P120" svg:x1="5.251cm" svg:y1="0.284cm" svg:x2="5.251cm" svg:y2="4.774cm"><text:p/></draw:line><draw:line draw:style-name="gr21" draw:text-style-name="P120" svg:x1="5.626cm" svg:y1="0.284cm" svg:x2="5.626cm" svg:y2="4.774cm"><text:p/></draw:line><draw:line draw:style-name="gr21" draw:text-style-name="P120" svg:x1="6cm" svg:y1="0.284cm" svg:x2="6cm" svg:y2="4.774cm"><text:p/></draw:line><draw:line draw:style-name="gr21" draw:text-style-name="P120" svg:x1="6.375cm" svg:y1="0.284cm" svg:x2="6.375cm" svg:y2="4.774cm"><text:p/></draw:line><draw:line draw:style-name="gr21" draw:text-style-name="P120" svg:x1="6.752cm" svg:y1="0.284cm" svg:x2="6.752cm" svg:y2="4.774cm"><text:p/></draw:line><draw:line draw:style-name="gr21" draw:text-style-name="P120" svg:x1="0.007cm" svg:y1="0.284cm" svg:x2="6.75cm" svg:y2="0.284cm"><text:p/></draw:line><draw:line draw:style-name="gr21" draw:text-style-name="P120" svg:x1="0.007cm" svg:y1="0.658cm" svg:x2="6.75cm" svg:y2="0.658cm"><text:p/></draw:line><draw:line draw:style-name="gr21" draw:text-style-name="P120" svg:x1="0.007cm" svg:y1="1.032cm" svg:x2="6.75cm" svg:y2="1.032cm"><text:p/></draw:line><draw:line draw:style-name="gr21" draw:text-style-name="P120" svg:x1="0.007cm" svg:y1="1.406cm" svg:x2="6.75cm" svg:y2="1.406cm"><text:p/></draw:line><draw:line draw:style-name="gr21" draw:text-style-name="P120" svg:x1="0.007cm" svg:y1="1.778cm" svg:x2="6.75cm" svg:y2="1.778cm"><text:p/></draw:line><draw:line draw:style-name="gr21" draw:text-style-name="P120" svg:x1="0.007cm" svg:y1="2.159cm" svg:x2="6.75cm" svg:y2="2.159cm"><text:p/></draw:line><draw:line draw:style-name="gr21" draw:text-style-name="P120" svg:x1="0.007cm" svg:y1="2.533cm" svg:x2="6.75cm" svg:y2="2.533cm"><text:p/></draw:line><draw:line draw:style-name="gr21" draw:text-style-name="P120" svg:x1="0.007cm" svg:y1="2.907cm" svg:x2="6.75cm" svg:y2="2.907cm"><text:p/></draw:line><draw:line draw:style-name="gr21" draw:text-style-name="P120" svg:x1="0.007cm" svg:y1="3.281cm" svg:x2="6.75cm" svg:y2="3.281cm"><text:p/></draw:line><draw:line draw:style-name="gr21" draw:text-style-name="P120" svg:x1="0.007cm" svg:y1="3.653cm" svg:x2="6.75cm" svg:y2="3.653cm"><text:p/></draw:line><draw:line draw:style-name="gr21" draw:text-style-name="P120" svg:x1="0.007cm" svg:y1="4.027cm" svg:x2="6.75cm" svg:y2="4.027cm"><text:p/></draw:line><draw:line draw:style-name="gr21" draw:text-style-name="P120" svg:x1="0.007cm" svg:y1="4.401cm" svg:x2="6.75cm" svg:y2="4.401cm"><text:p/></draw:line><draw:line draw:style-name="gr21" draw:text-style-name="P120" svg:x1="0.007cm" svg:y1="4.78cm" svg:x2="6.75cm" svg:y2="4.78cm"><text:p/></draw:line></draw:g><draw:g draw:style-name="gr20"><draw:line draw:style-name="gr21" draw:text-style-name="P120" svg:x1="2.251cm" svg:y1="1.397cm" svg:x2="2.251cm" svg:y2="5.887cm"><text:p/></draw:line><draw:line draw:style-name="gr21" draw:text-style-name="P120" svg:x1="2.625cm" svg:y1="1.397cm" svg:x2="2.625cm" svg:y2="5.887cm"><text:p/></draw:line><draw:line draw:style-name="gr21" draw:text-style-name="P120" svg:x1="3.002cm" svg:y1="1.397cm" svg:x2="3.002cm" svg:y2="5.887cm"><text:p/></draw:line><draw:line draw:style-name="gr21" draw:text-style-name="P120" svg:x1="3.376cm" svg:y1="1.397cm" svg:x2="3.376cm" svg:y2="5.887cm"><text:p/></draw:line><draw:line draw:style-name="gr21" draw:text-style-name="P120" svg:x1="3.75cm" svg:y1="1.397cm" svg:x2="3.75cm" svg:y2="5.887cm"><text:p/></draw:line><draw:line draw:style-name="gr21" draw:text-style-name="P120" svg:x1="4.125cm" svg:y1="1.397cm" svg:x2="4.125cm" svg:y2="5.887cm"><text:p/></draw:line><draw:line draw:style-name="gr21" draw:text-style-name="P120" svg:x1="4.499cm" svg:y1="1.397cm" svg:x2="4.499cm" svg:y2="5.887cm"><text:p/></draw:line><draw:line draw:style-name="gr21" draw:text-style-name="P120" svg:x1="4.874cm" svg:y1="1.397cm" svg:x2="4.874cm" svg:y2="5.887cm"><text:p/></draw:line><draw:line draw:style-name="gr21" draw:text-style-name="P120" svg:x1="5.251cm" svg:y1="1.397cm" svg:x2="5.251cm" svg:y2="5.887cm"><text:p/></draw:line><draw:line draw:style-name="gr21" draw:text-style-name="P120" svg:x1="5.625cm" svg:y1="1.397cm" svg:x2="5.625cm" svg:y2="5.887cm"><text:p/></draw:line><draw:line draw:style-name="gr21" draw:text-style-name="P120" svg:x1="5.998cm" svg:y1="1.397cm" svg:x2="5.998cm" svg:y2="5.887cm"><text:p/></draw:line><draw:line draw:style-name="gr21" draw:text-style-name="P120" svg:x1="6.373cm" svg:y1="1.397cm" svg:x2="6.373cm" svg:y2="5.887cm"><text:p/></draw:line><draw:line draw:style-name="gr21" draw:text-style-name="P120" svg:x1="6.747cm" svg:y1="1.397cm" svg:x2="6.747cm" svg:y2="5.887cm"><text:p/></draw:line><draw:line draw:style-name="gr21" draw:text-style-name="P120" svg:x1="7.122cm" svg:y1="1.397cm" svg:x2="7.122cm" svg:y2="5.887cm"><text:p/></draw:line><draw:line draw:style-name="gr21" draw:text-style-name="P120" svg:x1="7.497cm" svg:y1="1.397cm" svg:x2="7.497cm" svg:y2="5.887cm"><text:p/></draw:line><draw:line draw:style-name="gr21" draw:text-style-name="P120" svg:x1="7.872cm" svg:y1="1.397cm" svg:x2="7.872cm" svg:y2="5.887cm"><text:p/></draw:line><draw:line draw:style-name="gr21" draw:text-style-name="P120" svg:x1="8.246cm" svg:y1="1.397cm" svg:x2="8.246cm" svg:y2="5.887cm"><text:p/></draw:line><draw:line draw:style-name="gr21" draw:text-style-name="P120" svg:x1="8.621cm" svg:y1="1.397cm" svg:x2="8.621cm" svg:y2="5.887cm"><text:p/></draw:line><draw:line draw:style-name="gr21" draw:text-style-name="P120" svg:x1="8.995cm" svg:y1="1.397cm" svg:x2="8.995cm" svg:y2="5.887cm"><text:p/></draw:line><draw:line draw:style-name="gr21" draw:text-style-name="P120" svg:x1="2.251cm" svg:y1="1.397cm" svg:x2="8.994cm" svg:y2="1.397cm"><text:p/></draw:line><draw:line draw:style-name="gr21" draw:text-style-name="P120" svg:x1="2.251cm" svg:y1="1.774cm" svg:x2="8.994cm" svg:y2="1.774cm"><text:p/></draw:line><draw:line draw:style-name="gr21" draw:text-style-name="P120" svg:x1="2.251cm" svg:y1="2.15cm" svg:x2="8.994cm" svg:y2="2.15cm"><text:p/></draw:line><draw:line draw:style-name="gr21" draw:text-style-name="P120" svg:x1="2.251cm" svg:y1="2.522cm" svg:x2="8.994cm" svg:y2="2.522cm"><text:p/></draw:line><draw:line draw:style-name="gr21" draw:text-style-name="P120" svg:x1="2.251cm" svg:y1="2.898cm" svg:x2="8.994cm" svg:y2="2.898cm"><text:p/></draw:line><draw:line draw:style-name="gr21" draw:text-style-name="P120" svg:x1="2.251cm" svg:y1="3.272cm" svg:x2="8.994cm" svg:y2="3.272cm"><text:p/></draw:line><draw:line draw:style-name="gr21" draw:text-style-name="P120" svg:x1="2.251cm" svg:y1="3.646cm" svg:x2="8.994cm" svg:y2="3.646cm"><text:p/></draw:line><draw:line draw:style-name="gr21" draw:text-style-name="P120" svg:x1="2.251cm" svg:y1="4.02cm" svg:x2="8.994cm" svg:y2="4.02cm"><text:p/></draw:line><draw:line draw:style-name="gr21" draw:text-style-name="P120" svg:x1="2.251cm" svg:y1="4.394cm" svg:x2="8.994cm" svg:y2="4.394cm"><text:p/></draw:line><draw:line draw:style-name="gr21" draw:text-style-name="P120" svg:x1="2.251cm" svg:y1="4.766cm" svg:x2="8.994cm" svg:y2="4.766cm"><text:p/></draw:line><draw:line draw:style-name="gr21" draw:text-style-name="P120" svg:x1="2.251cm" svg:y1="5.14cm" svg:x2="8.994cm" svg:y2="5.14cm"><text:p/></draw:line><draw:line draw:style-name="gr21" draw:text-style-name="P120" svg:x1="2.251cm" svg:y1="5.519cm" svg:x2="8.994cm" svg:y2="5.519cm"><text:p/></draw:line><draw:line draw:style-name="gr21" draw:text-style-name="P120" svg:x1="2.251cm" svg:y1="5.895cm" svg:x2="8.994cm" svg:y2="5.895cm"><text:p/></draw:line></draw:g><draw:g draw:style-name="gr20"><draw:line draw:style-name="gr21" draw:text-style-name="P120" svg:x1="2.256cm" svg:y1="0.277cm" svg:x2="2.256cm" svg:y2="4.767cm"><text:p/></draw:line><draw:line draw:style-name="gr21" draw:text-style-name="P120" svg:x1="2.63cm" svg:y1="0.277cm" svg:x2="2.63cm" svg:y2="4.767cm"><text:p/></draw:line><draw:line draw:style-name="gr21" draw:text-style-name="P120" svg:x1="3.005cm" svg:y1="0.277cm" svg:x2="3.005cm" svg:y2="4.767cm"><text:p/></draw:line><draw:line draw:style-name="gr21" draw:text-style-name="P120" svg:x1="3.38cm" svg:y1="0.277cm" svg:x2="3.38cm" svg:y2="4.767cm"><text:p/></draw:line><draw:line draw:style-name="gr21" draw:text-style-name="P120" svg:x1="3.754cm" svg:y1="0.277cm" svg:x2="3.754cm" svg:y2="4.767cm"><text:p/></draw:line><draw:line draw:style-name="gr21" draw:text-style-name="P120" svg:x1="4.131cm" svg:y1="0.277cm" svg:x2="4.131cm" svg:y2="4.767cm"><text:p/></draw:line><draw:line draw:style-name="gr21" draw:text-style-name="P120" svg:x1="4.504cm" svg:y1="0.277cm" svg:x2="4.504cm" svg:y2="4.767cm"><text:p/></draw:line><draw:line draw:style-name="gr21" draw:text-style-name="P120" svg:x1="4.878cm" svg:y1="0.277cm" svg:x2="4.878cm" svg:y2="4.767cm"><text:p/></draw:line><draw:line draw:style-name="gr21" draw:text-style-name="P120" svg:x1="5.253cm" svg:y1="0.277cm" svg:x2="5.253cm" svg:y2="4.767cm"><text:p/></draw:line><draw:line draw:style-name="gr21" draw:text-style-name="P120" svg:x1="5.628cm" svg:y1="0.277cm" svg:x2="5.628cm" svg:y2="4.767cm"><text:p/></draw:line><draw:line draw:style-name="gr21" draw:text-style-name="P120" svg:x1="6.002cm" svg:y1="0.277cm" svg:x2="6.002cm" svg:y2="4.767cm"><text:p/></draw:line><draw:line draw:style-name="gr21" draw:text-style-name="P120" svg:x1="6.378cm" svg:y1="0.277cm" svg:x2="6.378cm" svg:y2="4.767cm"><text:p/></draw:line><draw:line draw:style-name="gr21" draw:text-style-name="P120" svg:x1="6.752cm" svg:y1="0.277cm" svg:x2="6.752cm" svg:y2="4.767cm"><text:p/></draw:line><draw:line draw:style-name="gr21" draw:text-style-name="P120" svg:x1="7.126cm" svg:y1="0.277cm" svg:x2="7.126cm" svg:y2="4.767cm"><text:p/></draw:line><draw:line draw:style-name="gr21" draw:text-style-name="P120" svg:x1="7.502cm" svg:y1="0.277cm" svg:x2="7.502cm" svg:y2="4.767cm"><text:p/></draw:line><draw:line draw:style-name="gr21" draw:text-style-name="P120" svg:x1="7.876cm" svg:y1="0.277cm" svg:x2="7.876cm" svg:y2="4.767cm"><text:p/></draw:line><draw:line draw:style-name="gr21" draw:text-style-name="P120" svg:x1="8.25cm" svg:y1="0.277cm" svg:x2="8.25cm" svg:y2="4.767cm"><text:p/></draw:line><draw:line draw:style-name="gr21" draw:text-style-name="P120" svg:x1="8.627cm" svg:y1="0.277cm" svg:x2="8.627cm" svg:y2="4.767cm"><text:p/></draw:line><draw:line draw:style-name="gr21" draw:text-style-name="P120" svg:x1="9.001cm" svg:y1="0.277cm" svg:x2="9.001cm" svg:y2="4.767cm"><text:p/></draw:line><draw:line draw:style-name="gr21" draw:text-style-name="P120" svg:x1="2.256cm" svg:y1="0.277cm" svg:x2="8.999cm" svg:y2="0.277cm"><text:p/></draw:line><draw:line draw:style-name="gr21" draw:text-style-name="P120" svg:x1="2.256cm" svg:y1="0.656cm" svg:x2="8.999cm" svg:y2="0.656cm"><text:p/></draw:line><draw:line draw:style-name="gr21" draw:text-style-name="P120" svg:x1="2.256cm" svg:y1="1.028cm" svg:x2="8.999cm" svg:y2="1.028cm"><text:p/></draw:line><draw:line draw:style-name="gr21" draw:text-style-name="P120" svg:x1="2.256cm" svg:y1="1.404cm" svg:x2="8.999cm" svg:y2="1.404cm"><text:p/></draw:line><draw:line draw:style-name="gr21" draw:text-style-name="P120" svg:x1="2.256cm" svg:y1="1.778cm" svg:x2="8.999cm" svg:y2="1.778cm"><text:p/></draw:line><draw:line draw:style-name="gr21" draw:text-style-name="P120" svg:x1="2.256cm" svg:y1="2.152cm" svg:x2="8.999cm" svg:y2="2.152cm"><text:p/></draw:line><draw:line draw:style-name="gr21" draw:text-style-name="P120" svg:x1="2.256cm" svg:y1="2.526cm" svg:x2="8.999cm" svg:y2="2.526cm"><text:p/></draw:line><draw:line draw:style-name="gr21" draw:text-style-name="P120" svg:x1="2.256cm" svg:y1="2.9cm" svg:x2="8.999cm" svg:y2="2.9cm"><text:p/></draw:line><draw:line draw:style-name="gr21" draw:text-style-name="P120" svg:x1="2.256cm" svg:y1="3.272cm" svg:x2="8.999cm" svg:y2="3.272cm"><text:p/></draw:line><draw:line draw:style-name="gr21" draw:text-style-name="P120" svg:x1="2.256cm" svg:y1="3.646cm" svg:x2="8.999cm" svg:y2="3.646cm"><text:p/></draw:line><draw:line draw:style-name="gr21" draw:text-style-name="P120" svg:x1="2.256cm" svg:y1="4.023cm" svg:x2="8.999cm" svg:y2="4.023cm"><text:p/></draw:line><draw:line draw:style-name="gr21" draw:text-style-name="P120" svg:x1="2.256cm" svg:y1="4.401cm" svg:x2="8.999cm" svg:y2="4.401cm"><text:p/></draw:line><draw:line draw:style-name="gr21" draw:text-style-name="P120" svg:x1="2.256cm" svg:y1="4.775cm" svg:x2="8.999cm" svg:y2="4.775cm"><text:p/></draw:line></draw:g><draw:g draw:style-name="gr20"><draw:line draw:style-name="gr21" draw:text-style-name="P120" svg:x1="0.001cm" svg:y1="1.406cm" svg:x2="0.001cm" svg:y2="5.896cm"><text:p/></draw:line><draw:line draw:style-name="gr21" draw:text-style-name="P120" svg:x1="0.375cm" svg:y1="1.406cm" svg:x2="0.375cm" svg:y2="5.896cm"><text:p/></draw:line><draw:line draw:style-name="gr21" draw:text-style-name="P120" svg:x1="0.753cm" svg:y1="1.406cm" svg:x2="0.753cm" svg:y2="5.896cm"><text:p/></draw:line><draw:line draw:style-name="gr21" draw:text-style-name="P120" svg:x1="1.127cm" svg:y1="1.406cm" svg:x2="1.127cm" svg:y2="5.896cm"><text:p/></draw:line><draw:line draw:style-name="gr21" draw:text-style-name="P120" svg:x1="1.501cm" svg:y1="1.406cm" svg:x2="1.501cm" svg:y2="5.896cm"><text:p/></draw:line><draw:line draw:style-name="gr21" draw:text-style-name="P120" svg:x1="1.875cm" svg:y1="1.406cm" svg:x2="1.875cm" svg:y2="5.896cm"><text:p/></draw:line><draw:line draw:style-name="gr21" draw:text-style-name="P120" svg:x1="2.249cm" svg:y1="1.406cm" svg:x2="2.249cm" svg:y2="5.896cm"><text:p/></draw:line><draw:line draw:style-name="gr21" draw:text-style-name="P120" svg:x1="2.623cm" svg:y1="1.406cm" svg:x2="2.623cm" svg:y2="5.896cm"><text:p/></draw:line><draw:line draw:style-name="gr21" draw:text-style-name="P120" svg:x1="2.999cm" svg:y1="1.406cm" svg:x2="2.999cm" svg:y2="5.896cm"><text:p/></draw:line><draw:line draw:style-name="gr21" draw:text-style-name="P120" svg:x1="3.373cm" svg:y1="1.406cm" svg:x2="3.373cm" svg:y2="5.896cm"><text:p/></draw:line><draw:line draw:style-name="gr21" draw:text-style-name="P120" svg:x1="3.747cm" svg:y1="1.406cm" svg:x2="3.747cm" svg:y2="5.896cm"><text:p/></draw:line><draw:line draw:style-name="gr21" draw:text-style-name="P120" svg:x1="4.123cm" svg:y1="1.406cm" svg:x2="4.123cm" svg:y2="5.896cm"><text:p/></draw:line><draw:line draw:style-name="gr21" draw:text-style-name="P120" svg:x1="4.497cm" svg:y1="1.406cm" svg:x2="4.497cm" svg:y2="5.896cm"><text:p/></draw:line><draw:line draw:style-name="gr21" draw:text-style-name="P120" svg:x1="4.871cm" svg:y1="1.406cm" svg:x2="4.871cm" svg:y2="5.896cm"><text:p/></draw:line><draw:line draw:style-name="gr21" draw:text-style-name="P120" svg:x1="5.247cm" svg:y1="1.406cm" svg:x2="5.247cm" svg:y2="5.896cm"><text:p/></draw:line><draw:line draw:style-name="gr21" draw:text-style-name="P120" svg:x1="5.621cm" svg:y1="1.406cm" svg:x2="5.621cm" svg:y2="5.896cm"><text:p/></draw:line><draw:line draw:style-name="gr21" draw:text-style-name="P120" svg:x1="5.997cm" svg:y1="1.406cm" svg:x2="5.997cm" svg:y2="5.896cm"><text:p/></draw:line><draw:line draw:style-name="gr21" draw:text-style-name="P120" svg:x1="6.371cm" svg:y1="1.406cm" svg:x2="6.371cm" svg:y2="5.896cm"><text:p/></draw:line><draw:line draw:style-name="gr21" draw:text-style-name="P120" svg:x1="6.745cm" svg:y1="1.406cm" svg:x2="6.745cm" svg:y2="5.896cm"><text:p/></draw:line><draw:line draw:style-name="gr21" draw:text-style-name="P120" svg:x1="0.001cm" svg:y1="1.406cm" svg:x2="6.744cm" svg:y2="1.406cm"><text:p/></draw:line><draw:line draw:style-name="gr21" draw:text-style-name="P120" svg:x1="0.001cm" svg:y1="1.778cm" svg:x2="6.744cm" svg:y2="1.778cm"><text:p/></draw:line><draw:line draw:style-name="gr21" draw:text-style-name="P120" svg:x1="0.001cm" svg:y1="2.152cm" svg:x2="6.744cm" svg:y2="2.152cm"><text:p/></draw:line><draw:line draw:style-name="gr21" draw:text-style-name="P120" svg:x1="0.001cm" svg:y1="2.526cm" svg:x2="6.744cm" svg:y2="2.526cm"><text:p/></draw:line><draw:line draw:style-name="gr21" draw:text-style-name="P120" svg:x1="0.001cm" svg:y1="2.9cm" svg:x2="6.744cm" svg:y2="2.9cm"><text:p/></draw:line><draw:line draw:style-name="gr21" draw:text-style-name="P120" svg:x1="0.001cm" svg:y1="3.277cm" svg:x2="6.744cm" svg:y2="3.277cm"><text:p/></draw:line><draw:line draw:style-name="gr21" draw:text-style-name="P120" svg:x1="0.001cm" svg:y1="3.653cm" svg:x2="6.744cm" svg:y2="3.653cm"><text:p/></draw:line><draw:line draw:style-name="gr21" draw:text-style-name="P120" svg:x1="0.001cm" svg:y1="4.027cm" svg:x2="6.744cm" svg:y2="4.027cm"><text:p/></draw:line><draw:line draw:style-name="gr21" draw:text-style-name="P120" svg:x1="0.001cm" svg:y1="4.401cm" svg:x2="6.744cm" svg:y2="4.401cm"><text:p/></draw:line><draw:line draw:style-name="gr21" draw:text-style-name="P120" svg:x1="0.001cm" svg:y1="4.775cm" svg:x2="6.744cm" svg:y2="4.775cm"><text:p/></draw:line><draw:line draw:style-name="gr21" draw:text-style-name="P120" svg:x1="0.001cm" svg:y1="5.147cm" svg:x2="6.744cm" svg:y2="5.147cm"><text:p/></draw:line><draw:line draw:style-name="gr21" draw:text-style-name="P120" svg:x1="0.001cm" svg:y1="5.521cm" svg:x2="6.744cm" svg:y2="5.521cm"><text:p/></draw:line><draw:line draw:style-name="gr21" draw:text-style-name="P120" svg:x1="0.001cm" svg:y1="5.902cm" svg:x2="6.744cm" svg:y2="5.902cm"><text:p/></draw:line></draw:g></draw:g><draw:g draw:style-name="gr20"><draw:line draw:style-name="gr22" draw:text-style-name="P121" svg:x1="0.018cm" svg:y1="1.025cm" svg:x2="0.018cm" svg:y2="2.137cm"><text:p/></draw:line><draw:line draw:style-name="gr23" draw:text-style-name="P121" svg:x1="0.014cm" svg:y1="1.03cm" svg:x2="0.403cm" svg:y2="0.64cm"><text:p/></draw:line><draw:line draw:style-name="gr24" draw:text-style-name="P121" svg:x1="0.018cm" svg:y1="1.025cm" svg:x2="1.133cm" svg:y2="1.025cm"><text:p/></draw:line><draw:line draw:style-name="gr25" draw:text-style-name="P121" svg:x1="0.018cm" svg:y1="2.138cm" svg:x2="1.133cm" svg:y2="2.138cm"><text:p/></draw:line><draw:line draw:style-name="gr26" draw:text-style-name="P121" svg:x1="0.018cm" svg:y1="1.025cm" svg:x2="0.018cm" svg:y2="2.137cm"><text:p/></draw:line><draw:line draw:style-name="gr27" draw:text-style-name="P121" svg:x1="1.135cm" svg:y1="1.03cm" svg:x2="1.524cm" svg:y2="0.64cm"><text:p/></draw:line><draw:line draw:style-name="gr28" draw:text-style-name="P121" svg:x1="1.134cm" svg:y1="2.138cm" svg:x2="1.523cm" svg:y2="1.748cm"><text:p/></draw:line><draw:line draw:style-name="gr29" draw:text-style-name="P121" svg:x1="0.404cm" svg:y1="0.635cm" svg:x2="1.519cm" svg:y2="0.635cm"><text:p/></draw:line><draw:line draw:style-name="gr30" draw:text-style-name="P121" svg:x1="1.527cm" svg:y1="0.635cm" svg:x2="1.527cm" svg:y2="1.745cm"><text:p/></draw:line><draw:line draw:style-name="gr31" draw:text-style-name="P121" svg:x1="0.018cm" svg:y1="2.138cm" svg:x2="1.133cm" svg:y2="2.138cm"><text:p/></draw:line><draw:line draw:style-name="gr22" draw:text-style-name="P121" svg:x1="0.018cm" svg:y1="1.025cm" svg:x2="0.018cm" svg:y2="2.137cm"><text:p/></draw:line><draw:line draw:style-name="gr23" draw:text-style-name="P121" svg:x1="0.014cm" svg:y1="1.03cm" svg:x2="0.403cm" svg:y2="0.64cm"><text:p/></draw:line><draw:line draw:style-name="gr24" draw:text-style-name="P121" svg:x1="0.018cm" svg:y1="1.025cm" svg:x2="1.133cm" svg:y2="1.025cm"><text:p/></draw:line><draw:line draw:style-name="gr25" draw:text-style-name="P121" svg:x1="0.018cm" svg:y1="2.138cm" svg:x2="1.133cm" svg:y2="2.138cm"><text:p/></draw:line><draw:line draw:style-name="gr26" draw:text-style-name="P121" svg:x1="0.018cm" svg:y1="1.025cm" svg:x2="0.018cm" svg:y2="2.137cm"><text:p/></draw:line><draw:line draw:style-name="gr27" draw:text-style-name="P121" svg:x1="1.135cm" svg:y1="1.03cm" svg:x2="1.524cm" svg:y2="0.64cm"><text:p/></draw:line><draw:line draw:style-name="gr28" draw:text-style-name="P121" svg:x1="1.134cm" svg:y1="2.138cm" svg:x2="1.523cm" svg:y2="1.748cm"><text:p/></draw:line><draw:line draw:style-name="gr29" draw:text-style-name="P121" svg:x1="0.404cm" svg:y1="0.635cm" svg:x2="1.519cm" svg:y2="0.635cm"><text:p/></draw:line><draw:line draw:style-name="gr30" draw:text-style-name="P121" svg:x1="1.527cm" svg:y1="0.635cm" svg:x2="1.527cm" svg:y2="1.745cm"><text:p/></draw:line><draw:line draw:style-name="gr31" draw:text-style-name="P121" svg:x1="0.018cm" svg:y1="2.138cm" svg:x2="1.133cm" svg:y2="2.138cm"><text:p/></draw:line><draw:line draw:style-name="gr30" draw:text-style-name="P121" svg:x1="1.146cm" svg:y1="1.016cm" svg:x2="1.146cm" svg:y2="2.126cm"><text:p/></draw:line><draw:frame draw:style-name="gr32" draw:text-style-name="P123" svg:width="2.759cm" svg:height="0.585cm" svg:x="0.023cm" svg:y="0.199cm"><draw:text-box><text:p text:style-name="P122"><text:span text:style-name="T183">Cube modèle</text:span></text:p></draw:text-box></draw:frame></draw:g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54823253173186" text:continue-numbering="true" text:style-name="_5f_Numérotation_20_des_20_exercices">
        <text:list-item>
          <text:h text:style-name="_5f_Titre_5f_Exercices_5f_sans_5f_Titre" text:outline-level="1"><text:span text:style-name="_5f_Caractères">Représente, en perspective cavalière, un morceau de sucre en forme de parallélépipède rectangle de longueur 1,8 cm, de largeur 1,2 cm et de hauteur 2,8 cm.</text:span></text:h>
        </text:list-item>
      </text:list>
      <text:h text:style-name="_5f_Paragraphe" text:outline-level="1"><draw:g text:anchor-type="paragraph" draw:z-index="7" draw:name="Shape19" draw:style-name="gr19"><draw:g draw:style-name="gr20"><draw:line draw:style-name="gr21" draw:text-style-name="P120" svg:x1="0.007cm" svg:y1="0.306cm" svg:x2="0.007cm" svg:y2="4.796cm"><text:p/></draw:line><draw:line draw:style-name="gr21" draw:text-style-name="P120" svg:x1="0.38cm" svg:y1="0.306cm" svg:x2="0.38cm" svg:y2="4.796cm"><text:p/></draw:line><draw:line draw:style-name="gr21" draw:text-style-name="P120" svg:x1="0.755cm" svg:y1="0.306cm" svg:x2="0.755cm" svg:y2="4.796cm"><text:p/></draw:line><draw:line draw:style-name="gr21" draw:text-style-name="P120" svg:x1="1.129cm" svg:y1="0.306cm" svg:x2="1.129cm" svg:y2="4.796cm"><text:p/></draw:line><draw:line draw:style-name="gr21" draw:text-style-name="P120" svg:x1="1.504cm" svg:y1="0.306cm" svg:x2="1.504cm" svg:y2="4.796cm"><text:p/></draw:line><draw:line draw:style-name="gr21" draw:text-style-name="P120" svg:x1="1.879cm" svg:y1="0.306cm" svg:x2="1.879cm" svg:y2="4.796cm"><text:p/></draw:line><draw:line draw:style-name="gr21" draw:text-style-name="P120" svg:x1="2.254cm" svg:y1="0.306cm" svg:x2="2.254cm" svg:y2="4.796cm"><text:p/></draw:line><draw:line draw:style-name="gr21" draw:text-style-name="P120" svg:x1="2.628cm" svg:y1="0.306cm" svg:x2="2.628cm" svg:y2="4.796cm"><text:p/></draw:line><draw:line draw:style-name="gr21" draw:text-style-name="P120" svg:x1="3.003cm" svg:y1="0.306cm" svg:x2="3.003cm" svg:y2="4.796cm"><text:p/></draw:line><draw:line draw:style-name="gr21" draw:text-style-name="P120" svg:x1="3.377cm" svg:y1="0.306cm" svg:x2="3.377cm" svg:y2="4.796cm"><text:p/></draw:line><draw:line draw:style-name="gr21" draw:text-style-name="P120" svg:x1="3.752cm" svg:y1="0.306cm" svg:x2="3.752cm" svg:y2="4.796cm"><text:p/></draw:line><draw:line draw:style-name="gr21" draw:text-style-name="P120" svg:x1="4.127cm" svg:y1="0.306cm" svg:x2="4.127cm" svg:y2="4.796cm"><text:p/></draw:line><draw:line draw:style-name="gr21" draw:text-style-name="P120" svg:x1="4.503cm" svg:y1="0.306cm" svg:x2="4.503cm" svg:y2="4.796cm"><text:p/></draw:line><draw:line draw:style-name="gr21" draw:text-style-name="P120" svg:x1="4.877cm" svg:y1="0.306cm" svg:x2="4.877cm" svg:y2="4.796cm"><text:p/></draw:line><draw:line draw:style-name="gr21" draw:text-style-name="P120" svg:x1="5.251cm" svg:y1="0.306cm" svg:x2="5.251cm" svg:y2="4.796cm"><text:p/></draw:line><draw:line draw:style-name="gr21" draw:text-style-name="P120" svg:x1="5.626cm" svg:y1="0.306cm" svg:x2="5.626cm" svg:y2="4.796cm"><text:p/></draw:line><draw:line draw:style-name="gr21" draw:text-style-name="P120" svg:x1="6cm" svg:y1="0.306cm" svg:x2="6cm" svg:y2="4.796cm"><text:p/></draw:line><draw:line draw:style-name="gr21" draw:text-style-name="P120" svg:x1="6.375cm" svg:y1="0.306cm" svg:x2="6.375cm" svg:y2="4.796cm"><text:p/></draw:line><draw:line draw:style-name="gr21" draw:text-style-name="P120" svg:x1="6.752cm" svg:y1="0.306cm" svg:x2="6.752cm" svg:y2="4.796cm"><text:p/></draw:line><draw:line draw:style-name="gr21" draw:text-style-name="P120" svg:x1="0.007cm" svg:y1="0.306cm" svg:x2="6.75cm" svg:y2="0.306cm"><text:p/></draw:line><draw:line draw:style-name="gr21" draw:text-style-name="P120" svg:x1="0.007cm" svg:y1="0.679cm" svg:x2="6.75cm" svg:y2="0.679cm"><text:p/></draw:line><draw:line draw:style-name="gr21" draw:text-style-name="P120" svg:x1="0.007cm" svg:y1="1.054cm" svg:x2="6.75cm" svg:y2="1.054cm"><text:p/></draw:line><draw:line draw:style-name="gr21" draw:text-style-name="P120" svg:x1="0.007cm" svg:y1="1.427cm" svg:x2="6.75cm" svg:y2="1.427cm"><text:p/></draw:line><draw:line draw:style-name="gr21" draw:text-style-name="P120" svg:x1="0.007cm" svg:y1="1.801cm" svg:x2="6.75cm" svg:y2="1.801cm"><text:p/></draw:line><draw:line draw:style-name="gr21" draw:text-style-name="P120" svg:x1="0.007cm" svg:y1="2.18cm" svg:x2="6.75cm" svg:y2="2.18cm"><text:p/></draw:line><draw:line draw:style-name="gr21" draw:text-style-name="P120" svg:x1="0.007cm" svg:y1="2.554cm" svg:x2="6.75cm" svg:y2="2.554cm"><text:p/></draw:line><draw:line draw:style-name="gr21" draw:text-style-name="P120" svg:x1="0.007cm" svg:y1="2.928cm" svg:x2="6.75cm" svg:y2="2.928cm"><text:p/></draw:line><draw:line draw:style-name="gr21" draw:text-style-name="P120" svg:x1="0.007cm" svg:y1="3.302cm" svg:x2="6.75cm" svg:y2="3.302cm"><text:p/></draw:line><draw:line draw:style-name="gr21" draw:text-style-name="P120" svg:x1="0.007cm" svg:y1="3.674cm" svg:x2="6.75cm" svg:y2="3.674cm"><text:p/></draw:line><draw:line draw:style-name="gr21" draw:text-style-name="P120" svg:x1="0.007cm" svg:y1="4.049cm" svg:x2="6.75cm" svg:y2="4.049cm"><text:p/></draw:line><draw:line draw:style-name="gr21" draw:text-style-name="P120" svg:x1="0.007cm" svg:y1="4.423cm" svg:x2="6.75cm" svg:y2="4.423cm"><text:p/></draw:line><draw:line draw:style-name="gr21" draw:text-style-name="P120" svg:x1="0.007cm" svg:y1="4.8cm" svg:x2="6.75cm" svg:y2="4.8cm"><text:p/></draw:line></draw:g><draw:g draw:style-name="gr20"><draw:line draw:style-name="gr21" draw:text-style-name="P120" svg:x1="2.251cm" svg:y1="1.419cm" svg:x2="2.251cm" svg:y2="5.909cm"><text:p/></draw:line><draw:line draw:style-name="gr21" draw:text-style-name="P120" svg:x1="2.625cm" svg:y1="1.419cm" svg:x2="2.625cm" svg:y2="5.909cm"><text:p/></draw:line><draw:line draw:style-name="gr21" draw:text-style-name="P120" svg:x1="3.002cm" svg:y1="1.419cm" svg:x2="3.002cm" svg:y2="5.909cm"><text:p/></draw:line><draw:line draw:style-name="gr21" draw:text-style-name="P120" svg:x1="3.376cm" svg:y1="1.419cm" svg:x2="3.376cm" svg:y2="5.909cm"><text:p/></draw:line><draw:line draw:style-name="gr21" draw:text-style-name="P120" svg:x1="3.75cm" svg:y1="1.419cm" svg:x2="3.75cm" svg:y2="5.909cm"><text:p/></draw:line><draw:line draw:style-name="gr21" draw:text-style-name="P120" svg:x1="4.125cm" svg:y1="1.419cm" svg:x2="4.125cm" svg:y2="5.909cm"><text:p/></draw:line><draw:line draw:style-name="gr21" draw:text-style-name="P120" svg:x1="4.499cm" svg:y1="1.419cm" svg:x2="4.499cm" svg:y2="5.909cm"><text:p/></draw:line><draw:line draw:style-name="gr21" draw:text-style-name="P120" svg:x1="4.874cm" svg:y1="1.419cm" svg:x2="4.874cm" svg:y2="5.909cm"><text:p/></draw:line><draw:line draw:style-name="gr21" draw:text-style-name="P120" svg:x1="5.251cm" svg:y1="1.419cm" svg:x2="5.251cm" svg:y2="5.909cm"><text:p/></draw:line><draw:line draw:style-name="gr21" draw:text-style-name="P120" svg:x1="5.625cm" svg:y1="1.419cm" svg:x2="5.625cm" svg:y2="5.909cm"><text:p/></draw:line><draw:line draw:style-name="gr21" draw:text-style-name="P120" svg:x1="5.998cm" svg:y1="1.419cm" svg:x2="5.998cm" svg:y2="5.909cm"><text:p/></draw:line><draw:line draw:style-name="gr21" draw:text-style-name="P120" svg:x1="6.373cm" svg:y1="1.419cm" svg:x2="6.373cm" svg:y2="5.909cm"><text:p/></draw:line><draw:line draw:style-name="gr21" draw:text-style-name="P120" svg:x1="6.747cm" svg:y1="1.419cm" svg:x2="6.747cm" svg:y2="5.909cm"><text:p/></draw:line><draw:line draw:style-name="gr21" draw:text-style-name="P120" svg:x1="7.122cm" svg:y1="1.419cm" svg:x2="7.122cm" svg:y2="5.909cm"><text:p/></draw:line><draw:line draw:style-name="gr21" draw:text-style-name="P120" svg:x1="7.497cm" svg:y1="1.419cm" svg:x2="7.497cm" svg:y2="5.909cm"><text:p/></draw:line><draw:line draw:style-name="gr21" draw:text-style-name="P120" svg:x1="7.872cm" svg:y1="1.419cm" svg:x2="7.872cm" svg:y2="5.909cm"><text:p/></draw:line><draw:line draw:style-name="gr21" draw:text-style-name="P120" svg:x1="8.246cm" svg:y1="1.419cm" svg:x2="8.246cm" svg:y2="5.909cm"><text:p/></draw:line><draw:line draw:style-name="gr21" draw:text-style-name="P120" svg:x1="8.621cm" svg:y1="1.419cm" svg:x2="8.621cm" svg:y2="5.909cm"><text:p/></draw:line><draw:line draw:style-name="gr21" draw:text-style-name="P120" svg:x1="8.995cm" svg:y1="1.419cm" svg:x2="8.995cm" svg:y2="5.909cm"><text:p/></draw:line><draw:line draw:style-name="gr21" draw:text-style-name="P120" svg:x1="2.251cm" svg:y1="1.419cm" svg:x2="8.994cm" svg:y2="1.419cm"><text:p/></draw:line><draw:line draw:style-name="gr21" draw:text-style-name="P120" svg:x1="2.251cm" svg:y1="1.794cm" svg:x2="8.994cm" svg:y2="1.794cm"><text:p/></draw:line><draw:line draw:style-name="gr21" draw:text-style-name="P120" svg:x1="2.251cm" svg:y1="2.17cm" svg:x2="8.994cm" svg:y2="2.17cm"><text:p/></draw:line><draw:line draw:style-name="gr21" draw:text-style-name="P120" svg:x1="2.251cm" svg:y1="2.542cm" svg:x2="8.994cm" svg:y2="2.542cm"><text:p/></draw:line><draw:line draw:style-name="gr21" draw:text-style-name="P120" svg:x1="2.251cm" svg:y1="2.919cm" svg:x2="8.994cm" svg:y2="2.919cm"><text:p/></draw:line><draw:line draw:style-name="gr21" draw:text-style-name="P120" svg:x1="2.251cm" svg:y1="3.293cm" svg:x2="8.994cm" svg:y2="3.293cm"><text:p/></draw:line><draw:line draw:style-name="gr21" draw:text-style-name="P120" svg:x1="2.251cm" svg:y1="3.667cm" svg:x2="8.994cm" svg:y2="3.667cm"><text:p/></draw:line><draw:line draw:style-name="gr21" draw:text-style-name="P120" svg:x1="2.251cm" svg:y1="4.041cm" svg:x2="8.994cm" svg:y2="4.041cm"><text:p/></draw:line><draw:line draw:style-name="gr21" draw:text-style-name="P120" svg:x1="2.251cm" svg:y1="4.415cm" svg:x2="8.994cm" svg:y2="4.415cm"><text:p/></draw:line><draw:line draw:style-name="gr21" draw:text-style-name="P120" svg:x1="2.251cm" svg:y1="4.79cm" svg:x2="8.994cm" svg:y2="4.79cm"><text:p/></draw:line><draw:line draw:style-name="gr21" draw:text-style-name="P120" svg:x1="2.251cm" svg:y1="5.163cm" svg:x2="8.994cm" svg:y2="5.163cm"><text:p/></draw:line><draw:line draw:style-name="gr21" draw:text-style-name="P120" svg:x1="2.251cm" svg:y1="5.539cm" svg:x2="8.994cm" svg:y2="5.539cm"><text:p/></draw:line><draw:line draw:style-name="gr21" draw:text-style-name="P120" svg:x1="2.251cm" svg:y1="5.916cm" svg:x2="8.994cm" svg:y2="5.916cm"><text:p/></draw:line></draw:g><draw:g draw:style-name="gr20"><draw:line draw:style-name="gr21" draw:text-style-name="P120" svg:x1="2.256cm" svg:y1="0.299cm" svg:x2="2.256cm" svg:y2="4.789cm"><text:p/></draw:line><draw:line draw:style-name="gr21" draw:text-style-name="P120" svg:x1="2.63cm" svg:y1="0.299cm" svg:x2="2.63cm" svg:y2="4.789cm"><text:p/></draw:line><draw:line draw:style-name="gr21" draw:text-style-name="P120" svg:x1="3.005cm" svg:y1="0.299cm" svg:x2="3.005cm" svg:y2="4.789cm"><text:p/></draw:line><draw:line draw:style-name="gr21" draw:text-style-name="P120" svg:x1="3.38cm" svg:y1="0.299cm" svg:x2="3.38cm" svg:y2="4.789cm"><text:p/></draw:line><draw:line draw:style-name="gr21" draw:text-style-name="P120" svg:x1="3.754cm" svg:y1="0.299cm" svg:x2="3.754cm" svg:y2="4.789cm"><text:p/></draw:line><draw:line draw:style-name="gr21" draw:text-style-name="P120" svg:x1="4.131cm" svg:y1="0.299cm" svg:x2="4.131cm" svg:y2="4.789cm"><text:p/></draw:line><draw:line draw:style-name="gr21" draw:text-style-name="P120" svg:x1="4.504cm" svg:y1="0.299cm" svg:x2="4.504cm" svg:y2="4.789cm"><text:p/></draw:line><draw:line draw:style-name="gr21" draw:text-style-name="P120" svg:x1="4.878cm" svg:y1="0.299cm" svg:x2="4.878cm" svg:y2="4.789cm"><text:p/></draw:line><draw:line draw:style-name="gr21" draw:text-style-name="P120" svg:x1="5.253cm" svg:y1="0.299cm" svg:x2="5.253cm" svg:y2="4.789cm"><text:p/></draw:line><draw:line draw:style-name="gr21" draw:text-style-name="P120" svg:x1="5.628cm" svg:y1="0.299cm" svg:x2="5.628cm" svg:y2="4.789cm"><text:p/></draw:line><draw:line draw:style-name="gr21" draw:text-style-name="P120" svg:x1="6.002cm" svg:y1="0.299cm" svg:x2="6.002cm" svg:y2="4.789cm"><text:p/></draw:line><draw:line draw:style-name="gr21" draw:text-style-name="P120" svg:x1="6.378cm" svg:y1="0.299cm" svg:x2="6.378cm" svg:y2="4.789cm"><text:p/></draw:line><draw:line draw:style-name="gr21" draw:text-style-name="P120" svg:x1="6.752cm" svg:y1="0.299cm" svg:x2="6.752cm" svg:y2="4.789cm"><text:p/></draw:line><draw:line draw:style-name="gr21" draw:text-style-name="P120" svg:x1="7.126cm" svg:y1="0.299cm" svg:x2="7.126cm" svg:y2="4.789cm"><text:p/></draw:line><draw:line draw:style-name="gr21" draw:text-style-name="P120" svg:x1="7.502cm" svg:y1="0.299cm" svg:x2="7.502cm" svg:y2="4.789cm"><text:p/></draw:line><draw:line draw:style-name="gr21" draw:text-style-name="P120" svg:x1="7.876cm" svg:y1="0.299cm" svg:x2="7.876cm" svg:y2="4.789cm"><text:p/></draw:line><draw:line draw:style-name="gr21" draw:text-style-name="P120" svg:x1="8.25cm" svg:y1="0.299cm" svg:x2="8.25cm" svg:y2="4.789cm"><text:p/></draw:line><draw:line draw:style-name="gr21" draw:text-style-name="P120" svg:x1="8.627cm" svg:y1="0.299cm" svg:x2="8.627cm" svg:y2="4.789cm"><text:p/></draw:line><draw:line draw:style-name="gr21" draw:text-style-name="P120" svg:x1="9.001cm" svg:y1="0.299cm" svg:x2="9.001cm" svg:y2="4.789cm"><text:p/></draw:line><draw:line draw:style-name="gr21" draw:text-style-name="P120" svg:x1="2.256cm" svg:y1="0.299cm" svg:x2="8.999cm" svg:y2="0.299cm"><text:p/></draw:line><draw:line draw:style-name="gr21" draw:text-style-name="P120" svg:x1="2.256cm" svg:y1="0.676cm" svg:x2="8.999cm" svg:y2="0.676cm"><text:p/></draw:line><draw:line draw:style-name="gr21" draw:text-style-name="P120" svg:x1="2.256cm" svg:y1="1.048cm" svg:x2="8.999cm" svg:y2="1.048cm"><text:p/></draw:line><draw:line draw:style-name="gr21" draw:text-style-name="P120" svg:x1="2.256cm" svg:y1="1.425cm" svg:x2="8.999cm" svg:y2="1.425cm"><text:p/></draw:line><draw:line draw:style-name="gr21" draw:text-style-name="P120" svg:x1="2.256cm" svg:y1="1.799cm" svg:x2="8.999cm" svg:y2="1.799cm"><text:p/></draw:line><draw:line draw:style-name="gr21" draw:text-style-name="P120" svg:x1="2.256cm" svg:y1="2.173cm" svg:x2="8.999cm" svg:y2="2.173cm"><text:p/></draw:line><draw:line draw:style-name="gr21" draw:text-style-name="P120" svg:x1="2.256cm" svg:y1="2.547cm" svg:x2="8.999cm" svg:y2="2.547cm"><text:p/></draw:line><draw:line draw:style-name="gr21" draw:text-style-name="P120" svg:x1="2.256cm" svg:y1="2.921cm" svg:x2="8.999cm" svg:y2="2.921cm"><text:p/></draw:line><draw:line draw:style-name="gr21" draw:text-style-name="P120" svg:x1="2.256cm" svg:y1="3.296cm" svg:x2="8.999cm" svg:y2="3.296cm"><text:p/></draw:line><draw:line draw:style-name="gr21" draw:text-style-name="P120" svg:x1="2.256cm" svg:y1="3.668cm" svg:x2="8.999cm" svg:y2="3.668cm"><text:p/></draw:line><draw:line draw:style-name="gr21" draw:text-style-name="P120" svg:x1="2.256cm" svg:y1="4.043cm" svg:x2="8.999cm" svg:y2="4.043cm"><text:p/></draw:line><draw:line draw:style-name="gr21" draw:text-style-name="P120" svg:x1="2.256cm" svg:y1="4.422cm" svg:x2="8.999cm" svg:y2="4.422cm"><text:p/></draw:line><draw:line draw:style-name="gr21" draw:text-style-name="P120" svg:x1="2.256cm" svg:y1="4.796cm" svg:x2="8.999cm" svg:y2="4.796cm"><text:p/></draw:line></draw:g><draw:g draw:style-name="gr20"><draw:line draw:style-name="gr21" draw:text-style-name="P120" svg:x1="0.001cm" svg:y1="1.427cm" svg:x2="0.001cm" svg:y2="5.917cm"><text:p/></draw:line><draw:line draw:style-name="gr21" draw:text-style-name="P120" svg:x1="0.375cm" svg:y1="1.427cm" svg:x2="0.375cm" svg:y2="5.917cm"><text:p/></draw:line><draw:line draw:style-name="gr21" draw:text-style-name="P120" svg:x1="0.753cm" svg:y1="1.427cm" svg:x2="0.753cm" svg:y2="5.917cm"><text:p/></draw:line><draw:line draw:style-name="gr21" draw:text-style-name="P120" svg:x1="1.127cm" svg:y1="1.427cm" svg:x2="1.127cm" svg:y2="5.917cm"><text:p/></draw:line><draw:line draw:style-name="gr21" draw:text-style-name="P120" svg:x1="1.501cm" svg:y1="1.427cm" svg:x2="1.501cm" svg:y2="5.917cm"><text:p/></draw:line><draw:line draw:style-name="gr21" draw:text-style-name="P120" svg:x1="1.875cm" svg:y1="1.427cm" svg:x2="1.875cm" svg:y2="5.917cm"><text:p/></draw:line><draw:line draw:style-name="gr21" draw:text-style-name="P120" svg:x1="2.249cm" svg:y1="1.427cm" svg:x2="2.249cm" svg:y2="5.917cm"><text:p/></draw:line><draw:line draw:style-name="gr21" draw:text-style-name="P120" svg:x1="2.623cm" svg:y1="1.427cm" svg:x2="2.623cm" svg:y2="5.917cm"><text:p/></draw:line><draw:line draw:style-name="gr21" draw:text-style-name="P120" svg:x1="2.999cm" svg:y1="1.427cm" svg:x2="2.999cm" svg:y2="5.917cm"><text:p/></draw:line><draw:line draw:style-name="gr21" draw:text-style-name="P120" svg:x1="3.373cm" svg:y1="1.427cm" svg:x2="3.373cm" svg:y2="5.917cm"><text:p/></draw:line><draw:line draw:style-name="gr21" draw:text-style-name="P120" svg:x1="3.747cm" svg:y1="1.427cm" svg:x2="3.747cm" svg:y2="5.917cm"><text:p/></draw:line><draw:line draw:style-name="gr21" draw:text-style-name="P120" svg:x1="4.123cm" svg:y1="1.427cm" svg:x2="4.123cm" svg:y2="5.917cm"><text:p/></draw:line><draw:line draw:style-name="gr21" draw:text-style-name="P120" svg:x1="4.497cm" svg:y1="1.427cm" svg:x2="4.497cm" svg:y2="5.917cm"><text:p/></draw:line><draw:line draw:style-name="gr21" draw:text-style-name="P120" svg:x1="4.871cm" svg:y1="1.427cm" svg:x2="4.871cm" svg:y2="5.917cm"><text:p/></draw:line><draw:line draw:style-name="gr21" draw:text-style-name="P120" svg:x1="5.247cm" svg:y1="1.427cm" svg:x2="5.247cm" svg:y2="5.917cm"><text:p/></draw:line><draw:line draw:style-name="gr21" draw:text-style-name="P120" svg:x1="5.621cm" svg:y1="1.427cm" svg:x2="5.621cm" svg:y2="5.917cm"><text:p/></draw:line><draw:line draw:style-name="gr21" draw:text-style-name="P120" svg:x1="5.997cm" svg:y1="1.427cm" svg:x2="5.997cm" svg:y2="5.917cm"><text:p/></draw:line><draw:line draw:style-name="gr21" draw:text-style-name="P120" svg:x1="6.371cm" svg:y1="1.427cm" svg:x2="6.371cm" svg:y2="5.917cm"><text:p/></draw:line><draw:line draw:style-name="gr21" draw:text-style-name="P120" svg:x1="6.745cm" svg:y1="1.427cm" svg:x2="6.745cm" svg:y2="5.917cm"><text:p/></draw:line><draw:line draw:style-name="gr21" draw:text-style-name="P120" svg:x1="0.001cm" svg:y1="1.427cm" svg:x2="6.744cm" svg:y2="1.427cm"><text:p/></draw:line><draw:line draw:style-name="gr21" draw:text-style-name="P120" svg:x1="0.001cm" svg:y1="1.8cm" svg:x2="6.744cm" svg:y2="1.8cm"><text:p/></draw:line><draw:line draw:style-name="gr21" draw:text-style-name="P120" svg:x1="0.001cm" svg:y1="2.173cm" svg:x2="6.744cm" svg:y2="2.173cm"><text:p/></draw:line><draw:line draw:style-name="gr21" draw:text-style-name="P120" svg:x1="0.001cm" svg:y1="2.548cm" svg:x2="6.744cm" svg:y2="2.548cm"><text:p/></draw:line><draw:line draw:style-name="gr21" draw:text-style-name="P120" svg:x1="0.001cm" svg:y1="2.921cm" svg:x2="6.744cm" svg:y2="2.921cm"><text:p/></draw:line><draw:line draw:style-name="gr21" draw:text-style-name="P120" svg:x1="0.001cm" svg:y1="3.297cm" svg:x2="6.744cm" svg:y2="3.297cm"><text:p/></draw:line><draw:line draw:style-name="gr21" draw:text-style-name="P120" svg:x1="0.001cm" svg:y1="3.674cm" svg:x2="6.744cm" svg:y2="3.674cm"><text:p/></draw:line><draw:line draw:style-name="gr21" draw:text-style-name="P120" svg:x1="0.001cm" svg:y1="4.048cm" svg:x2="6.744cm" svg:y2="4.048cm"><text:p/></draw:line><draw:line draw:style-name="gr21" draw:text-style-name="P120" svg:x1="0.001cm" svg:y1="4.422cm" svg:x2="6.744cm" svg:y2="4.422cm"><text:p/></draw:line><draw:line draw:style-name="gr21" draw:text-style-name="P120" svg:x1="0.001cm" svg:y1="4.796cm" svg:x2="6.744cm" svg:y2="4.796cm"><text:p/></draw:line><draw:line draw:style-name="gr21" draw:text-style-name="P120" svg:x1="0.001cm" svg:y1="5.168cm" svg:x2="6.744cm" svg:y2="5.168cm"><text:p/></draw:line><draw:line draw:style-name="gr21" draw:text-style-name="P120" svg:x1="0.001cm" svg:y1="5.545cm" svg:x2="6.744cm" svg:y2="5.545cm"><text:p/></draw:line><draw:line draw:style-name="gr21" draw:text-style-name="P120" svg:x1="0.001cm" svg:y1="5.923cm" svg:x2="6.744cm" svg:y2="5.923cm"><text:p/></draw:line></draw:g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5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5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officeooo:paragraph-rsid="004274bc"/>
    </style:style>
    <style:style style:name="MP6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8" style:family="paragraph" style:parent-style-name="Footer">
      <style:text-properties officeooo:paragraph-rsid="0096b4e2"/>
    </style:style>
    <style:style style:name="MP9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" style:family="paragraph" style:parent-style-name="Footer">
      <style:text-properties officeooo:rsid="001f8a2d" officeooo:paragraph-rsid="00bd36bc"/>
    </style:style>
    <style:style style:name="MP11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2" style:family="paragraph" style:parent-style-name="Footer">
      <style:text-properties officeooo:rsid="0096b4e2" officeooo:paragraph-rsid="0096b4e2"/>
    </style:style>
    <style:style style:name="MP13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4" style:family="paragraph">
      <style:paragraph-properties fo:text-align="center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16" style:family="paragraph">
      <loext:graphic-properties draw:fill="solid" draw:fill-color="#1ca2b8"/>
    </style:style>
    <style:style style:name="MP17" style:family="paragraph" style:parent-style-name="Footer">
      <style:text-properties officeooo:rsid="001f8a2d" officeooo:paragraph-rsid="002b33ed"/>
    </style:style>
    <style:style style:name="MP18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9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20" style:family="paragraph" style:parent-style-name="Footer">
      <style:text-properties officeooo:rsid="011350d1" officeooo:paragraph-rsid="011350d1"/>
    </style:style>
    <style:style style:name="MP2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2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25" style:family="paragraph" style:parent-style-name="Footer">
      <style:text-properties officeooo:paragraph-rsid="00c384cf"/>
    </style:style>
    <style:style style:name="MP2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11dd7e"/>
    </style:style>
    <style:style style:name="MP32" style:family="paragraph" style:parent-style-name="Footer">
      <style:paragraph-properties fo:text-align="start" style:justify-single-word="false"/>
      <style:text-properties officeooo:paragraph-rsid="0211dd7e"/>
    </style:style>
    <style:style style:name="MP33" style:family="paragraph" style:parent-style-name="Footer">
      <style:text-properties officeooo:rsid="0242edd8" officeooo:paragraph-rsid="0242edd8"/>
    </style:style>
    <style:style style:name="MP34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35" style:family="paragraph" style:parent-style-name="Footer">
      <style:text-properties officeooo:paragraph-rsid="008d016c"/>
    </style:style>
    <style:style style:name="MP36" style:family="paragraph" style:parent-style-name="Header">
      <style:paragraph-properties fo:margin-left="0cm" fo:margin-right="0cm" fo:text-indent="0cm" style:auto-text-indent="false"/>
    </style:style>
    <style:style style:name="MP37" style:family="paragraph" style:parent-style-name="Footer">
      <style:text-properties officeooo:paragraph-rsid="010f7046"/>
    </style:style>
    <style:style style:name="MP38" style:family="paragraph" style:parent-style-name="Footer">
      <style:text-properties officeooo:paragraph-rsid="01120261"/>
    </style:style>
    <style:style style:name="MP3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42" style:family="paragraph" style:parent-style-name="_5f_Header_20_D_20_page_20_impaire_20__28_D_29_">
      <style:text-properties officeooo:paragraph-rsid="01a13e78"/>
    </style:style>
    <style:style style:name="MP4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8" style:family="paragraph" style:parent-style-name="Footer">
      <style:paragraph-properties fo:text-align="end" style:justify-single-word="false"/>
      <style:text-properties officeooo:paragraph-rsid="00d4df5c"/>
    </style:style>
    <style:style style:name="MP49" style:family="paragraph" style:parent-style-name="Footer">
      <style:paragraph-properties fo:text-align="start" style:justify-single-word="false"/>
      <style:text-properties officeooo:paragraph-rsid="00d4df5c"/>
    </style:style>
    <style:style style:name="MP50" style:family="paragraph" style:parent-style-name="_5f_Header_20_G_20_page_20_impaire_20__28_D_29_">
      <style:text-properties officeooo:paragraph-rsid="01259ec2"/>
    </style:style>
    <style:style style:name="MP51" style:family="paragraph" style:parent-style-name="_5f_Header_20_G_20_page_20_paire_20__28_G_29_">
      <style:text-properties officeooo:paragraph-rsid="00eb2abc"/>
    </style:style>
    <style:style style:name="MP52" style:family="paragraph" style:parent-style-name="_5f_Footer_20_page_20_paire_20__28_G_29_">
      <style:text-properties fo:font-size="9pt" style:font-size-asian="9pt" style:font-size-complex="9pt"/>
    </style:style>
    <style:style style:name="MP53" style:family="paragraph" style:parent-style-name="_5f_Header_20_N_20_page_20_impaire_20__28_D_29_">
      <style:paragraph-properties fo:text-align="start" style:justify-single-word="false"/>
    </style:style>
    <style:style style:name="MP54" style:family="paragraph" style:parent-style-name="Footer">
      <style:text-properties officeooo:paragraph-rsid="00d4df5c"/>
    </style:style>
    <style:style style:name="MP55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56" style:family="paragraph">
      <loext:graphic-properties draw:fill="solid" draw:fill-color="#d7e12c"/>
    </style:style>
    <style:style style:name="MP57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5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59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6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61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63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7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7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73" style:family="paragraph" style:parent-style-name="Footer">
      <style:text-properties officeooo:paragraph-rsid="00863005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7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7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78" style:family="paragraph" style:parent-style-name="_5f_Header_20_N_20_page_20_impaire_20__28_D_29_">
      <style:text-properties officeooo:rsid="0277791e" officeooo:paragraph-rsid="0277791e"/>
    </style:style>
    <style:style style:name="MP79" style:family="paragraph" style:parent-style-name="_5f_Header_20_N_20_page_20_impaire_20__28_D_29_">
      <style:text-properties officeooo:rsid="027aa87d" officeooo:paragraph-rsid="027aa87d"/>
    </style:style>
    <style:style style:name="M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81" style:family="paragraph" style:parent-style-name="_5f_Header_20_G_20_page_20_impaire_20__28_D_29_">
      <style:text-properties officeooo:paragraph-rsid="00c87b35"/>
    </style:style>
    <style:style style:name="MP82" style:family="paragraph" style:parent-style-name="Footer">
      <style:text-properties officeooo:paragraph-rsid="00a59a60"/>
    </style:style>
    <style:style style:name="MP83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4" style:family="paragraph" style:parent-style-name="Footer">
      <style:text-properties officeooo:paragraph-rsid="002aa84d"/>
    </style:style>
    <style:style style:name="MP85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6" style:family="paragraph">
      <loext:graphic-properties draw:fill="solid" draw:fill-color="#7fb241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9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9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93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94" style:family="paragraph" style:parent-style-name="_5f_Header_20_G_20_page_20_paire_20__28_G_29_">
      <style:text-properties officeooo:paragraph-rsid="0334a5be"/>
    </style:style>
    <style:style style:name="MP95" style:family="paragraph" style:parent-style-name="_5f_Header_20_G_20_page_20_paire_20__28_G_29_">
      <style:paragraph-properties fo:text-align="start" style:justify-single-word="false"/>
    </style:style>
    <style:style style:name="MP96" style:family="paragraph" style:parent-style-name="Footer">
      <style:text-properties officeooo:paragraph-rsid="030c4d7d"/>
    </style:style>
    <style:style style:name="MP97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9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99" style:family="paragraph" style:parent-style-name="Footer">
      <style:text-properties officeooo:paragraph-rsid="00d8520c"/>
    </style:style>
    <style:style style:name="MP10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10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102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103" style:family="paragraph" style:parent-style-name="Header">
      <style:paragraph-properties fo:text-align="center" style:justify-single-word="false"/>
      <style:text-properties officeooo:paragraph-rsid="00c10aa6"/>
    </style:style>
    <style:style style:name="MP104" style:family="paragraph" style:parent-style-name="Header">
      <style:paragraph-properties fo:text-align="start" style:justify-single-word="false"/>
      <style:text-properties officeooo:paragraph-rsid="0289fb01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officeooo:rsid="0054f64f"/>
    </style:style>
    <style:style style:name="MT2" style:family="text">
      <style:text-properties fo:font-variant="small-caps"/>
    </style:style>
    <style:style style:name="MT3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4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7" style:family="text">
      <style:text-properties fo:font-variant="small-caps" officeooo:rsid="007d7a6f"/>
    </style:style>
    <style:style style:name="MT8" style:family="text">
      <style:text-properties officeooo:rsid="00a59037"/>
    </style:style>
    <style:style style:name="MT9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3" style:family="text">
      <style:text-properties officeooo:rsid="0096b4e2"/>
    </style:style>
    <style:style style:name="MT1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5" style:family="text">
      <style:text-properties fo:font-variant="small-caps" officeooo:rsid="0096b4e2"/>
    </style:style>
    <style:style style:name="MT16" style:family="text">
      <style:text-properties fo:font-variant="small-caps" officeooo:rsid="00a847d5"/>
    </style:style>
    <style:style style:name="MT1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9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20" style:family="text">
      <style:text-properties officeooo:rsid="0032e83a"/>
    </style:style>
    <style:style style:name="MT21" style:family="text">
      <style:text-properties officeooo:rsid="002b33ed"/>
    </style:style>
    <style:style style:name="MT22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24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25" style:family="text">
      <style:text-properties officeooo:rsid="008d016c"/>
    </style:style>
    <style:style style:name="MT26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2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2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29" style:family="text">
      <style:text-properties officeooo:rsid="01fe03f2"/>
    </style:style>
    <style:style style:name="MT30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31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3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35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37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39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41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4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4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44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45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4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48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49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51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5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5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5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56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57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5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5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60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61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62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63" style:family="text">
      <style:text-properties officeooo:rsid="010c4d3a"/>
    </style:style>
    <style:style style:name="MT64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6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68" style:family="text">
      <style:text-properties fo:font-variant="small-caps" fo:color="#9d0f89" loext:opacity="100%" style:font-name="Bitstream Vera Sans" fo:font-size="16pt" fo:font-weight="bold" officeooo:rsid="01a13e78"/>
    </style:style>
    <style:style style:name="MT69" style:family="text">
      <style:text-properties officeooo:rsid="00b6801f"/>
    </style:style>
    <style:style style:name="MT70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71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2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5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76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77" style:family="text">
      <style:text-properties fo:font-size="16pt" style:font-size-asian="16pt" style:font-size-complex="16pt"/>
    </style:style>
    <style:style style:name="MT78" style:family="text"/>
    <style:style style:name="MT7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80" style:family="text">
      <style:text-properties officeooo:rsid="01f8729d"/>
    </style:style>
    <style:style style:name="MT81" style:family="text">
      <style:text-properties officeooo:rsid="01b6dc57"/>
    </style:style>
    <style:style style:name="MT82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8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8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86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8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88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89" style:family="text">
      <style:text-properties officeooo:rsid="00b5d2d1"/>
    </style:style>
    <style:style style:name="MT90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91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92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94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95" style:family="text">
      <style:text-properties officeooo:rsid="015f088a"/>
    </style:style>
    <style:style style:name="MT96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98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100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10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102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103" style:family="text">
      <style:text-properties officeooo:rsid="0160d7ef"/>
    </style:style>
    <style:style style:name="MT104" style:family="text">
      <style:text-properties officeooo:rsid="02735980"/>
    </style:style>
    <style:style style:name="MT105" style:family="text">
      <style:text-properties officeooo:rsid="02757f12"/>
    </style:style>
    <style:style style:name="MT106" style:family="text">
      <style:text-properties officeooo:rsid="0272f9e5"/>
    </style:style>
    <style:style style:name="MT107" style:family="text">
      <style:text-properties officeooo:rsid="026ec296"/>
    </style:style>
    <style:style style:name="MT108" style:family="text">
      <style:text-properties officeooo:rsid="0268e0aa"/>
    </style:style>
    <style:style style:name="MT109" style:family="text">
      <style:text-properties officeooo:rsid="0072f07f"/>
    </style:style>
    <style:style style:name="MT110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11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112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13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14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11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16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1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18" style:family="text">
      <style:text-properties officeooo:rsid="014407b5"/>
    </style:style>
    <style:style style:name="MT119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120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22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23" style:family="text">
      <style:text-properties officeooo:rsid="00a59a60"/>
    </style:style>
    <style:style style:name="MT124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25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28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29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30" style:family="text">
      <style:text-properties officeooo:rsid="005a3fa8"/>
    </style:style>
    <style:style style:name="MT131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32" style:family="text">
      <style:text-properties officeooo:rsid="00415f3a"/>
    </style:style>
    <style:style style:name="MT133" style:family="text">
      <style:text-properties officeooo:rsid="00386ebd"/>
    </style:style>
    <style:style style:name="MT134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3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13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13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38" style:family="text">
      <style:text-properties officeooo:rsid="0334a5be"/>
    </style:style>
    <style:style style:name="MT13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4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41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4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43" style:family="text">
      <style:text-properties officeooo:rsid="0315af39"/>
    </style:style>
    <style:style style:name="MT144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5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46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4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4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4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5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5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5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5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5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5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56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57" style:family="text">
      <style:text-properties officeooo:rsid="00a4cf55"/>
    </style:style>
    <style:style style:name="MT158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59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60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61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62" style:family="text">
      <style:text-properties officeooo:rsid="009e3fdd"/>
    </style:style>
    <style:style style:name="MT16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67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68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69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7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71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6__5f_1_5f_SERIE_5f_G_5f_GAUCHE_5f_ET_5f_DROITE_5f_1COL" style:display-name="6_1_SERIE_G_GAUCHE_ET_DROITE_1COL" style:page-layout-name="Mpm10" draw:style-name="Mdp1">
      <style:header>
        <text:p text:style-name="_5f_Header_20_G_20_page_20_impaire_20__28_D_29_"><text:span text:style-name="MT1">S</text:span><text:span text:style-name="MT2">olides</text:span> : <text:span text:style-name="MT1">Vocabulaire, nature</text:span></text:p>
      </style:header>
      <style:header-left>
        <text:p text:style-name="_5f_Header_20_G_20_page_20_impaire_20__28_D_29_"><text:span text:style-name="MT1">S</text:span><text:span text:style-name="MT2">olides</text:span> : <text:span text:style-name="MT1">Vocabulaire, nature</text:span></text:p>
      </style:header-left>
      <style:footer>
        <text:p text:style-name="MP1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43" draw:name="Shape4_2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44" draw:name="Shape4_2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1" draw:style-name="Mdp1">
      <style:header>
        <text:p text:style-name="_5f_Header_20_G_20_page_20_impaire_20__28_D_29_"><text:span text:style-name="MT3">S</text:span>olides : <text:span text:style-name="MT4">Patrons</text:span></text:p>
      </style:header>
      <style:header-left>
        <text:p text:style-name="_5f_Header_20_G_20_page_20_impaire_20__28_D_29_"><text:span text:style-name="MT4">Perspective cavalière</text:span></text:p>
      </style:header-left>
      <style:footer>
        <text:p text:style-name="MP1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45" draw:name="Shape4_2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h text:style-name="_5f_Footer_20_page_20_impaire_20__28_D_29_" text:outline-level="1"><text:span text:style-name="MT5">solides : </text:span><text:span text:style-name="MT6">Patrons</text:span></text:h></draw:text-box></draw:frame></text:p>
      </style:footer>
      <style:footer-left>
        <text:p text:style-name="MP1"><draw:frame draw:style-name="Mfr1" draw:name="Frame330" text:anchor-type="paragraph" svg:y="-0.06cm" draw:z-index="18"><draw:text-box fo:min-height="0.499cm" fo:min-width="3cm"><draw:frame draw:style-name="Mfr2" draw:name="Frame732" text:anchor-type="frame" svg:x="0.45cm" svg:y="0.079cm" svg:width="0.817cm" draw:z-index="19"><draw:text-box fo:min-height="0.355cm"><text:p text:style-name="MP2"><draw:g text:anchor-type="paragraph" draw:z-index="46" draw:name="Shape4_2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218</text:page-number></text:p></draw:text-box></draw:frame><text:p text:style-name="MP5"><text:span text:style-name="MT5">solides : </text:span><text:span text:style-name="MT6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0" draw:style-name="Mdp1">
      <style:header>
        <text:p text:style-name="_5f_Header_20_G_20_page_20_impaire_20__28_D_29_"><text:span text:style-name="MT1">Solides : </text:span><text:span text:style-name="MT7">Patrons</text:span></text:p>
      </style:header>
      <style:header-left>
        <text:p text:style-name="_5f_Header_20_G_20_page_20_paire_20__28_G_29_"><text:span text:style-name="MT1">Solides : </text:span><text:span text:style-name="MT7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<text:span text:style-name="MT8">patrons</text:span></text:p></draw:text-box></draw:frame><draw:g text:anchor-type="paragraph" draw:z-index="47" draw:name="Shape4_2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1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8">patrons</text:span></text:h></draw:text-box></draw:frame><draw:g text:anchor-type="paragraph" draw:z-index="48" draw:name="Shape4_252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1" draw:style-name="Mdp1">
      <style:header>
        <text:p text:style-name="_5f_Header_20_G_20_page_20_impaire_20__28_D_29_"><text:span text:style-name="MT3">S</text:span>olides : <text:span text:style-name="MT9">Perspective cavalière</text:span></text:p>
      </style:header>
      <style:header-left>
        <text:p text:style-name="_5f_Header_20_G_20_page_20_impaire_20__28_D_29_"><text:span text:style-name="MT3">S</text:span>olides : <text:span text:style-name="MT9">Perspective cavalière</text:span></text:p>
      </style:header-left>
      <style:footer>
        <text:p text:style-name="MP1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49" draw:name="Shape4_22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">solides : </text:span><text:span text:style-name="MT10">perspective cavalière</text:span></text:h></draw:text-box></draw:frame></text:p>
      </style:footer>
      <style:footer-left>
        <text:p text:style-name="MP1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50" draw:name="Shape4_25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5">solides : </text:span><text:span text:style-name="MT10">perspective cavalière</text:span></text:p></draw:text-box></draw:frame></text:p>
      </style:footer-left>
    </style:master-page>
    <style:master-page style:name="_36__5f_2_5f_SERIE_5f_G_5f_GAUCHE_5f_ET_5f_DROITE_5f_1COL" style:display-name="6_2_SERIE_G_GAUCHE_ET_DROITE_1COL" style:page-layout-name="Mpm10" draw:style-name="Mdp1">
      <style:header>
        <text:p text:style-name="MP6"><text:span text:style-name="MT1">S</text:span><text:span text:style-name="MT2">olides</text:span> : <text:span text:style-name="MT1">Vocabulaire, nature</text:span></text:p>
      </style:header>
      <style:header-left>
        <text:p text:style-name="MP6"><text:span text:style-name="MT1">S</text:span><text:span text:style-name="MT2">olides</text:span> : <text:span text:style-name="MT1">Vocabulaire, nature</text:span></text:p>
      </style:header-left>
      <style:footer>
        <text:p text:style-name="MP1"><draw:frame draw:style-name="Mfr1" draw:name="Frame340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53" draw:name="Shape4_22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51" draw:name="Shape4_2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2COL" style:display-name="6_1_SERIE_G_GAUCHE_ET_DROITE_2COL" style:page-layout-name="Mpm11" draw:style-name="Mdp1">
      <style:header>
        <text:p text:style-name="_5f_Header_20_G_20_page_20_impaire_20__28_D_29_"><text:span text:style-name="MT3">S</text:span>olides : <text:span text:style-name="MT3">Vocabulaire, nature</text:span></text:p>
      </style:header>
      <style:header-left>
        <text:p text:style-name="_5f_Header_20_G_20_page_20_impaire_20__28_D_29_"><text:span text:style-name="MT3">S</text:span>olides : <text:span text:style-name="MT3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54" draw:name="Shape4_25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solides : Vocabulaire, NatuRE</text:p></draw:text-box></draw:frame></text:h>
      </style:footer>
      <style:footer-left>
        <text:p text:style-name="MP1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solides : Vocabulaire, NatuRE</text:p></draw:text-box></draw:frame><draw:g text:anchor-type="paragraph" draw:z-index="52" draw:name="Shape4_256" draw:style-name="Mgr1"><draw:path draw:style-name="Mgr2" draw:text-style-name="MP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5__5f_3_5f_SERIE_5f_G_5f_GAUCHE_5f_ET_5f_DROITE_5f_2COL" style:display-name="5_3_SERIE_G_GAUCHE_ET_DROITE_2COL" style:page-layout-name="Mpm11" draw:style-name="Mdp1">
      <style:header>
        <text:p text:style-name="_5f_Header_20_G_20_page_20_impaire_20__28_D_29_"><text:span text:style-name="MT11">Constructions géométriques : </text:span><text:span text:style-name="MT12">Rédiger</text:span></text:p>
      </style:header>
      <style:header-left>
        <text:p text:style-name="_5f_Header_20_G_20_page_20_paire_20__28_G_29_"><text:span text:style-name="MT11">Constructions géométriques : </text:span><text:span text:style-name="MT12">Rédiger</text:span></text:p>
      </style:header-left>
      <style:footer>
        <text:p text:style-name="MP1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56" draw:name="Shape4_22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13">CONSTRUCTIONS Géométriques : </text:span><text:span text:style-name="MT14">Rédiger</text:span></text:p></draw:text-box></draw:frame></text:p>
      </style:footer>
    </style:master-page>
    <style:master-page style:name="_35__5f_3_5f_SERIE_5f_G_5f_GAUCHE_5f_ET_5f_DROITE_5f_1COL" style:display-name="5_3_SERIE_G_GAUCHE_ET_DROITE_1COL" style:page-layout-name="Mpm10" draw:style-name="Mdp1">
      <style:header>
        <text:p text:style-name="MP9"><text:span text:style-name="MT15">Constructions géométriques : </text:span><text:span text:style-name="MT16">Reproduire</text:span></text:p>
      </style:header>
      <style:footer>
        <text:p text:style-name="MP1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58" draw:name="Shape10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<text:span text:style-name="MT13">CONSTRUCTIONS Géométriques : <text:s/></text:span><text:span text:style-name="MT17">REPRODUIRE</text:span></text:p></draw:text-box></draw:frame></text:p>
      </style:footer>
      <style:footer-left>
        <text:p text:style-name="MP1"><draw:frame draw:style-name="Mfr1" draw:name="Frame350" text:anchor-type="paragraph" svg:y="-0.06cm" draw:z-index="0"><draw:text-box fo:min-height="0.499cm" fo:min-width="3cm"><draw:frame draw:style-name="Mfr2" draw:name="Frame911" text:anchor-type="frame" svg:x="0.45cm" svg:y="0.079cm" svg:width="0.817cm" draw:z-index="0"><draw:text-box fo:min-height="0.355cm"><text:p text:style-name="MP2"><draw:g text:anchor-type="paragraph" draw:z-index="55" draw:name="Shape10_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1" draw:style-name="Mdp1">
      <style:header>
        <text:p text:style-name="_5f_Header_20_G_20_page_20_paire_20__28_G_29_"><text:span text:style-name="MT11">Constructions géométriques : </text:span><text:span text:style-name="MT18">Reproduire</text:span></text:p>
      </style:header>
      <style:header-left>
        <text:p text:style-name="_5f_Header_20_G_20_page_20_paire_20__28_G_29_"><text:span text:style-name="MT11">Constructions géométriques : </text:span><text:span text:style-name="MT18">Reproduire</text:span></text:p>
      </style:header-left>
      <style:footer>
        <text:p text:style-name="MP1"><draw:frame draw:style-name="Mfr1" draw:name="Frame612" text:anchor-type="paragraph" svg:y="-0.06cm" draw:z-index="0"><draw:text-box fo:min-height="0.499cm" fo:min-width="3cm"><draw:frame draw:style-name="Mfr2" draw:name="Frame713" text:anchor-type="frame" svg:x="0.45cm" svg:y="0.079cm" svg:width="0.817cm" draw:z-index="0"><draw:text-box fo:min-height="0.355cm"><text:p text:style-name="MP2"><draw:g text:anchor-type="paragraph" draw:z-index="59" draw:name="Shape4_22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13">CONSTRUCTIONS Géométriques : </text:span><text:span text:style-name="MT17">REPRODUIRE</text:span></text:p></draw:text-box></draw:frame></text:p>
      </style:footer>
      <style:footer-left>
        <text:p text:style-name="MP1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57" draw:name="Shape4_21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5__5f_2_5f_SERIE_5f_G_5f_GAUCHE_5f_ET_5f_DROITE_5f_1COL" style:display-name="5_2_SERIE_G_GAUCHE_ET_DROITE_1COL" style:page-layout-name="Mpm10" draw:style-name="Mdp1">
      <style:header>
        <text:p text:style-name="_5f_Header_20_G_20_page_20_impaire_20__28_D_29_"><text:span text:style-name="MT15">Constructions géométriques : </text:span><text:span text:style-name="MT16">Reproduire</text:span></text:p>
      </style:header>
      <style:header-left>
        <text:p text:style-name="MP11"><text:span text:style-name="MT15">Constructions géométriques : </text:span><text:span text:style-name="MT16">Reproduire</text:span></text:p>
      </style:header-left>
      <style:footer>
        <text:p text:style-name="MP1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0" draw:name="Shape4_218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5__5f_1_5f_SERIE_5f_G_5f_GAUCHE_5f_ET_5f_DROITE_5f_2COL" style:display-name="5_1_SERIE_G_GAUCHE_ET_DROITE_2COL" style:page-layout-name="Mpm11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1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62" draw:name="Shape4_21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CONSTRUCTIONS Géométriques : construire</text:p></draw:text-box></draw:frame></text:p>
      </style:footer>
    </style:master-page>
    <style:master-page style:name="_35__5f_1_5f_SERIE_5f_G_5f_GAUCHE_5f_ET_5f_DROITE_5f_1COL" style:display-name="5_1_SERIE_G_GAUCHE_ET_DROITE_1COL" style:page-layout-name="Mpm10" draw:style-name="Mdp1">
      <style:header>
        <text:p text:style-name="MP13"><draw:line text:anchor-type="paragraph" draw:z-index="64" draw:name="Shape9_1" draw:style-name="Mgr3" draw:text-style-name="MP14" svg:x1="11.559cm" svg:y1="0.36cm" svg:x2="20.5cm" svg:y2="0.36cm"><text:p/></draw:line><draw:frame text:anchor-type="paragraph" draw:z-index="65" draw:name="Shape8_6" draw:style-name="Mgr4" draw:text-style-name="MP15" svg:width="2.703cm" svg:height="0.715cm" draw:transform="rotate (0.0872664625997165) translate (-0.172861111111111cm 0.218722222222222cm)"><draw:text-box><text:p text:style-name="MP14"><text:span text:style-name="MT19">Série 1</text:span></text:p></draw:text-box></draw:frame><draw:path text:anchor-type="paragraph" draw:z-index="66" draw:name="Shape7_1" draw:style-name="Mgr5" draw:text-style-name="MP16" svg:width="4.329cm" svg:height="2.24cm" svg:x="-1.499cm" svg:y="-1cm" svg:viewBox="0 0 4330 2241" svg:d="M0 2241l3984-288c209-15 363-168 345-342l-170-1611h-4159z"><text:p/></draw:path>T<text:span text:style-name="MT20">itre de la série</text:span></text:p>
      </style:header>
      <style:footer>
        <text:p text:style-name="MP1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61" draw:name="Shape10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<text:span text:style-name="MT21">Éléments de géométrie</text:span> • <text:span text:style-name="MT21">G0</text:span></text:p></draw:text-box></draw:frame></text:p>
      </style:footer>
    </style:master-page>
    <style:master-page style:name="_34__5f_1_5f_SERIE_5f_G_5f_GAUCHE_5f_ET_5f_DROITE_5f_2COL" style:display-name="4_1_SERIE_G_GAUCHE_ET_DROITE_2COL" style:page-layout-name="Mpm11" draw:style-name="Mdp1">
      <style:header>
        <text:p text:style-name="_5f_Header_20_G_20_page_20_impaire_20__28_D_29_">Géométrie plane : Vocabulaire</text:p>
        <text:p text:style-name="MP18">Géométrie de base, partie 1: nommer, mesurer</text:p>
      </style:header>
      <style:header-left>
        <text:p text:style-name="_5f_Header_20_G_20_page_20_impaire_20__28_D_29_">Géométrie plane : Vocabulaire</text:p>
        <text:p text:style-name="MP19">Géométrie de base, partie 1: nommer, mesurer</text:p>
      </style:header-left>
      <style:footer>
        <text:p text:style-name="MP1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68" draw:name="Shape4_20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">G</text:span><text:span text:style-name="MT22">éométrie </text:span><text:span text:style-name="MT23">plane </text:span><text:span text:style-name="MT22">: </text:span><text:span text:style-name="MT23">vocabulaire</text:span></text:h></draw:text-box></draw:frame></text:p>
      </style:footer>
      <style:footer-left>
        <text:p text:style-name="MP1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63" draw:name="Shape4_2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7">G</text:span><text:span text:style-name="MT22">éométrie </text:span><text:span text:style-name="MT24">plane</text:span><text:span text:style-name="MT22"> : </text:span><text:span text:style-name="MT24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0" draw:style-name="Mdp1">
      <style:header>
        <text:p text:style-name="MP9"><text:span text:style-name="MT15">Constructions géométriques : </text:span><text:span text:style-name="MT16">Reproduire</text:span></text:p>
      </style:header>
      <style:header-left>
        <text:p text:style-name="MP9"><text:span text:style-name="MT15">Constructions géométriques : </text:span><text:span text:style-name="MT16">Reproduire</text:span></text:p>
      </style:header-left>
      <style:footer>
        <text:p text:style-name="MP1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69" draw:name="Shape10_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<text:span text:style-name="MT13">CONSTRUCTIONS Géométriques : <text:s/></text:span><text:span text:style-name="MT17">REPRODUIRE</text:span></text:p></draw:text-box></draw:frame></text:p>
      </style:footer>
      <style:footer-left>
        <text:p text:style-name="MP1"><draw:frame draw:style-name="Mfr1" draw:name="Frame360" text:anchor-type="paragraph" svg:y="-0.06cm" draw:z-index="0"><draw:text-box fo:min-height="0.499cm" fo:min-width="3cm"><draw:frame draw:style-name="Mfr2" draw:name="Frame1013" text:anchor-type="frame" svg:x="0.45cm" svg:y="0.079cm" svg:width="0.817cm" draw:z-index="0"><draw:text-box fo:min-height="0.355cm"><text:p text:style-name="MP2"><draw:g text:anchor-type="paragraph" draw:z-index="67" draw:name="Shape10_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2" draw:style-name="Mdp1">
      <style:header>
        <text:p text:style-name="MP21"><text:span text:style-name="MT25"><text:s text:c="15"/>A</text:span>ires : Calculer une aire</text:p>
      </style:header>
      <style:footer>
        <text:p text:style-name="MP2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72" draw:name="Shape4_161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75" draw:name="Shape4_159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70" draw:name="Shape4_160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71" draw:name="Shape4_158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29">Aires </text:span>: <text:span text:style-name="MT29">problèmes <text:s text:c="4"/></text:span></text:h>
      </style:footer>
      <style:footer-left>
        <text:p text:style-name="MP28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2" draw:style-name="Mdp1">
      <style:header>
        <text:p text:style-name="MP29"><text:span text:style-name="MT25"><text:s text:c="15"/>A</text:span>ires : Aire et unité</text:p>
      </style:header>
      <style:header-left>
        <text:p text:style-name="MP29"><text:span text:style-name="MT25"><text:s text:c="15"/>A</text:span>ires : Aire et unité</text:p>
      </style:header-left>
      <style:footer>
        <text:p text:style-name="MP2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41" draw:name="Shape4_157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143" draw:name="Shape4_100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39" draw:name="Shape4_155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140" draw:name="Shape4_156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2" draw:style-name="Mdp1">
      <style:header>
        <text:p text:style-name="MP31"><text:span text:style-name="MT30">Conversions d’unités : </text:span><text:span text:style-name="MT31">Problèmes</text:span></text:p>
      </style:header>
      <style:header-left>
        <text:p text:style-name="MP31"><text:span text:style-name="MT30">Conversions d’unités : </text:span><text:span text:style-name="MT31">Problèmes</text:span></text:p>
      </style:header-left>
      <style:footer>
        <text:p text:style-name="MP2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33">problèmes</text:span></text:p></draw:text-box></draw:frame><draw:g text:anchor-type="paragraph" draw:z-index="145" draw:name="Shape4_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2"><text:span text:style-name="MT34">Conversions d’unités : </text:span><text:span text:style-name="MT33">problèmes</text:span></text:p></draw:text-box></draw:frame><draw:g text:anchor-type="paragraph" draw:z-index="142" draw:name="Shape4_142" draw:style-name="Mgr1"><draw:path draw:style-name="Mgr7" draw:text-style-name="MP26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3" draw:style-name="Mdp1">
      <style:header>
        <text:p text:style-name="_5f_Header_20_N_20_page_20_impaire_20__28_D_29_"><text:s/><text:span text:style-name="MT35">Conversions d’unités : </text:span><text:span text:style-name="MT31">Problèmes</text:span></text:p>
      </style:header>
      <style:header-left>
        <text:p text:style-name="_5f_Header_20_N_20_page_20_paire_20__28_G_29_"><text:s/><text:span text:style-name="MT35">Conversions d’unités : </text:span><text:span text:style-name="MT31">Problèmes</text:span></text:p>
      </style:header-left>
      <style:footer>
        <text:p text:style-name="MP1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33">problèmes</text:span></text:p></draw:text-box></draw:frame><draw:g text:anchor-type="paragraph" draw:z-index="146" draw:name="Shape4_147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6">Conversions d’unités </text:span><text:span text:style-name="MT28">: </text:span><text:span text:style-name="MT36">problèmes</text:span></text:p></draw:text-box></draw:frame><draw:g text:anchor-type="paragraph" draw:z-index="144" draw:name="Shape4_63" draw:style-name="Mgr1"><draw:path draw:style-name="Mgr7" draw:text-style-name="MP26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2" draw:style-name="Mdp1">
      <style:header>
        <text:p text:style-name="_5f_Header_20_N_20_page_20_paire_20__28_G_29_"><text:span text:style-name="MT30">Conversions d’unités : </text:span><text:span text:style-name="MT37">Aires</text:span></text:p>
      </style:header>
      <style:header-left>
        <text:p text:style-name="_5f_Header_20_N_20_page_20_paire_20__28_G_29_"><text:span text:style-name="MT30">Conversions d’unités : </text:span><text:span text:style-name="MT37">Aires</text:span></text:p>
      </style:header-left>
      <style:footer>
        <text:p text:style-name="MP2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32">Conversions d’unités : </text:span><text:span text:style-name="MT38">Aires</text:span></text:h></draw:text-box></draw:frame><draw:g text:anchor-type="paragraph" draw:z-index="149" draw:name="Shape4_14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2"/>
      </style:footer-left>
    </style:master-page>
    <style:master-page style:name="_35__5f_6_5f_SERIE_5f_N_5f_GAUCHE_5f_ET_5f_DROITE_5f_1COL" style:display-name="5_6_SERIE_N_GAUCHE_ET_DROITE_1COL" style:page-layout-name="Mpm13" draw:style-name="Mdp1">
      <style:header>
        <text:p text:style-name="Header"><text:s/><text:span text:style-name="MT35">Conversions d’unités : </text:span><text:span text:style-name="MT37">Aires</text:span></text:p>
      </style:header>
      <style:header-left>
        <text:p text:style-name="Header"><text:s/><text:span text:style-name="MT35">Conversions d’unités : </text:span><text:span text:style-name="MT37">Aires</text:span></text:p>
      </style:header-left>
      <style:footer>
        <text:p text:style-name="MP1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38">aires</text:span></text:p></draw:text-box></draw:frame><draw:g text:anchor-type="paragraph" draw:z-index="151" draw:name="Shape4_5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47" draw:name="Shape4_153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2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2" draw:style-name="Mdp1">
      <style:header>
        <text:p text:style-name="_5f_Header_20_N_20_page_20_impaire_20__28_D_29_"><text:span text:style-name="MT30">Conversions d’unités : </text:span><text:span text:style-name="MT39">Vitesse</text:span></text:p>
      </style:header>
      <style:header-left>
        <text:p text:style-name="_5f_Header_20_N_20_page_20_impaire_20__28_D_29_"><text:span text:style-name="MT30">Conversions d’unités : </text:span><text:span text:style-name="MT39">Vitesse</text:span></text:p>
      </style:header-left>
      <style:footer>
        <text:p text:style-name="MP2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40">vitesse</text:span><text:span text:style-name="MT28"> </text:span></text:p></draw:text-box></draw:frame><draw:g text:anchor-type="paragraph" draw:z-index="154" draw:name="Shape4_140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50" draw:name="Shape4_4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4">Conversions d’unités : </text:span><text:span text:style-name="MT40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3" draw:style-name="Mdp1">
      <style:header>
        <text:p text:style-name="_5f_Header_20_N_20_page_20_impaire_20__28_D_29_"><text:s/><text:span text:style-name="MT35">Conversions d’unités : </text:span><text:span text:style-name="MT41">Temps et durées</text:span></text:p>
      </style:header>
      <style:header-left>
        <text:p text:style-name="_5f_Header_20_N_20_page_20_impaire_20__28_D_29_"><text:s/><text:span text:style-name="MT35">Conversions d’unités : </text:span><text:span text:style-name="MT41">Temps et durées</text:span></text:p>
      </style:header-left>
      <style:footer>
        <text:p text:style-name="MP1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42">Temps et </text:span><text:span text:style-name="MT43">Durée</text:span><text:span text:style-name="MT28"> </text:span></text:p></draw:text-box></draw:frame><draw:g text:anchor-type="paragraph" draw:z-index="156" draw:name="Shape4_137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52" draw:name="Shape4_143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153" draw:name="Shape4_144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2" draw:style-name="Mdp1">
      <style:header>
        <text:p text:style-name="_5f_Header_20_N_20_page_20_impaire_20__28_D_29_"><text:span text:style-name="MT30">Conversions d’unités : </text:span><text:span text:style-name="MT44">Temps et d</text:span><text:span text:style-name="MT45">urées</text:span></text:p>
      </style:header>
      <style:header-left>
        <text:p text:style-name="_5f_Header_20_N_20_page_20_impaire_20__28_D_29_"><text:span text:style-name="MT30">Conversions d’unités : </text:span><text:span text:style-name="MT44">Temps et d</text:span><text:span text:style-name="MT45">urées</text:span></text:p>
      </style:header-left>
      <style:footer>
        <text:p text:style-name="MP2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46">temps et </text:span><text:span text:style-name="MT47">durées</text:span><text:span text:style-name="MT28"> </text:span></text:p></draw:text-box></draw:frame><draw:g text:anchor-type="paragraph" draw:z-index="159" draw:name="Shape4_132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55" draw:name="Shape4_141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4">Conversions d’unités : </text:span><text:span text:style-name="MT46">temps et </text:span><text:span text:style-name="MT47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3" draw:style-name="Mdp1">
      <style:header>
        <text:p text:style-name="Header"><text:s/><text:span text:style-name="MT35">Conversions d’unités : </text:span><text:span text:style-name="MT44">Temps et d</text:span><text:span text:style-name="MT45">urées</text:span></text:p>
      </style:header>
      <style:header-left>
        <text:p text:style-name="Header"><text:s/><text:span text:style-name="MT35">Conversions d’unités : </text:span><text:span text:style-name="MT44">Temps et d</text:span><text:span text:style-name="MT45">urées</text:span></text:p>
      </style:header-left>
      <style:footer>
        <text:p text:style-name="MP1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46">temps et </text:span><text:span text:style-name="MT47">durées</text:span><text:span text:style-name="MT28"> </text:span></text:p></draw:text-box></draw:frame><draw:g text:anchor-type="paragraph" draw:z-index="160" draw:name="Shape4_131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57" draw:name="Shape4_138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139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2" draw:style-name="Mdp1">
      <style:header>
        <text:p text:style-name="_5f_Header_20_N_20_page_20_impaire_20__28_D_29_"><text:span text:style-name="MT30">Conversions d’unités : </text:span><text:span text:style-name="MT48">Capacités</text:span></text:p>
      </style:header>
      <style:header-left>
        <text:p text:style-name="_5f_Header_20_N_20_page_20_impaire_20__28_D_29_"><text:span text:style-name="MT30">Conversions d’unités : </text:span><text:span text:style-name="MT48">Capacités</text:span></text:p>
      </style:header-left>
      <style:footer>
        <text:p text:style-name="MP2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49">Capacités</text:span><text:span text:style-name="MT28"> </text:span></text:p></draw:text-box></draw:frame><draw:g text:anchor-type="paragraph" draw:z-index="163" draw:name="Shape4_148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2"/>
      </style:footer-left>
    </style:master-page>
    <style:master-page style:name="_35__5f_3_5f_SERIE_5f_N_5f_GAUCHE_5f_ET_5f_DROITE_5f_1COL" style:display-name="5_3_SERIE_N_GAUCHE_ET_DROITE_1COL" style:page-layout-name="Mpm13" draw:style-name="Mdp1">
      <style:header>
        <text:p text:style-name="Header"><text:s/><text:span text:style-name="MT35">Conversions d’unités : </text:span><text:span text:style-name="MT48">Capacités</text:span></text:p>
      </style:header>
      <style:header-left>
        <text:p text:style-name="Header"><text:s/><text:span text:style-name="MT35">Conversions d’unités : </text:span><text:span text:style-name="MT48">Capacités</text:span></text:p>
      </style:header-left>
      <style:footer>
        <text:p text:style-name="MP1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50">capacités</text:span><text:span text:style-name="MT28"> </text:span></text:p></draw:text-box></draw:frame><draw:g text:anchor-type="paragraph" draw:z-index="166" draw:name="Shape4_13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61" draw:name="Shape4_134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135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2" draw:style-name="Mdp1">
      <style:header>
        <text:p text:style-name="_5f_Header_20_N_20_page_20_impaire_20__28_D_29_"><text:span text:style-name="MT51"><text:s/></text:span><text:span text:style-name="MT35">Conversions d’unités : </text:span><text:span text:style-name="MT51">masses</text:span></text:p>
      </style:header>
      <style:header-left>
        <text:p text:style-name="_5f_Header_20_N_20_page_20_impaire_20__28_D_29_"><text:span text:style-name="MT51"><text:s/></text:span><text:span text:style-name="MT35">Conversions d’unités : </text:span><text:span text:style-name="MT51">masses</text:span></text:p>
      </style:header-left>
      <style:footer>
        <text:p text:style-name="MP3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52">Masses</text:span><text:span text:style-name="MT28"> </text:span></text:p></draw:text-box></draw:frame><draw:g text:anchor-type="paragraph" draw:z-index="169" draw:name="Shape4_128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draw:g text:anchor-type="paragraph" draw:z-index="164" draw:name="Shape4_12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65" draw:name="Shape4_3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4">Conversions d’unités : </text:span><text:span text:style-name="MT53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3" draw:style-name="Mdp1">
      <style:header>
        <text:p text:style-name="_5f_Header_20_N_20_page_20_impaire_20__28_D_29_"><text:s/><text:span text:style-name="MT35">Conversions d’unités : </text:span><text:span text:style-name="MT51">masses</text:span></text:p>
      </style:header>
      <style:header-left>
        <text:p text:style-name="_5f_Header_20_N_20_page_20_impaire_20__28_D_29_"><text:s/><text:span text:style-name="MT35">Conversions d’unités : </text:span><text:span text:style-name="MT51">masses</text:span></text:p>
      </style:header-left>
      <style:footer>
        <text:p text:style-name="MP1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54">masses</text:span><text:span text:style-name="MT28"> </text:span></text:p></draw:text-box></draw:frame><draw:g text:anchor-type="paragraph" draw:z-index="172" draw:name="Shape4_123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67" draw:name="Shape4_129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68" draw:name="Shape4_130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2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34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81" draw:name="Shape4_109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5">Périmètre : </text:span><text:span text:style-name="MT56">Problèmes</text:span></text:p></draw:text-box></draw:frame></text:p>
      </style:footer>
      <style:footer-left>
        <text:p text:style-name="MP34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5"><text:span text:style-name="MT55">Périmètre : </text:span><text:span text:style-name="MT56">Problèmes</text:span></text:p></draw:text-box></draw:frame><draw:g text:anchor-type="paragraph" draw:z-index="177" draw:name="Shape4_122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182" draw:name="Shape4_108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79" draw:name="Shape4_120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80" draw:name="Shape4_121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2" draw:style-name="Mdp1">
      <style:header>
        <text:p text:style-name="_5f_Header_20_M_20_page_20_impaire_20__28_D_29_"><draw:line text:anchor-type="paragraph" draw:z-index="186" draw:name="Shape3_16" draw:style-name="Mgr9" draw:text-style-name="MP14" svg:x1="12.726cm" svg:y1="0.399cm" svg:x2="20.496cm" svg:y2="0.36cm"><text:p/></draw:line><text:span text:style-name="MT57">Périmètre</text:span> : <text:span text:style-name="MT58">Périmètres et unités</text:span></text:p>
      </style:header>
      <style:header-left>
        <text:p text:style-name="MP36"><draw:line text:anchor-type="paragraph" draw:z-index="187" draw:name="Shape3_17" draw:style-name="Mgr9" draw:text-style-name="MP14" svg:x1="16.083cm" svg:y1="0.383cm" svg:x2="20.496cm" svg:y2="0.36cm"><text:p/></draw:line><text:span text:style-name="MT57">Périmètre</text:span> : <text:span text:style-name="MT58">Périmètres et unités</text:span></text:p>
      </style:header-left>
      <style:footer>
        <text:p text:style-name="MP2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183" draw:name="Shape4_107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5">Périmètre <text:s/>: </text:span><text:span text:style-name="MT59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188" draw:name="Shape4_12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84" draw:name="Shape4_263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265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2" draw:style-name="Mdp1">
      <style:header>
        <text:p text:style-name="_5f_Header_20_M_20_page_20_impaire_20__28_D_29_"><draw:line text:anchor-type="paragraph" draw:z-index="192" draw:name="Shape3_11" draw:style-name="Mgr9" draw:text-style-name="MP14" svg:x1="12.45cm" svg:y1="0.362cm" svg:x2="20.497cm" svg:y2="0.36cm"><text:p/></draw:line><text:span text:style-name="MT57">Périmètre</text:span> : <text:span text:style-name="MT60">Mesurer, reporter</text:span></text:p>
      </style:header>
      <style:header-left>
        <text:p text:style-name="_5f_Header_20_M_20_page_20_impaire_20__28_D_29_"><draw:line text:anchor-type="paragraph" draw:z-index="193" draw:name="Shape3_20" draw:style-name="Mgr9" draw:text-style-name="MP14" svg:x1="12.45cm" svg:y1="0.362cm" svg:x2="20.497cm" svg:y2="0.36cm"><text:p/></draw:line><text:span text:style-name="MT57">Périmètre</text:span> : <text:span text:style-name="MT60">Mesurer, reporter</text:span></text:p>
      </style:header-left>
      <style:footer>
        <text:p text:style-name="MP2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189" draw:name="Shape4_113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5">Périmètre : </text:span><text:span text:style-name="MT61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196" draw:name="Shape4_18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90" draw:name="Shape4_114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191" draw:name="Shape4_115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2" draw:style-name="Mdp1">
      <style:header>
        <text:p text:style-name="_5f_Header_20_M_20_page_20_impaire_20__28_D_29_"><text:span text:style-name="MT57">Périmètre</text:span> : <text:span text:style-name="MT57">Calculs sur une figure</text:span></text:p>
      </style:header>
      <style:header-left>
        <text:p text:style-name="_5f_Header_20_M_20_page_20_paire_20__28_G_29_"><text:span text:style-name="MT57">Périmètre</text:span> : <text:span text:style-name="MT57">Calculs sur une figure</text:span></text:p>
      </style:header-left>
      <style:footer>
        <text:p text:style-name="MP2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199" draw:name="Shape4_94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194" draw:name="Shape4_95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5" draw:name="Shape4_96" draw:style-name="Mgr1"><draw:path draw:style-name="Mgr6" draw:text-style-name="MP23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01" draw:name="Shape4_93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97" draw:name="Shape4_102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101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2" draw:style-name="Mdp1">
      <style:header>
        <text:p text:style-name="_5f_Header_20_D_20_page_20_impaire_20__28_D_29_"><text:span text:style-name="MT62">Proportionnalité et pourcentage</text:span><text:span text:style-name="MT63"> </text:span>: <text:span text:style-name="MT64">Pourcentages</text:span> </text:p>
      </style:header>
      <style:header-left>
        <text:p text:style-name="_5f_Header_20_D_20_page_20_impaire_20__28_D_29_"><text:span text:style-name="MT62">Proportionnalité et pourcentage</text:span><text:span text:style-name="MT63"> </text:span>: <text:span text:style-name="MT64">Pourcentages</text:span> </text:p>
      </style:header-left>
      <style:footer>
        <text:p text:style-name="MP2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03" draw:name="Shape4_98" draw:style-name="Mgr1"><draw:path draw:style-name="Mgr8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65">Proportionnalité et pourcentage : </text:span><text:span text:style-name="MT66">pourcentages</text:span></text:p></draw:text-box></draw:frame></text:p>
      </style:footer>
      <style:footer-left>
        <text:p text:style-name="MP1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8"><text:span text:style-name="MT67">Proportionnalité et pourcentages : </text:span><text:span text:style-name="MT66">pourcentages</text:span></text:p></draw:text-box></draw:frame><draw:g text:anchor-type="paragraph" draw:z-index="200" draw:name="Shape4_112" draw:style-name="Mgr1"><draw:path draw:style-name="Mgr8" draw:text-style-name="MP27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3" draw:style-name="Mdp1">
      <style:header>
        <text:p text:style-name="Header"><text:span text:style-name="MT62">Proportionnalité et pourcentages</text:span><text:span text:style-name="MT63"> </text:span>: <text:span text:style-name="MT62">proportionnalité</text:span> </text:p>
        <text:p text:style-name="MP39"/>
      </style:header>
      <style:header-left>
        <text:p text:style-name="Header"><text:span text:style-name="MT62">Proportionnalité et pourcentages</text:span><text:span text:style-name="MT63"> </text:span>: <text:span text:style-name="MT62">proportionnalité</text:span> </text:p>
        <text:p text:style-name="MP39"/>
      </style:header-left>
      <style:footer>
        <text:p text:style-name="MP1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0">Proportionnalité et pourcentages : proportionalité</text:p></draw:text-box></draw:frame><draw:g text:anchor-type="paragraph" draw:z-index="205" draw:name="Shape4_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: </text:p></draw:text-box></draw:frame><draw:g text:anchor-type="paragraph" draw:z-index="202" draw:name="Shape4_9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2" draw:style-name="Mdp1">
      <style:header>
        <text:p text:style-name="_5f_Header_20_D_20_page_20_impaire_20__28_D_29_"><text:span text:style-name="MT68">Utiliser des données</text:span> : <text:span text:style-name="MT68">Organiser</text:span> </text:p>
      </style:header>
      <style:header-left>
        <text:p text:style-name="MP42"><text:span text:style-name="MT68">Utiliser des données</text:span> : <text:span text:style-name="MT68">Organiser</text:span> </text:p>
      </style:header-left>
      <style:footer>
        <text:p text:style-name="MP2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18" draw:name="Shape4_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69">R</text:span>epères du plan : se repérer</text:p></draw:text-box></draw:frame></text:p>
      </style:footer>
      <style:footer-left>
        <text:p text:style-name="MP1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13" draw:name="Shape4_7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69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3" draw:style-name="Mdp1">
      <style:header>
        <text:p text:style-name="_5f_Header_20_D_20_page_20_paire_20__28_G_29_"><text:s/><text:span text:style-name="MT63">Utilis</text:span><text:span text:style-name="MT70">er des</text:span><text:span text:style-name="MT63"> données </text:span>: <text:span text:style-name="MT71">Organiser</text:span> </text:p>
      </style:header>
      <style:header-left>
        <text:p text:style-name="_5f_Header_20_D_20_page_20_paire_20__28_G_29_"><text:s/><text:span text:style-name="MT63">Utilis</text:span><text:span text:style-name="MT70">er des</text:span><text:span text:style-name="MT63"> données </text:span>: <text:span text:style-name="MT71">Organiser</text:span> </text:p>
      </style:header-left>
      <style:footer>
        <text:p text:style-name="MP1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72">Utilis</text:span><text:span text:style-name="MT73">er</text:span><text:span text:style-name="MT72"> de</text:span><text:span text:style-name="MT73">s</text:span><text:span text:style-name="MT72"> données</text:span><text:span text:style-name="MT28"> : </text:span><text:span text:style-name="MT74">Organiser</text:span><text:span text:style-name="MT28"> </text:span></text:p></draw:text-box></draw:frame><draw:g text:anchor-type="paragraph" draw:z-index="220" draw:name="Shape4_74" draw:style-name="Mgr1"><draw:path draw:style-name="Mgr8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72">Utilis</text:span><text:span text:style-name="MT73">er</text:span><text:span text:style-name="MT72"> de</text:span><text:span text:style-name="MT73">s</text:span><text:span text:style-name="MT72"> données</text:span><text:span text:style-name="MT28"> : </text:span><text:span text:style-name="MT74">Organiser</text:span><text:span text:style-name="MT28"> </text:span></text:p></draw:text-box></draw:frame><draw:g text:anchor-type="paragraph" draw:z-index="216" draw:name="Shape4_75" draw:style-name="Mgr1"><draw:path draw:style-name="Mgr8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17" draw:name="Shape4_259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2" draw:style-name="Mdp1">
      <style:header>
        <text:p text:style-name="MP45"><text:span text:style-name="MT75">Repères du plan : Se repérer</text:span> </text:p>
      </style:header>
      <style:header-left>
        <text:p text:style-name="MP45"><text:span text:style-name="MT75">Repères du plan : Se repérer</text:span> </text:p>
      </style:header-left>
      <style:footer>
        <text:p text:style-name="MP22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23" draw:name="Shape4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69">R</text:span>epères du plan : se repérer</text:p></draw:text-box></draw:frame></text:p>
      </style:footer>
      <style:footer-left>
        <text:p text:style-name="MP1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19" draw:name="Shape4_11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69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0" draw:style-name="Mdp1">
      <style:header>
        <text:p text:style-name="_5f_Header_20_D_20_page_20_impaire_20__28_D_29_"><text:s/><text:span text:style-name="MT63">Utilis</text:span><text:span text:style-name="MT70">er des</text:span><text:span text:style-name="MT63"> données </text:span>: <text:span text:style-name="MT76">Représenter</text:span> </text:p>
      </style:header>
      <style:header-left>
        <text:p text:style-name="_5f_Header_20_D_20_page_20_paire_20__28_G_29_"><text:span text:style-name="_5f_Caractères"><text:span text:style-name="MT77"><text:s/>Utiliser des données : Représenter </text:span></text:span></text:p>
      </style:header-left>
      <style:footer>
        <text:p text:style-name="MP1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25"><text:span text:style-name="MT72">Utilis</text:span><text:span text:style-name="MT73">er</text:span><text:span text:style-name="MT72"> de</text:span><text:span text:style-name="MT73">s</text:span><text:span text:style-name="MT72"> données</text:span><text:span text:style-name="MT28"> : </text:span><text:span text:style-name="MT79">représenter</text:span><text:span text:style-name="MT28"> </text:span></text:p></draw:text-box></draw:frame><draw:g text:anchor-type="paragraph" draw:z-index="226" draw:name="Shape4_70" draw:style-name="Mgr1"><draw:path draw:style-name="Mgr8" draw:text-style-name="MP27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72">Utilis</text:span><text:span text:style-name="MT73">er</text:span><text:span text:style-name="MT72"> de</text:span><text:span text:style-name="MT73">s</text:span><text:span text:style-name="MT72"> données</text:span><text:span text:style-name="MT28"> : </text:span><text:span text:style-name="MT79">représenter</text:span><text:span text:style-name="MT28"> </text:span></text:p></draw:text-box></draw:frame><draw:g text:anchor-type="paragraph" draw:z-index="221" draw:name="Shape4_91" draw:style-name="Mgr1"><draw:path draw:style-name="Mgr8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22" draw:name="Shape4_90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2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31" draw:name="Shape4_82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8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Résoudre des problèmes</text:p></draw:text-box></draw:frame><draw:g text:anchor-type="paragraph" draw:z-index="227" draw:name="Shape4_97" draw:style-name="Mgr1"><draw:path draw:style-name="Mgr7" draw:text-style-name="MP26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33" draw:name="Shape4_68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29" draw:name="Shape4_89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83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2" draw:style-name="Mdp1">
      <style:header>
        <text:p text:style-name="_5f_Header_20_N_20_page_20_impaire_20__28_D_29_"><text:span text:style-name="MT81">Calculer : </text:span><text:span text:style-name="MT82">Distributivité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82">Distributivité</text:span><text:span text:style-name="MT81"> </text:span></text:p>
      </style:header-left>
      <style:footer>
        <text:p text:style-name="MP2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40" draw:name="Shape4_79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83">calculer</text:span><text:span text:style-name="MT84"> : </text:span><text:span text:style-name="MT85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42" draw:name="Shape4_64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38" draw:name="Shape4_80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81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2" draw:style-name="Mdp1">
      <style:header>
        <text:p text:style-name="_5f_Header_20_N_20_page_20_impaire_20__28_D_29_"><text:span text:style-name="MT81">Calculer : </text:span><text:span text:style-name="MT86">Critères de divisibilité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86">Critères de divisibilité</text:span><text:span text:style-name="MT81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44" draw:name="Shape4_61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83">calculer</text:span><text:span text:style-name="MT84"> : </text:span><text:span text:style-name="MT87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83">calculer</text:span><text:span text:style-name="MT84"> : </text:span><text:span text:style-name="MT87">critères de divisibilité</text:span></text:p></draw:text-box></draw:frame><draw:g text:anchor-type="paragraph" draw:z-index="241" draw:name="Shape4_65" draw:style-name="Mgr1"><draw:path draw:style-name="Mgr7" draw:text-style-name="MP26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3" draw:style-name="Mdp1">
      <style:header>
        <text:p text:style-name="MP50"><text:span text:style-name="MT88">G</text:span>éométrie plane : Parallèles, perpendiculaires,<text:line-break/> distances</text:p>
      </style:header>
      <style:header-left>
        <text:p text:style-name="MP51"><text:s/><text:span text:style-name="MT88">Géométrie plane</text:span> : <text:span text:style-name="MT89">P</text:span><text:span text:style-name="MT90">arallèles, perpendiculaires,<text:line-break/> </text:span><text:span text:style-name="MT91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92">Géométrie plane : </text:span><text:span text:style-name="MT93">parallèles, perpendiculaires, </text:span><text:span text:style-name="MT94">distances</text:span></text:h></draw:text-box></draw:frame><draw:g text:anchor-type="paragraph" draw:z-index="246" draw:name="Shape4_59" draw:style-name="Mgr1"><draw:path draw:style-name="Mgr2" draw:text-style-name="MP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52" text:outline-level="1"><text:span text:style-name="MT95">G</text:span>éométrie plane : Parallèles, perpendiculaires, distances</text:h></draw:text-box></draw:frame><draw:g text:anchor-type="paragraph" draw:z-index="243" draw:name="Shape4_62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2" draw:style-name="Mdp1">
      <style:header>
        <text:p text:style-name="_5f_Header_20_N_20_page_20_impaire_20__28_D_29_"><text:span text:style-name="MT81">Calculer : </text:span><text:span text:style-name="MT96">Diviser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96">Diviser</text:span><text:span text:style-name="MT81"> </text:span></text:p>
      </style:header-left>
      <style:footer>
        <text:p text:style-name="MP2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<draw:g text:anchor-type="paragraph" draw:z-index="249" draw:name="Shape4_51" draw:style-name="Mgr1"><draw:path draw:style-name="Mgr7" draw:text-style-name="MP26" svg:width="0.855cm" svg:height="1.172cm" svg:x="7.545cm" svg:y="-0.194cm" svg:viewBox="0 0 856 1173" svg:d="M856 1173h-856v-991c0-100 79-182 175-182h505c97 0 176 82 176 182z"><text:p/></draw:path></draw:g><text:span text:style-name="MT83">calculer</text:span><text:span text:style-name="MT84"> : </text:span><text:span text:style-name="MT97">diviser</text:span></text:p></draw:text-box></draw:frame></text:p>
      </style:footer>
      <style:footer-left>
        <text:p text:style-name="MP2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83">calculer</text:span><text:span text:style-name="MT84"> : </text:span><text:span text:style-name="MT97">diviser</text:span></text:p></draw:text-box></draw:frame><draw:g text:anchor-type="paragraph" draw:z-index="245" draw:name="Shape4_60" draw:style-name="Mgr1"><draw:path draw:style-name="Mgr7" draw:text-style-name="MP26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51" draw:name="Shape4_54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47" draw:name="Shape4_57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58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2" draw:style-name="Mdp1">
      <style:header>
        <text:p text:style-name="MP53">Calculer : <text:span text:style-name="MT98">Multiplier</text:span> </text:p>
      </style:header>
      <style:header-left>
        <text:p text:style-name="MP53">Calculer : <text:span text:style-name="MT98">Multiplier</text:span> </text:p>
      </style:header-left>
      <style:footer>
        <text:p text:style-name="MP2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<draw:g text:anchor-type="paragraph" draw:z-index="254" draw:name="Shape4_55" draw:style-name="Mgr1"><draw:path draw:style-name="Mgr7" draw:text-style-name="MP26" svg:width="0.855cm" svg:height="1.172cm" svg:x="7.535cm" svg:y="-0.178cm" svg:viewBox="0 0 856 1173" svg:d="M856 1173h-856v-991c0-100 79-182 175-182h505c97 0 176 82 176 182z"><text:p/></draw:path></draw:g><text:span text:style-name="MT83">calculer</text:span><text:span text:style-name="MT84"> : </text:span><text:span text:style-name="MT99">Multiplier</text:span></text:p></draw:text-box></draw:frame></text:p>
      </style:footer>
      <style:footer-left>
        <text:p text:style-name="MP2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83">calculer</text:span><text:span text:style-name="MT84"> : </text:span><text:span text:style-name="MT99">Multiplier</text:span></text:p></draw:text-box></draw:frame><draw:g text:anchor-type="paragraph" draw:z-index="250" draw:name="Shape4_262" draw:style-name="Mgr1"><draw:path draw:style-name="Mgr7" draw:text-style-name="MP26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56" draw:name="Shape4_50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52" draw:name="Shape4_52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53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2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2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83">calculer</text:span><text:span text:style-name="MT84"> : </text:span><text:span text:style-name="MT83">additionner et soustraire</text:span></text:p></draw:text-box></draw:frame><draw:g text:anchor-type="paragraph" draw:z-index="258" draw:name="Shape4_47" draw:style-name="Mgr1"><draw:path draw:style-name="Mgr7" draw:text-style-name="MP26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83">calculer</text:span><text:span text:style-name="MT84"> : </text:span><text:span text:style-name="MT83">additionner et soustraire</text:span></text:p></draw:text-box></draw:frame><draw:g text:anchor-type="paragraph" draw:z-index="255" draw:name="Shape4_261" draw:style-name="Mgr1"><draw:path draw:style-name="Mgr7" draw:text-style-name="MP26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3" draw:style-name="Mdp1">
      <style:header>
        <text:p text:style-name="_5f_Header_20_N_20_page_20_impaire_20__28_D_29_"><text:s/><text:span text:style-name="MT26">Calculer</text:span> : <text:span text:style-name="MT26">Additionner et soustraire</text:span></text:p>
      </style:header>
      <style:header-left>
        <text:p text:style-name="_5f_Header_20_N_20_page_20_paire_20__28_G_29_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60" draw:name="Shape4_4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57" draw:name="Shape4_48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2" draw:style-name="Mdp1">
      <style:header>
        <text:p text:style-name="MP55"><draw:path text:anchor-type="paragraph" draw:z-index="263" draw:name="Shape1_6" draw:style-name="Mgr10" draw:text-style-name="MP56" svg:width="4.329cm" svg:height="2.238cm" svg:x="-1.5cm" svg:y="-1.001cm" svg:viewBox="0 0 4330 2239" svg:d="M0 2239l3984-288c209-15 363-167 345-342l-170-1609h-4159z"><text:p/></draw:path><draw:line text:anchor-type="paragraph" draw:z-index="264" draw:name="Shape3_10" draw:style-name="Mgr11" draw:text-style-name="MP14" svg:x1="10.308cm" svg:y1="0.388cm" svg:x2="20.496cm" svg:y2="0.36cm"><text:p/></draw:line><text:span text:style-name="MT100">Fractions</text:span><text:span text:style-name="MT101"> : </text:span><text:span text:style-name="MT102">Problèmes</text:span><text:span text:style-name="MT101"> </text:span></text:p>
      </style:header>
      <style:header-left>
        <text:p text:style-name="MP55"><draw:line text:anchor-type="paragraph" draw:z-index="265" draw:name="Shape3_27" draw:style-name="Mgr11" draw:text-style-name="MP14" svg:x1="10.308cm" svg:y1="0.388cm" svg:x2="20.496cm" svg:y2="0.36cm"><text:p/></draw:line><draw:path text:anchor-type="paragraph" draw:z-index="259" draw:name="Shape1_10" draw:style-name="Mgr10" draw:text-style-name="MP56" svg:width="4.329cm" svg:height="2.238cm" svg:x="-1.5cm" svg:y="-1.001cm" svg:viewBox="0 0 4330 2239" svg:d="M0 2239l3984-288c209-15 363-167 345-342l-170-1609h-4159z"><text:p/></draw:path><text:span text:style-name="MT100">Fractions</text:span><text:span text:style-name="MT101"> : </text:span><text:span text:style-name="MT102">Problèmes</text:span><text:span text:style-name="MT101"> </text:span></text:p>
      </style:header-left>
      <style:footer>
        <text:p text:style-name="MP2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61" draw:name="Shape4_43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103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71" draw:name="Shape4_41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66" draw:name="Shape4_45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67" draw:name="Shape4_44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2" draw:style-name="Mdp1">
      <style:header>
        <text:p text:style-name="MP58"><draw:line text:anchor-type="paragraph" draw:z-index="275" draw:name="Shape3_9" draw:style-name="Mgr11" draw:text-style-name="MP14" svg:x1="10.37cm" svg:y1="0.365cm" svg:x2="20.496cm" svg:y2="0.36cm"><text:p/></draw:line><draw:path text:anchor-type="paragraph" draw:z-index="276" draw:name="Shape1_4" draw:style-name="Mgr10" draw:text-style-name="MP56" svg:width="4.329cm" svg:height="2.238cm" svg:x="-1.5cm" svg:y="-7.4cm" svg:viewBox="0 0 4330 2239" svg:d="M0 2239l3984-288c209-15 363-167 345-342l-170-1609h-4159z"><text:p/></draw:path><text:span text:style-name="MT104">Fractions</text:span> : <text:span text:style-name="MT104">Opérations</text:span> </text:p>
      </style:header>
      <style:header-left>
        <text:p text:style-name="MP58"><draw:path text:anchor-type="paragraph" draw:z-index="277" draw:name="Shape1_8" draw:style-name="Mgr10" draw:text-style-name="MP56" svg:width="4.329cm" svg:height="2.238cm" svg:x="-1.5cm" svg:y="-7.4cm" svg:viewBox="0 0 4330 2239" svg:d="M0 2239l3984-288c209-15 363-167 345-342l-170-1609h-4159z"><text:p/></draw:path><draw:line text:anchor-type="paragraph" draw:z-index="270" draw:name="Shape3_26" draw:style-name="Mgr11" draw:text-style-name="MP14" svg:x1="10.37cm" svg:y1="0.365cm" svg:x2="20.496cm" svg:y2="0.36cm"><text:p/></draw:line><text:span text:style-name="MT104">Fractions</text:span> : <text:span text:style-name="MT104">Opérations</text:span> </text:p>
      </style:header-left>
      <style:footer>
        <text:p text:style-name="MP2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72" draw:name="Shape4_38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103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78" draw:name="Shape4_37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73" draw:name="Shape4_39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74" draw:name="Shape4_40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2" draw:style-name="Mdp1">
      <style:header>
        <text:p text:style-name="MP60"><draw:line text:anchor-type="paragraph" draw:z-index="282" draw:name="Shape3_8" draw:style-name="Mgr11" draw:text-style-name="MP14" svg:x1="17.736cm" svg:y1="0.376cm" svg:x2="20.496cm" svg:y2="0.36cm"><text:p/></draw:line><text:span text:style-name="MT105">Fractions</text:span> : <text:span text:style-name="MT105">Fractions, décimaux et comparaison</text:span></text:p>
      </style:header>
      <style:header-left>
        <text:p text:style-name="MP60"><draw:line text:anchor-type="paragraph" draw:z-index="283" draw:name="Shape3_25" draw:style-name="Mgr11" draw:text-style-name="MP14" svg:x1="17.736cm" svg:y1="0.376cm" svg:x2="20.496cm" svg:y2="0.36cm"><text:p/></draw:line><text:span text:style-name="MT105">Fractions</text:span> : <text:span text:style-name="MT105">Fractions, décimaux et comparaison</text:span></text:p>
      </style:header-left>
      <style:footer>
        <text:p text:style-name="MP2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79" draw:name="Shape4_34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103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84" draw:name="Shape4_33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80" draw:name="Shape4_35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281" draw:name="Shape4_36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2" draw:style-name="Mdp1">
      <style:header>
        <text:p text:style-name="MP62"><draw:line text:anchor-type="paragraph" draw:z-index="288" draw:name="Shape3_24" draw:style-name="Mgr11" draw:text-style-name="MP14" svg:x1="11.52cm" svg:y1="0.376cm" svg:x2="20.496cm" svg:y2="0.36cm"><text:p/></draw:line><text:span text:style-name="MT106">Fractions</text:span> : <text:span text:style-name="MT106">Droite graduée</text:span></text:p>
      </style:header>
      <style:header-left>
        <text:p text:style-name="MP62"><draw:line text:anchor-type="paragraph" draw:z-index="289" draw:name="Shape3_28" draw:style-name="Mgr11" draw:text-style-name="MP14" svg:x1="11.52cm" svg:y1="0.376cm" svg:x2="20.496cm" svg:y2="0.36cm"><text:p/></draw:line><text:span text:style-name="MT106">Fractions</text:span> : <text:span text:style-name="MT106">Droite graduée</text:span></text:p>
      </style:header-left>
      <style:footer>
        <text:p text:style-name="MP2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285" draw:name="Shape4_30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103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91" draw:name="Shape4_29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12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86" draw:name="Shape4_32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287" draw:name="Shape4_31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2" draw:style-name="Mdp1">
      <style:header>
        <text:p text:style-name="MP64"><draw:line text:anchor-type="paragraph" draw:z-index="295" draw:name="Shape3_14" draw:style-name="Mgr11" draw:text-style-name="MP14" svg:x1="12.876cm" svg:y1="0.392cm" svg:x2="20.496cm" svg:y2="0.36cm"><text:p/></draw:line><draw:path text:anchor-type="paragraph" draw:z-index="296" draw:name="Shape1_3" draw:style-name="Mgr10" draw:text-style-name="MP56" svg:width="4.329cm" svg:height="2.238cm" svg:x="-1.8cm" svg:y="-8.982cm" svg:viewBox="0 0 4330 2239" svg:d="M0 2239l3984-288c209-15 363-167 345-342l-170-1609h-4159z"><text:p/></draw:path><text:span text:style-name="MT107">Fractions</text:span> : <text:span text:style-name="MT107">Vocabulaire et sens</text:span></text:p>
      </style:header>
      <style:header-left>
        <text:p text:style-name="MP64"><draw:line text:anchor-type="paragraph" draw:z-index="297" draw:name="Shape3_23" draw:style-name="Mgr11" draw:text-style-name="MP14" svg:x1="12.876cm" svg:y1="0.392cm" svg:x2="20.496cm" svg:y2="0.36cm"><text:p/></draw:line><draw:path text:anchor-type="paragraph" draw:z-index="290" draw:name="Shape1_7" draw:style-name="Mgr10" draw:text-style-name="MP56" svg:width="4.329cm" svg:height="2.238cm" svg:x="-1.8cm" svg:y="-8.982cm" svg:viewBox="0 0 4330 2239" svg:d="M0 2239l3984-288c209-15 363-167 345-342l-170-1609h-4159z"><text:p/></draw:path><text:span text:style-name="MT107">Fractions</text:span> : <text:span text:style-name="MT107">Vocabulaire et sens</text:span></text:p>
      </style:header-left>
      <style:footer>
        <text:p text:style-name="MP2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292" draw:name="Shape4_26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03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99" draw:name="Shape4_27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93" draw:name="Shape4_28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0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2" draw:style-name="Mdp1">
      <style:header>
        <text:p text:style-name="MP66"><draw:path text:anchor-type="paragraph" draw:z-index="302" draw:name="Shape1_1" draw:style-name="Mgr10" draw:text-style-name="MP56" svg:width="4.329cm" svg:height="2.238cm" svg:x="-1.8cm" svg:y="-8.982cm" svg:viewBox="0 0 4330 2239" svg:d="M0 2239l3984-288c209-15 363-167 345-342l-170-1609h-4159z"><text:p/></draw:path><draw:line text:anchor-type="paragraph" draw:z-index="303" draw:name="Shape3_13" draw:style-name="Mgr11" draw:text-style-name="MP14" svg:x1="15.337cm" svg:y1="0.36cm" svg:x2="20.496cm" svg:y2="0.36cm"><text:p/></draw:line><text:span text:style-name="MT108">Fractions</text:span> : <text:span text:style-name="MT108">Représentation géométrique</text:span></text:p>
      </style:header>
      <style:header-left>
        <text:p text:style-name="MP66"><draw:line text:anchor-type="paragraph" draw:z-index="304" draw:name="Shape3_21" draw:style-name="Mgr11" draw:text-style-name="MP14" svg:x1="15.337cm" svg:y1="0.36cm" svg:x2="20.496cm" svg:y2="0.36cm"><text:p/></draw:line><draw:path text:anchor-type="paragraph" draw:z-index="298" draw:name="Shape1_13" draw:style-name="Mgr10" draw:text-style-name="MP56" svg:width="4.329cm" svg:height="2.238cm" svg:x="-1.8cm" svg:y="-8.982cm" svg:viewBox="0 0 4330 2239" svg:d="M0 2239l3984-288c209-15 363-167 345-342l-170-1609h-4159z"><text:p/></draw:path><text:span text:style-name="MT108">Fractions</text:span> : <text:span text:style-name="MT108">Représentation géométrique</text:span></text:p>
      </style:header-left>
      <style:footer>
        <text:p text:style-name="MP2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7"><text:span text:style-name="MT103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05" draw:name="Shape4_24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00" draw:name="Shape4_25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86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2" draw:style-name="Mdp1">
      <style:header>
        <text:p text:style-name="MP68"><draw:line text:anchor-type="paragraph" draw:z-index="309" draw:name="Shape3_5" draw:style-name="Mgr11" draw:text-style-name="MP14" svg:x1="18.701cm" svg:y1="0.36cm" svg:x2="20.497cm" svg:y2="0.36cm"><text:p/></draw:line><text:span text:style-name="MT109">Nombres entiers et décimaux</text:span> : <text:span text:style-name="MT109">Comparer, encadrer</text:span></text:p>
      </style:header>
      <style:header-left>
        <text:p text:style-name="MP68"><draw:line text:anchor-type="paragraph" draw:z-index="310" draw:name="Shape3_6" draw:style-name="Mgr11" draw:text-style-name="MP14" svg:x1="18.701cm" svg:y1="0.36cm" svg:x2="20.497cm" svg:y2="0.36cm"><text:p/></draw:line><text:span text:style-name="MT109">Nombres entiers et décimaux</text:span> : <text:span text:style-name="MT109">Comparer, encadrer</text:span></text:p>
      </style:header-left>
      <style:footer>
        <text:p text:style-name="MP22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06" draw:name="Shape4_19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03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12" draw:name="Shape4_14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07" draw:name="Shape4_21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08" draw:name="Shape4_20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2" draw:style-name="Mdp1">
      <style:header>
        <text:p text:style-name="MP70"><draw:line text:anchor-type="paragraph" draw:z-index="315" draw:name="Shape3_2" draw:style-name="Mgr11" draw:text-style-name="MP14" svg:x1="16.083cm" svg:y1="0.383cm" svg:x2="20.496cm" svg:y2="0.36cm"><text:p/></draw:line>Nombres entiers et décimaux : Numération</text:p>
      </style:header>
      <style:header-left>
        <text:p text:style-name="MP70"><draw:line text:anchor-type="paragraph" draw:z-index="316" draw:name="Shape3_3" draw:style-name="Mgr12" draw:text-style-name="MP14" svg:x1="16.085cm" svg:y1="1.458cm" svg:x2="20.498cm" svg:y2="1.435cm"><text:p/></draw:line>Nombres entiers et décimaux : Numération</text:p>
      </style:header-left>
      <style:footer>
        <text:p text:style-name="MP22"><draw:g text:anchor-type="paragraph" draw:z-index="317" draw:name="Shape4_42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03">N</text:span>ombres entiers et décimaux : numération</text:p></draw:text-box></draw:frame></text:p>
      </style:footer>
      <style:footer-left>
        <text:p text:style-name="MP22"><draw:g text:anchor-type="paragraph" draw:z-index="311" draw:name="Shape4_8" draw:style-name="Mgr1"><draw:path draw:style-name="Mgr7" draw:text-style-name="MP26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03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18" draw:name="Shape4_78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13" draw:name="Shape4_110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314" draw:name="Shape4_92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2" draw:style-name="Mdp1">
      <style:header>
        <text:p text:style-name="MP72"><draw:line text:anchor-type="paragraph" draw:z-index="322" draw:name="Shape3_15" draw:style-name="Mgr11" draw:text-style-name="MP14" svg:x1="17.597cm" svg:y1="0.383cm" svg:x2="19.595cm" svg:y2="0.383cm"><text:p/></draw:line><text:span text:style-name="MT101">Nombres entiers et décimaux : </text:span><text:span text:style-name="Character_5f_20_5f_style"><text:span text:style-name="MT110">×</text:span></text:span><text:span text:style-name="MT111"> 10, 100, 1000</text:span></text:p>
      </style:header>
      <style:header-left>
        <text:p text:style-name="MP72"><draw:line text:anchor-type="paragraph" draw:z-index="323" draw:name="Shape3_19" draw:style-name="Mgr11" draw:text-style-name="MP14" svg:x1="17.597cm" svg:y1="0.383cm" svg:x2="19.595cm" svg:y2="0.383cm"><text:p/></draw:line><text:span text:style-name="MT101">Nombres entiers et décimaux : </text:span><text:span text:style-name="Character_5f_20_5f_style"><text:span text:style-name="MT110">×</text:span></text:span><text:span text:style-name="MT111"> 10, 100, 1000</text:span></text:p>
      </style:header-left>
      <style:footer>
        <text:p text:style-name="MP2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19" draw:name="Shape4_15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<text:span text:style-name="MT83">N</text:span><text:span text:style-name="MT112">ombres entiers et décimaux : </text:span><text:span text:style-name="Character_5f_20_5f_style"><text:span text:style-name="MT110">×</text:span></text:span><text:span text:style-name="MT113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26" draw:name="Shape4_1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20" draw:name="Shape4_106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17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29" draw:name="Shape4_10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24" draw:name="Shape4_11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25" draw:name="Shape4_116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2" draw:style-name="Mdp1">
      <style:header>
        <text:p text:style-name="MP72"><draw:line text:anchor-type="paragraph" draw:z-index="330" draw:name="Shape3_22" draw:style-name="Mgr13" draw:text-style-name="MP14" svg:x1="16.575cm" svg:y1="0cm" svg:x2="19.073cm" svg:y2="0cm"><text:p/></draw:line><text:span text:style-name="MT101">Nombres entiers et décimaux : </text:span><text:span text:style-name="MT114">La droite graduée</text:span></text:p>
      </style:header>
      <style:header-left>
        <text:p text:style-name="MP72"><draw:line text:anchor-type="paragraph" draw:z-index="331" draw:name="Shape3_37" draw:style-name="Mgr11" draw:text-style-name="MP14" svg:x1="17.999cm" svg:y1="0.36cm" svg:x2="20.497cm" svg:y2="0.36cm"><text:p/></draw:line><text:span text:style-name="MT101">Nombres entiers et décimaux : </text:span><text:span text:style-name="MT114">La droite graduée</text:span></text:p>
      </style:header-left>
      <style:footer>
        <text:p text:style-name="MP2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28" draw:name="Shape4_9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<text:span text:style-name="MT83">N</text:span><text:span text:style-name="MT112">ombres entiers et décimaux : </text:span><text:span text:style-name="MT115">la droite graduée</text:span></text:p></draw:text-box></draw:frame></text:p>
      </style:footer>
      <style:footer-left>
        <text:p text:style-name="MP2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2"><draw:g text:anchor-type="paragraph" draw:z-index="327" draw:name="Shape4_13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<text:span text:style-name="MT83">N</text:span><text:span text:style-name="MT112">ombres entiers et décimaux : </text:span><text:span text:style-name="MT115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28" draw:name="Shape4_6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24" draw:name="Shape4_76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77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2" draw:style-name="Mdp1">
      <style:header>
        <text:p text:style-name="_5f_Header_20_N_20_page_20_impaire_20__28_D_29_"><text:span text:style-name="MT81">Calculer : </text:span><text:span text:style-name="MT116">Priorités opératoires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116">Priorités opératoires</text:span><text:span text:style-name="MT81"> </text:span></text:p>
      </style:header-left>
      <style:footer>
        <text:p text:style-name="MP2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36" draw:name="Shape4_67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83">calculer</text:span><text:span text:style-name="MT84"> : </text:span><text:span text:style-name="MT117">priorités opératoires</text:span></text:p></draw:text-box></draw:frame></text:p>
      </style:footer>
      <style:footer-left>
        <text:p text:style-name="MP2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83">calculer</text:span><text:span text:style-name="MT84"> : </text:span><text:span text:style-name="MT117">priorités opératoires</text:span></text:p></draw:text-box></draw:frame><draw:g text:anchor-type="paragraph" draw:z-index="232" draw:name="Shape4_69" draw:style-name="Mgr1"><draw:path draw:style-name="Mgr7" draw:text-style-name="MP26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1" draw:style-name="Mdp1">
      <style:header>
        <text:p text:style-name="_5f_Header_20_D_20_page_20_impaire_20__28_D_29_">Proportionnalité et pourcentage : <text:span text:style-name="MT118">P</text:span>roportionnalité </text:p>
      </style:header>
      <style:header-left>
        <text:p text:style-name="_5f_Header_20_D_20_page_20_paire_20__28_G_29_"><text:span text:style-name="MT62"><text:tab/>Proportionnalité et pourcentage</text:span><text:span text:style-name="MT63"> </text:span>: <text:span text:style-name="MT62">proportionnalité</text:span> </text:p>
      </style:header-left>
      <style:footer>
        <text:p text:style-name="MP2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<draw:g text:anchor-type="paragraph" draw:z-index="207" draw:name="Shape4_73" draw:style-name="Mgr1"><draw:path draw:style-name="Mgr8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1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04" draw:name="Shape4_88" draw:style-name="Mgr1"><draw:path draw:style-name="Mgr8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3" draw:style-name="Mdp1">
      <style:header>
        <text:p text:style-name="Header"><text:span text:style-name="MT62">Proportionnalité et pourcentages</text:span><text:span text:style-name="MT63"> </text:span>: <text:span text:style-name="MT62">proportionnalité</text:span> </text:p>
        <text:p text:style-name="MP39"/>
      </style:header>
      <style:header-left>
        <text:p text:style-name="Header"><text:span text:style-name="MT62">Proportionnalité et pourcentages</text:span><text:span text:style-name="MT63"> </text:span>: <text:span text:style-name="MT62">proportionnalité</text:span> </text:p>
        <text:p text:style-name="MP39"/>
      </style:header-left>
      <style:footer>
        <text:p text:style-name="MP1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0">Proportionnalité et pourcentages : proportionalité</text:p></draw:text-box></draw:frame><draw:g text:anchor-type="paragraph" draw:z-index="210" draw:name="Shape4_2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: </text:p></draw:text-box></draw:frame><draw:g text:anchor-type="paragraph" draw:z-index="206" draw:name="Shape4_25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11" draw:name="Shape4_71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08" draw:name="Shape4_104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209" draw:name="Shape4_105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2" draw:style-name="Mdp1">
      <style:header>
        <text:p text:style-name="_5f_Header_20_M_20_page_20_impaire_20__28_D_29_"><draw:line text:anchor-type="paragraph" draw:z-index="214" draw:name="Shape3_4" draw:style-name="Mgr9" draw:text-style-name="MP14" svg:x1="12.104cm" svg:y1="0.392cm" svg:x2="20.497cm" svg:y2="0.36cm"><text:p/></draw:line><text:span text:style-name="MT57">Périmètre</text:span> : <text:span text:style-name="MT119">Coder et calculer</text:span></text:p>
      </style:header>
      <style:header-left>
        <text:p text:style-name="_5f_Header_20_M_20_page_20_impaire_20__28_D_29_"><draw:line text:anchor-type="paragraph" draw:z-index="215" draw:name="Shape3_18" draw:style-name="Mgr9" draw:text-style-name="MP14" svg:x1="12.104cm" svg:y1="0.392cm" svg:x2="20.497cm" svg:y2="0.36cm"><text:p/></draw:line><text:span text:style-name="MT57">Périmètre</text:span> : <text:span text:style-name="MT119">Coder et calculer</text:span></text:p>
      </style:header-left>
      <style:footer>
        <text:p text:style-name="MP2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12" draw:name="Shape4_103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5">Périmètre : </text:span><text:span text:style-name="MT120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3" draw:style-name="Mdp1">
      <style:header>
        <text:p text:style-name="_5f_Header_20_N_20_page_20_impaire_20__28_D_29_"><text:s/><text:span text:style-name="MT35">Conversions d’unités : longueurs</text:span></text:p>
      </style:header>
      <style:header-left>
        <text:p text:style-name="_5f_Header_20_N_20_page_20_impaire_20__28_D_29_"><text:s/><text:span text:style-name="MT35">Conversions d’unités : longueurs</text:span></text:p>
      </style:header-left>
      <style:footer>
        <text:p text:style-name="MP1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longueurs</text:span><text:span text:style-name="MT28"> </text:span></text:p></draw:text-box></draw:frame><draw:g text:anchor-type="paragraph" draw:z-index="175" draw:name="Shape4_84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70" draw:name="Shape4_124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171" draw:name="Shape4_125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2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Conversions d’unités : longueurs</text:p></draw:text-box></draw:frame><draw:g text:anchor-type="paragraph" draw:z-index="176" draw:name="Shape4_127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73" draw:name="Shape4_133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Conversions d’unités : longueurs</text:p></draw:text-box></draw:frame><draw:g text:anchor-type="paragraph" draw:z-index="174" draw:name="Shape4_177" draw:style-name="Mgr1"><draw:path draw:style-name="Mgr7" draw:text-style-name="MP26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78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7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8" draw:name="Shape4_145" draw:style-name="Mgr1"><draw:path draw:style-name="Mgr7" draw:text-style-name="MP26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121">Volume</text:span><text:span text:style-name="MT28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76" draw:name="Shape4_162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73" draw:name="Shape4_163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74" draw:name="Shape4_164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2" draw:style-name="Mdp1">
      <style:header>
        <text:p text:style-name="MP80"><text:span text:style-name="MT25"><text:s text:c="15"/>A</text:span>ires : Aire par comptage</text:p>
      </style:header>
      <style:footer>
        <text:p text:style-name="MP2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78" draw:name="Shape4_165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122">Aires</text:span><text:span text:style-name="MT55"> <text:s/>: </text:span><text:span text:style-name="MT122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1" draw:style-name="Mdp1">
      <style:header>
        <text:p text:style-name="MP81"><text:span text:style-name="MT88">Géométrie plane</text:span> : <text:span text:style-name="MT123">D</text:span><text:span text:style-name="MT88">roites, </text:span><text:span text:style-name="MT124">demi-droites </text:span><text:span text:style-name="MT125">&amp; </text:span><text:span text:style-name="MT124">segments</text:span></text:p>
      </style:header>
      <style:footer>
        <text:p text:style-name="MP1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80" draw:name="Shape4_19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<text:span text:style-name="MT126">Géométrie plane : </text:span><text:span text:style-name="MT92">droites, </text:span><text:span text:style-name="MT127">DEMI-droites et segments</text:span></text:p></draw:text-box></draw:frame></text:p>
      </style:footer>
      <style:footer-left>
        <text:p text:style-name="MP1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77" draw:name="Shape4_19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2">Géométrie plane : droites, </text:span><text:span text:style-name="MT127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0" draw:style-name="Mdp1">
      <style:header>
        <text:p text:style-name="MP6"><text:span text:style-name="MT1">S</text:span><text:span text:style-name="MT2">olides</text:span> : <text:span text:style-name="MT1">Vocabulaire, nature</text:span></text:p>
      </style:header>
      <style:footer>
        <text:p text:style-name="MP1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82" draw:name="Shape4_19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79" draw:name="Shape4_19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1" draw:style-name="Mdp1">
      <style:header>
        <text:p text:style-name="_5f_Header_20_M_20_page_20_impaire_20__28_D_29_"><text:span text:style-name="MT128">Volumes : </text:span><text:span text:style-name="MT129">Calculs et conversions</text:span></text:p>
      </style:header>
      <style:header-left>
        <text:p text:style-name="_5f_Header_20_M_20_page_20_paire_20__28_G_29_"><text:span text:style-name="MT128">Volumes : </text:span><text:span text:style-name="MT129">Calculs et conversions</text:span></text:p>
      </style:header-left>
      <style:footer>
        <text:list xml:id="list1776455598" text:style-name="_5f_Numérotation_20_des_20_exercices">
          <text:list-item>
            <text:list>
              <text:list-item>
                <text:p text:style-name="MP83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4"><text:s/><text:span text:style-name="MT130">Volumes : </text:span><text:span text:style-name="MT131">Calculs et conversions</text:span> </text:p></draw:text-box></draw:frame><draw:g text:anchor-type="paragraph" draw:z-index="86" draw:name="Shape4_174" draw:style-name="Mgr1"><draw:path draw:style-name="Mgr6" draw:text-style-name="MP23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54822375284420" text:continue-numbering="true" text:style-name="_5f_Numérotation_20_des_20_exercices">
          <text:list-item>
            <text:list>
              <text:list-item>
                <text:p text:style-name="MP83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4"><text:s/><text:span text:style-name="MT130">Volumes : </text:span><text:span text:style-name="MT131">Calculs et conversions</text:span> </text:p></draw:text-box></draw:frame><draw:g text:anchor-type="paragraph" draw:z-index="81" draw:name="Shape4_175" draw:style-name="Mgr1"><draw:path draw:style-name="Mgr6" draw:text-style-name="MP23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0" draw:style-name="Mdp1">
      <style:header>
        <text:p text:style-name="MP85"><draw:path text:anchor-type="paragraph" draw:z-index="88" draw:name="Shape5_3" draw:style-name="Mgr14" draw:text-style-name="MP86" svg:width="4.329cm" svg:height="2.24cm" svg:x="-1.499cm" svg:y="-1cm" svg:viewBox="0 0 4330 2241" svg:d="M0 2241l3984-288c209-15 363-168 345-342l-170-1611h-4159z"><text:p/></draw:path><draw:frame text:anchor-type="paragraph" draw:z-index="89" draw:name="Shape6_3" draw:style-name="Mgr4" draw:text-style-name="MP15" svg:width="2.703cm" svg:height="0.715cm" draw:transform="rotate (0.0872664625997165) translate (-0.172861111111111cm 0.218722222222222cm)"><draw:text-box><text:p text:style-name="MP14"><text:span text:style-name="MT19">Série 1</text:span></text:p></draw:text-box></draw:frame><draw:line text:anchor-type="paragraph" draw:z-index="90" draw:name="Shape7_6" draw:style-name="Mgr9" draw:text-style-name="MP14" svg:x1="9.042cm" svg:y1="0.36cm" svg:x2="20.461cm" svg:y2="0.36cm"><text:p/></draw:line>T<text:span text:style-name="MT132">itre de la série</text:span></text:p>
      </style:header>
      <style:header-left>
        <text:p text:style-name="MP85"><draw:path text:anchor-type="paragraph" draw:z-index="83" draw:name="Shape5_4" draw:style-name="Mgr14" draw:text-style-name="MP86" svg:width="4.329cm" svg:height="2.24cm" svg:x="-1.499cm" svg:y="-1cm" svg:viewBox="0 0 4330 2241" svg:d="M0 2241l3984-288c209-15 363-168 345-342l-170-1611h-4159z"><text:p/></draw:path><draw:frame text:anchor-type="paragraph" draw:z-index="84" draw:name="Shape6_4" draw:style-name="Mgr4" draw:text-style-name="MP15" svg:width="2.703cm" svg:height="0.715cm" draw:transform="rotate (0.0872664625997165) translate (-0.172861111111111cm 0.218722222222222cm)"><draw:text-box><text:p text:style-name="MP14"><text:span text:style-name="MT19">Série 1</text:span></text:p></draw:text-box></draw:frame><draw:line text:anchor-type="paragraph" draw:z-index="85" draw:name="Shape7_3" draw:style-name="Mgr9" draw:text-style-name="MP14" svg:x1="9.042cm" svg:y1="0.36cm" svg:x2="20.461cm" svg:y2="0.36cm"><text:p/></draw:line>T<text:span text:style-name="MT132">itre de la série</text:span></text:p>
      </style:header-left>
      <style:footer>
        <text:p text:style-name="MP1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87" draw:name="Shape8_4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133">Angles</text:span> • <text:span text:style-name="MT133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2" draw:style-name="Mdp1">
      <style:header>
        <text:p text:style-name="MP87"><text:span text:style-name="MT25"><text:s text:c="15"/>A</text:span>ires : Aires de disques</text:p>
      </style:header>
      <style:footer>
        <text:p text:style-name="MP2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93" draw:name="Shape4_173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96" draw:name="Shape4_170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91" draw:name="Shape4_171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92" draw:name="Shape4_172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97" draw:name="Shape4_16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94" draw:name="Shape4_167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95" draw:name="Shape4_168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2" draw:style-name="Mdp1">
      <style:header>
        <text:p text:style-name="MP89"><text:span text:style-name="MT57"><text:s text:c="15"/>A</text:span><text:span text:style-name="MT134">ires : Problèmes d’aires</text:span></text:p>
      </style:header>
      <style:footer>
        <text:p text:style-name="MP2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100" draw:name="Shape4_169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0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101" draw:name="Shape4_181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98" draw:name="Shape4_182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99" draw:name="Shape4_183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2" draw:style-name="Mdp1">
      <style:header>
        <text:p text:style-name="MP91"><text:span text:style-name="MT25"><text:s text:c="15"/>A</text:span>ires : Aires de triangles</text:p>
      </style:header>
      <style:footer>
        <text:p text:style-name="MP2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05" draw:name="Shape4_178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0" draw:style-name="Mdp1">
      <style:header>
        <text:p text:style-name="MP85"><draw:line text:anchor-type="paragraph" draw:z-index="107" draw:name="Shape7_8" draw:style-name="Mgr9" draw:text-style-name="MP14" svg:x1="9.042cm" svg:y1="0.36cm" svg:x2="20.461cm" svg:y2="0.36cm"><text:p/></draw:line><draw:path text:anchor-type="paragraph" draw:z-index="108" draw:name="Shape5_1" draw:style-name="Mgr14" draw:text-style-name="MP86" svg:width="4.329cm" svg:height="2.24cm" svg:x="-1.499cm" svg:y="-1cm" svg:viewBox="0 0 4330 2241" svg:d="M0 2241l3984-288c209-15 363-168 345-342l-170-1611h-4159z"><text:p/></draw:path><draw:frame text:anchor-type="paragraph" draw:z-index="109" draw:name="Shape6_2" draw:style-name="Mgr4" draw:text-style-name="MP15" svg:width="2.703cm" svg:height="0.715cm" draw:transform="rotate (0.0872664625997165) translate (-0.172861111111111cm 0.218722222222222cm)"><draw:text-box><text:p text:style-name="MP14"><text:span text:style-name="MT19">Série 1</text:span></text:p></draw:text-box></draw:frame>T<text:span text:style-name="MT132">itre de la série</text:span></text:p>
      </style:header>
      <style:header-left>
        <text:p text:style-name="MP85"><draw:line text:anchor-type="paragraph" draw:z-index="102" draw:name="Shape7_9" draw:style-name="Mgr9" draw:text-style-name="MP14" svg:x1="9.042cm" svg:y1="0.36cm" svg:x2="20.461cm" svg:y2="0.36cm"><text:p/></draw:line><draw:path text:anchor-type="paragraph" draw:z-index="103" draw:name="Shape5_2" draw:style-name="Mgr14" draw:text-style-name="MP86" svg:width="4.329cm" svg:height="2.24cm" svg:x="-1.499cm" svg:y="-1cm" svg:viewBox="0 0 4330 2241" svg:d="M0 2241l3984-288c209-15 363-168 345-342l-170-1611h-4159z"><text:p/></draw:path><draw:frame text:anchor-type="paragraph" draw:z-index="104" draw:name="Shape6_5" draw:style-name="Mgr4" draw:text-style-name="MP15" svg:width="2.703cm" svg:height="0.715cm" draw:transform="rotate (0.0872664625997165) translate (-0.172861111111111cm 0.218722222222222cm)"><draw:text-box><text:p text:style-name="MP14"><text:span text:style-name="MT19">Série 1</text:span></text:p></draw:text-box></draw:frame>T<text:span text:style-name="MT132">itre de la série</text:span></text:p>
      </style:header-left>
      <style:footer>
        <text:p text:style-name="MP1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06" draw:name="Shape8_5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133">Angles</text:span> • <text:span text:style-name="MT133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1" draw:style-name="Mdp1">
      <style:header>
        <text:p text:style-name="MP93">Volumes : Volumes par comptage</text:p>
      </style:header>
      <style:footer>
        <text:p text:style-name="MP1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11" draw:name="Shape4_179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/><text:span text:style-name="MT130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3" draw:style-name="Mdp1">
      <style:header>
        <text:p text:style-name="MP94"><draw:line text:anchor-type="paragraph" draw:z-index="345" draw:name="Shape3_33" draw:style-name="Mgr3" draw:text-style-name="MP14" svg:x1="15.12cm" svg:y1="0.36cm" svg:x2="20.496cm" svg:y2="0.36cm"><text:p/></draw:line><text:s/><text:span text:style-name="MT135">Angles</text:span> : <text:span text:style-name="MT136">Comprendre la notion d’angle</text:span></text:p>
      </style:header>
      <style:footer>
        <text:p text:style-name="MP1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/text:p>
      </style:footer>
      <style:footer-left>
        <text:p text:style-name="MP1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137">Angles</text:span><text:span text:style-name="MT28"> : </text:span><text:span text:style-name="MT13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2" draw:style-name="Mdp1">
      <style:header>
        <text:p text:style-name="_5f_Header_20_G_20_page_20_impaire_20__28_D_29_"><draw:line text:anchor-type="paragraph" draw:z-index="9" draw:name="Shape3_7" draw:style-name="Mgr3" draw:text-style-name="MP14" svg:x1="15.12cm" svg:y1="0.36cm" svg:x2="20.496cm" svg:y2="0.36cm"><text:p/></draw:line><text:s/><text:span text:style-name="MT138">Angles : </text:span>Angles : <text:span text:style-name="MT136">Comprendre la notion d’angle</text:span></text:p>
      </style:header>
      <style:header-left>
        <text:p text:style-name="MP95"><draw:line text:anchor-type="paragraph" draw:z-index="10" draw:name="Shape3_29" draw:style-name="Mgr3" draw:text-style-name="MP14" svg:x1="15.12cm" svg:y1="0.36cm" svg:x2="20.496cm" svg:y2="0.36cm"><text:p/></draw:line>Angles : <text:span text:style-name="MT136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<text:span text:style-name="MT139">Angles : </text:span><text:span text:style-name="MT140">Mesurer un angle</text:span></text:p></draw:text-box></draw:frame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39">Angles : </text:span><text:span text:style-name="MT141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<text:span text:style-name="MT139">Angles : </text:span><text:span text:style-name="MT142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43" draw:name="Shape4_184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40" draw:name="Shape4_186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41" draw:name="Shape4_185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2" draw:style-name="Mdp1">
      <style:header>
        <text:p text:style-name="_5f_Header_20_G_20_page_20_impaire_20__28_D_29_"><draw:line text:anchor-type="paragraph" draw:z-index="344" draw:name="Shape3_35" draw:style-name="Mgr3" draw:text-style-name="MP14" svg:x1="11.344cm" svg:y1="0.358cm" svg:x2="20.497cm" svg:y2="0.36cm"><text:p/></draw:line><text:span text:style-name="MT143">Angles </text:span>: Nommer un angle</text:p>
      </style:header>
      <style:footer>
        <text:p text:style-name="MP22"><draw:frame draw:style-name="Mfr1" draw:name="Frame71111112111" text:anchor-type="paragraph" svg:y="-0.06cm" draw:z-index="0"><draw:text-box fo:min-height="0.499cm" fo:min-width="7.096cm"><draw:frame draw:style-name="Mfr2" draw:name="Frame8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_5f_Header_20_G_20_page_20_paire_20__28_G_29_"><draw:line text:anchor-type="paragraph" draw:z-index="342" draw:name="Shape3_30" draw:style-name="Mgr3" draw:text-style-name="MP14" svg:x1="11.435cm" svg:y1="0.388cm" svg:x2="20.496cm" svg:y2="0.36cm"><text:p/></draw:line><text:span text:style-name="MT144">Angles</text:span> : <text:span text:style-name="MT144">Mesurer un angle</text:span></text:p>
      </style:header-left>
      <style:footer>
        <text:p text:style-name="MP1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38" draw:name="Shape4_17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145">Angles </text:span><text:span text:style-name="MT28">: </text:span><text:span text:style-name="MT145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2" draw:style-name="Mdp1">
      <style:header>
        <text:p text:style-name="_5f_Header_20_G_20_page_20_paire_20__28_G_29_"><draw:line text:anchor-type="paragraph" draw:z-index="337" draw:name="Shape3_31" draw:style-name="Mgr3" draw:text-style-name="MP14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9" draw:name="Shape3_32" draw:style-name="Mgr3" draw:text-style-name="MP14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<text:span text:style-name="MT139">Angles : </text:span><text:span text:style-name="MT140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<text:span text:style-name="MT139">Angles : </text:span><text:span text:style-name="MT146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<text:span text:style-name="MT139">Angles : </text:span><text:span text:style-name="MT140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36" draw:name="Shape4_180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32" draw:name="Shape4_188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333" draw:name="Shape4_187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2" draw:style-name="Mdp1">
      <style:header>
        <text:p text:style-name="_5f_Header_20_G_20_page_20_impaire_20__28_D_29_"><draw:line text:anchor-type="paragraph" draw:z-index="334" draw:name="Shape3_34" draw:style-name="Mgr3" draw:text-style-name="MP14" svg:x1="15.448cm" svg:y1="0.365cm" svg:x2="20.496cm" svg:y2="0.36cm"><text:p/></draw:line><text:span text:style-name="MT147">Angles</text:span><text:span text:style-name="MT148"> : </text:span><text:span text:style-name="MT149">Calculer des mesures d’angle</text:span></text:p>
      </style:header>
      <style:header-left>
        <text:p text:style-name="_5f_Header_20_G_20_page_20_paire_20__28_G_29_"><draw:line text:anchor-type="paragraph" draw:z-index="335" draw:name="Shape3_36" draw:style-name="Mgr3" draw:text-style-name="MP14" svg:x1="15.448cm" svg:y1="0.365cm" svg:x2="20.496cm" svg:y2="0.36cm"><text:p/></draw:line><text:span text:style-name="MT147">Angles : </text:span><text:span text:style-name="MT149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<text:span text:style-name="MT139">Angles : </text:span><text:span text:style-name="MT140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<text:span text:style-name="MT139">Angles : </text:span><text:span text:style-name="MT150">Calculer des </text:span><text:span text:style-name="MT146">Mesure</text:span><text:span text:style-name="MT150">s</text:span><text:span text:style-name="MT146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<text:span text:style-name="MT139">Angles : </text:span><text:span text:style-name="MT151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3" draw:style-name="Mdp1">
      <style:header>
        <text:p text:style-name="_5f_Header_20_G_20_page_20_impaire_20__28_D_29_"><text:span text:style-name="MT69">R</text:span>epères du plan : Se repérer</text:p>
      </style:header>
      <style:header-left>
        <text:p text:style-name="_5f_Header_20_G_20_page_20_paire_20__28_G_29_"><text:span text:style-name="MT69">R</text:span>epères du plan : Se repérer</text:p>
      </style:header-left>
      <style:footer>
        <text:p text:style-name="MP1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Repères du plan : Se repérer</text:p></draw:text-box></draw:frame><draw:g text:anchor-type="paragraph" draw:z-index="113" draw:name="Shape4_11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Repères du plan : se repérer</text:p></draw:text-box></draw:frame><draw:g text:anchor-type="paragraph" draw:z-index="110" draw:name="Shape4_18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2" draw:style-name="Mdp1">
      <style:header>
        <text:p text:style-name="MP45"><text:span text:style-name="MT75">Repères du plan : Se repérer</text:span> </text:p>
      </style:header>
      <style:footer>
        <text:p text:style-name="MP2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15" draw:name="Shape4_19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69">R</text:span>epères du plan : se repérer</text:p></draw:text-box></draw:frame></text:p>
      </style:footer>
      <style:footer-left>
        <text:p text:style-name="MP1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12" draw:name="Shape4_19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69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3" draw:style-name="Mdp1">
      <style:header>
        <text:p text:style-name="_5f_Header_20_G_20_page_20_impaire_20__28_D_29_"><text:span text:style-name="MT152">R</text:span><text:span text:style-name="MT153">epères du plan : Se </text:span><text:span text:style-name="MT154">déplacer</text:span></text:p>
      </style:header>
      <style:footer>
        <text:p text:style-name="MP1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8">Repères du plan : Se </text:span><text:span text:style-name="MT155">déplacer</text:span></text:p></draw:text-box></draw:frame><draw:g text:anchor-type="paragraph" draw:z-index="117" draw:name="Shape4_192" draw:style-name="Mgr1"><draw:path draw:style-name="Mgr2" draw:text-style-name="MP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1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28">Repères du plan : se </text:span><text:span text:style-name="MT155">déplacer</text:span></text:p></draw:text-box></draw:frame><draw:g text:anchor-type="paragraph" draw:z-index="114" draw:name="Shape4_19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2" draw:style-name="Mdp1">
      <style:header>
        <text:p text:style-name="MP45"><text:span text:style-name="MT75">Repères du plan : Se repérer</text:span> </text:p>
      </style:header>
      <style:footer>
        <text:p text:style-name="MP2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19" draw:name="Shape4_1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69">R</text:span>epères du plan : se repérer</text:p></draw:text-box></draw:frame></text:p>
      </style:footer>
      <style:footer-left>
        <text:p text:style-name="MP1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16" draw:name="Shape4_1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69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0" draw:style-name="Mdp1">
      <style:header>
        <text:p text:style-name="MP6"><text:span text:style-name="MT1">S</text:span><text:span text:style-name="MT2">olides</text:span> : <text:span text:style-name="MT1">Vocabulaire, nature</text:span></text:p>
      </style:header>
      <style:footer>
        <text:p text:style-name="MP1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121" draw:name="Shape4_20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118" draw:name="Shape4_201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1" draw:style-name="Mdp1">
      <style:header>
        <text:p text:style-name="_5f_Header_20_G_20_page_20_paire_20__28_G_29_"><text:span text:style-name="MT88">Géométrie plane</text:span> : <text:span text:style-name="MT88">Points, droites </text:span><text:span text:style-name="MT156">et cercles</text:span></text:p>
      </style:header>
      <style:footer>
        <text:p text:style-name="MP1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23" draw:name="Shape4_20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Géométrie plane : points, droites <text:span text:style-name="MT157">et cercles</text:span></text:p></draw:text-box></draw:frame></text:p>
      </style:footer>
      <style:footer-left>
        <text:p text:style-name="MP1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20" draw:name="Shape4_2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Géométrie plane : points, droites <text:span text:style-name="MT157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0" draw:style-name="Mdp1">
      <style:header>
        <text:p text:style-name="MP6"><text:span text:style-name="MT1">S</text:span><text:span text:style-name="MT2">olides</text:span> : <text:span text:style-name="MT1">Vocabulaire, nature</text:span></text:p>
      </style:header>
      <style:footer>
        <text:p text:style-name="MP1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125" draw:name="Shape4_1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122" draw:name="Shape4_1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1" draw:style-name="Mdp1">
      <style:header>
        <text:p text:style-name="_5f_Header_20_G_20_page_20_impaire_20__28_D_29_"><text:span text:style-name="MT88">Géométrie plane</text:span> : <text:span text:style-name="MT158">Milieu, alignement, </text:span><text:span text:style-name="MT159">appartenance</text:span></text:p>
      </style:header>
      <style:footer>
        <text:p text:style-name="MP2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27" draw:name="Shape4_1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<text:span text:style-name="MT126">Géométrie plane : </text:span><text:span text:style-name="MT160">milieu, Alignement, </text:span><text:span text:style-name="MT161">APPARTENANCE</text:span></text:p></draw:text-box></draw:frame></text:p>
      </style:footer>
      <style:footer-left>
        <text:p text:style-name="MP1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24" draw:name="Shape4_15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2">Géométrie plane : </text:span><text:span text:style-name="MT160">milieu, alignement, </text:span><text:span text:style-name="MT161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3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1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129" draw:name="Shape4_20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126" draw:name="Shape4_1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2" draw:style-name="Mdp1">
      <style:header>
        <text:p text:style-name="_5f_Header_20_G_20_page_20_impaire_20__28_D_29_"><text:span text:style-name="MT88">Géométrie plane</text:span> : <text:span text:style-name="MT89">P</text:span><text:span text:style-name="MT90">arallèles, perpendiculaires,<text:line-break/> </text:span><text:span text:style-name="MT91">distances</text:span></text:p>
      </style:header>
      <style:footer>
        <text:p text:style-name="MP22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2"><draw:g text:anchor-type="paragraph" draw:z-index="131" draw:name="Shape4_20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6">Géométrie plane : </text:span><text:span text:style-name="MT93">Parallèles, perpendiculaires, </text:span><text:span text:style-name="MT94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92">Géométrie plane : </text:span><text:span text:style-name="MT93">parallèles, perpendiculaires, </text:span><text:span text:style-name="MT94">distances</text:span></text:p></draw:text-box></draw:frame><draw:g text:anchor-type="paragraph" draw:z-index="128" draw:name="Shape4_206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3" draw:style-name="Mdp1">
      <style:header>
        <text:p text:style-name="MP103"><text:span text:style-name="MT163">Géométrie plane</text:span><text:span text:style-name="MT164"> : </text:span><text:span text:style-name="MT165">Vocabulaire</text:span></text:p>
      </style:header>
      <style:header-left>
        <text:p text:style-name="MP103"><text:span text:style-name="MT163">Géométrie plane</text:span><text:span text:style-name="MT164"> : </text:span><text:span text:style-name="MT165">Vocabulaire</text:span></text:p>
      </style:header-left>
      <style:footer>
        <text:p text:style-name="MP1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92">Géométrie plane : </text:span><text:span text:style-name="MT166">vocabulaire</text:span></text:p></draw:text-box></draw:frame><draw:g text:anchor-type="paragraph" draw:z-index="133" draw:name="Shape4_20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92">Géométrie plane : </text:span><text:span text:style-name="MT166">vocabulaire</text:span></text:p></draw:text-box></draw:frame><draw:g text:anchor-type="paragraph" draw:z-index="130" draw:name="Shape4_21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2" draw:style-name="Mdp1">
      <style:header>
        <text:p text:style-name="_5f_Header_20_G_20_page_20_impaire_20__28_D_29_"><text:span text:style-name="MT88">Géométrie plane, </text:span><text:span text:style-name="MT167">partie 1</text:span> : <text:span text:style-name="MT168">coder</text:span></text:p>
      </style:header>
      <style:footer>
        <text:p text:style-name="MP2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2"><text:span text:style-name="MT126">Géométrie plane, </text:span><text:span text:style-name="MT169">partie 1</text:span><text:span text:style-name="MT126"> : </text:span><text:span text:style-name="MT170">coder</text:span></text:p></draw:text-box></draw:frame><draw:g text:anchor-type="paragraph" draw:z-index="135" draw:name="Shape4_211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92">Géométrie plane, </text:span><text:span text:style-name="MT169">partie 1</text:span><text:span text:style-name="MT92"> : </text:span><text:span text:style-name="MT170">coder</text:span></text:p></draw:text-box></draw:frame><draw:g text:anchor-type="paragraph" draw:z-index="132" draw:name="Shape4_212" draw:style-name="Mgr1"><draw:path draw:style-name="Mgr2" draw:text-style-name="MP4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3" draw:style-name="Mdp1">
      <style:header>
        <text:p text:style-name="MP103"><text:span text:style-name="MT163">Géométrie plane</text:span><text:span text:style-name="MT164"> : </text:span><text:span text:style-name="MT165">Vocabulaire</text:span></text:p>
      </style:header>
      <style:footer>
        <text:p text:style-name="MP1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92">Géométrie plane : </text:span><text:span text:style-name="MT166">vocabulaire</text:span></text:p></draw:text-box></draw:frame><draw:g text:anchor-type="paragraph" draw:z-index="137" draw:name="Shape4_21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92">Géométrie plane : </text:span><text:span text:style-name="MT166">vocabulaire</text:span></text:p></draw:text-box></draw:frame><draw:g text:anchor-type="paragraph" draw:z-index="134" draw:name="Shape4_21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2" draw:style-name="Mdp1">
      <style:header>
        <text:p text:style-name="_5f_Header_20_G_20_page_20_impaire_20__28_D_29_"><text:span text:style-name="MT88">Géométrie plane, </text:span><text:span text:style-name="MT167">partie 1</text:span> : <text:span text:style-name="MT171">Assembler et décomposer</text:span></text:p>
      </style:header>
      <style:footer>
        <text:p text:style-name="MP2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2"><text:span text:style-name="MT126">Géométrie plane, </text:span><text:span text:style-name="MT169">partie 1</text:span><text:span text:style-name="MT126"> : </text:span><text:span text:style-name="MT172">assembler et décomposer</text:span></text:p></draw:text-box></draw:frame><draw:g text:anchor-type="paragraph" draw:z-index="138" draw:name="Shape4_216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36" draw:name="Shape4_21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2">Géométrie plane, </text:span><text:span text:style-name="MT169">partie 1</text:span><text:span text:style-name="MT92"> : </text:span><text:span text:style-name="MT172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2" draw:style-name="Mdp1">
      <style:header>
        <text:p text:style-name="MP104"><draw:line text:anchor-type="paragraph" draw:z-index="268" draw:name="Shape3_39" draw:style-name="Mgr11" draw:text-style-name="MP14" svg:x1="10.308cm" svg:y1="0.388cm" svg:x2="20.496cm" svg:y2="0.36cm"><text:p/></draw:line><draw:path text:anchor-type="paragraph" draw:z-index="269" draw:name="Shape1_12" draw:style-name="Mgr10" draw:text-style-name="MP56" svg:width="4.329cm" svg:height="2.238cm" svg:x="-1.5cm" svg:y="-1.001cm" svg:viewBox="0 0 4330 2239" svg:d="M0 2239l3984-288c209-15 363-167 345-342l-170-1609h-4159z"><text:p/></draw:path><text:span text:style-name="MT100">Fractions</text:span><text:span text:style-name="MT101"> : </text:span><text:span text:style-name="MT102">Problèmes</text:span><text:span text:style-name="MT101"> </text:span></text:p>
      </style:header>
      <style:footer>
        <text:p text:style-name="MP2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62" draw:name="Shape4_258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103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37" draw:name="Shape4_85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34" draw:name="Shape4_260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87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3" draw:style-name="Mdp1">
      <style:header>
        <text:p text:style-name="MP105"><text:span text:style-name="MT173">Géométrie plane</text:span><text:span text:style-name="MT1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41" draw:name="Shape4_24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42" draw:name="Shape4_248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91"> : </text:span><text:span text:style-name="MT177">Reconnaissance et axes</text:span></text:p>
      </style:header>
      <style:footer>
        <text:p text:style-name="MP22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39" draw:name="Shape4_24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9">S</text:span>ymétrie axiale : reconnaissance et axes</text:h></draw:text-box></draw:frame></text:p>
      </style:footer>
      <style:footer-left>
        <text:p text:style-name="MP1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40" draw:name="Shape4_246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3" draw:style-name="Mdp1">
      <style:header>
        <text:p text:style-name="MP105"><text:span text:style-name="MT173">Géométrie plane</text:span><text:span text:style-name="MT1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91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37" draw:name="Shape4_24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38" draw:name="Shape4_24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91"> : </text:span><text:span text:style-name="MT176">Médiatrice d’un segment</text:span></text:p>
      </style:header>
      <style:footer>
        <text:p text:style-name="MP22"><draw:frame draw:style-name="Mfr1" draw:name="Frame913" text:anchor-type="paragraph" svg:y="-0.06cm" draw:z-index="0"><draw:text-box fo:min-height="0.499cm" fo:min-width="7.096cm"><draw:frame draw:style-name="Mfr2" draw:name="Frame10131" text:anchor-type="frame" svg:x="0.45cm" svg:y="0.079cm" svg:width="0.817cm" draw:z-index="0"><draw:text-box fo:min-height="0.355cm"><text:p text:style-name="MP2"><draw:g text:anchor-type="paragraph" draw:z-index="35" draw:name="Shape4_24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6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1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36" draw:name="Shape4_24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26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3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1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33" draw:name="Shape4_22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7">Symétrie axiale : constructions</text:p></draw:text-box></draw:frame><draw:g text:anchor-type="paragraph" draw:z-index="34" draw:name="Shape4_24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2" draw:style-name="Mdp1">
      <style:header>
        <text:p text:style-name="_5f_Header_20_G_20_page_20_impaire_20__28_D_29_"><text:span text:style-name="MT69">S</text:span><text:span text:style-name="MT91">ymétrie axiale : Constructions</text:span></text:p>
      </style:header>
      <style:footer>
        <text:p text:style-name="MP2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31" draw:name="Shape4_23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69">S</text:span>ymétrie axiale : Constructions</text:h></draw:text-box></draw:frame></text:p>
      </style:footer>
      <style:footer-left>
        <text:p text:style-name="MP1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32" draw:name="Shape4_23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3" draw:style-name="Mdp1">
      <style:header>
        <text:p text:style-name="MP105"><text:span text:style-name="MT173">Géométrie plane</text:span><text:span text:style-name="MT1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"> : </text:span><text:span text:style-name="MT174">Parallèles, perpendiculaires,<text:line-break/> </text:span><text:span text:style-name="MT175">distances</text:span></text:p>
      </style:header-left>
      <style:footer>
        <text:p text:style-name="MP1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29" draw:name="Shape4_23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30" draw:name="Shape4_23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2" draw:style-name="Mdp1">
      <style:header>
        <text:p text:style-name="_5f_Header_20_G_20_page_20_impaire_20__28_D_29_"><text:span text:style-name="MT180">Symétrie axiale</text:span><text:span text:style-name="MT91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91"> : </text:span><text:span text:style-name="MT181">Axes de symétrie de figures</text:span></text:p>
      </style:header-left>
      <style:footer>
        <text:p text:style-name="MP2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27" draw:name="Shape4_23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69">S</text:span>ymétrie axiale : axes de symétrie de figures</text:p></draw:text-box></draw:frame></text:p>
      </style:footer>
      <style:footer-left>
        <text:p text:style-name="MP1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28" draw:name="Shape4_23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3" draw:style-name="Mdp1">
      <style:header>
        <text:p text:style-name="MP105"><text:span text:style-name="MT173">Géométrie plane</text:span><text:span text:style-name="MT1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25" draw:name="Shape4_23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26" draw:name="Shape4_23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2" draw:style-name="Mdp1">
      <style:header>
        <text:p text:style-name="_5f_Header_20_G_20_page_20_impaire_20__28_D_29_"><text:span text:style-name="MT69">S</text:span>ymétrie : Propriétés</text:p>
      </style:header>
      <style:footer>
        <text:p text:style-name="MP2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23" draw:name="Shape4_23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9">S</text:span>ymétrie axiale : propriétés</text:p></draw:text-box></draw:frame></text:p>
      </style:footer>
      <style:footer-left>
        <text:p text:style-name="MP1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24" draw:name="Shape4_23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3" draw:style-name="Mdp1">
      <style:header>
        <text:p text:style-name="MP105"><text:span text:style-name="MT173">Géométrie plane</text:span><text:span text:style-name="MT1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21" draw:name="Shape4_22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31" text:anchor-type="paragraph" svg:y="-0.06cm" draw:z-index="0"><draw:text-box fo:min-height="0.499cm" fo:min-width="3cm"><draw:frame draw:style-name="Mfr2" draw:name="Frame8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22" draw:name="Shape4_22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2" draw:style-name="Mdp1">
      <style:header>
        <text:p text:style-name="MP112"><text:span text:style-name="MT69">S</text:span>ymétrie axiale : pour aller plus loin</text:p>
      </style:header>
      <style:footer>
        <text:p text:style-name="MP2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17" draw:name="Shape4_4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9">S</text:span>ymétrie axiale : pour aller plus loin</text:p></draw:text-box></draw:frame></text:p>
      </style:footer>
      <style:footer-left>
        <text:p text:style-name="MP1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20" draw:name="Shape4_22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2" draw:style-name="Mdp1">
      <style:header>
        <text:p text:style-name="_5f_Header_20_P_20_page_20_paire_20__28_G_29_"><draw:line text:anchor-type="char" draw:z-index="11" draw:name="Shape3_1" draw:style-name="Mgr15" draw:text-style-name="MP14" svg:x1="10.893cm" svg:y1="0.403cm" svg:x2="20.503cm" svg:y2="0.327cm"><text:p/></draw:line><draw:path text:anchor-type="char" draw:z-index="12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5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14" draw:name="Shape3_38" draw:style-name="Mgr15" draw:text-style-name="MP14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13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8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Résoudre des problèmes</text:p></draw:text-box></draw:frame><draw:g text:anchor-type="paragraph" draw:z-index="16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7-14T15:48:19.407000000</dc:date>
    <meta:editing-duration>P1DT4H53M17S</meta:editing-duration>
    <meta:editing-cycles>95</meta:editing-cycles>
    <meta:generator>LibreOffice/7.1.1.2$Windows_X86_64 LibreOffice_project/fe0b08f4af1bacafe4c7ecc87ce55bb426164676</meta:generator>
    <meta:document-statistic meta:table-count="0" meta:image-count="0" meta:object-count="0" meta:page-count="2" meta:paragraph-count="745" meta:word-count="2754" meta:character-count="18237" meta:non-whitespace-character-count="15847"/>
    <meta:template xlink:type="simple" xlink:actuate="onRequest" xlink:title="lycee_v3" xlink:href="../../fichiers%20définitifs/Modele_cahier.ott" meta:date="2021-07-09T13:45:32.011278978"/>
  </office:meta>
</office:document-meta>
</file>